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Times New Roman2" svg:font-family="'Times New Roman'" style:font-family-generic="roman"/>
    <style:font-face style:name="Times New Roman3" svg:font-family="'Times New Roman'" style:font-adornments="Regular" style:font-family-generic="roman"/>
    <style:font-face style:name="Ubuntu" svg:font-family="Ubuntu" style:font-family-generic="swiss"/>
    <style:font-face style:name="DejaVu Sans Mono" svg:font-family="'DejaVu Sans Mono'" style:font-family-generic="modern" style:font-pitch="fixed"/>
    <style:font-face style:name="Lohit Hindi2" svg:font-family="'Lohit Hindi'" style:font-family-generic="modern" style:font-pitch="fixed"/>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imes New Roman4" svg:font-family="'Times New Roman'" style:font-family-generic="swiss" style:font-pitch="variable"/>
    <style:font-face style:name="Ubuntu1" svg:font-family="Ubuntu"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ela3" style:family="table">
      <style:table-properties style:width="7.696cm" table:align="center"/>
    </style:style>
    <style:style style:name="Tabela3.A" style:family="table-column">
      <style:table-column-properties style:column-width="5.897cm"/>
    </style:style>
    <style:style style:name="Tabela3.B" style:family="table-column">
      <style:table-column-properties style:column-width="1.799cm"/>
    </style:style>
    <style:style style:name="Tabela3.A1" style:family="table-cell">
      <style:table-cell-properties fo:padding="0.097cm" fo:border-left="none" fo:border-right="none" fo:border-top="0.05pt solid #000000" fo:border-bottom="none"/>
    </style:style>
    <style:style style:name="Tabela3.A2" style:family="table-cell">
      <style:table-cell-properties fo:padding="0.097cm" fo:border="none"/>
    </style:style>
    <style:style style:name="Tabela3.A19" style:family="table-cell">
      <style:table-cell-properties fo:padding="0.097cm" fo:border-left="none" fo:border-right="none" fo:border-top="none" fo:border-bottom="0.05pt solid #000000"/>
    </style:style>
    <style:style style:name="Tabela2" style:family="table">
      <style:table-properties style:width="17.007cm" fo:margin-left="0cm" table:align="left"/>
    </style:style>
    <style:style style:name="Tabela2.A" style:family="table-column">
      <style:table-column-properties style:column-width="11.698cm"/>
    </style:style>
    <style:style style:name="Tabela2.B" style:family="table-column">
      <style:table-column-properties style:column-width="2.097cm"/>
    </style:style>
    <style:style style:name="Tabela2.C" style:family="table-column">
      <style:table-column-properties style:column-width="1.607cm"/>
    </style:style>
    <style:style style:name="Tabela2.D" style:family="table-column">
      <style:table-column-properties style:column-width="1.605cm"/>
    </style:style>
    <style:style style:name="Tabela2.A1" style:family="table-cell">
      <style:table-cell-properties fo:padding="0.097cm" fo:border-left="none" fo:border-right="none" fo:border-top="0.05pt solid #000000" fo:border-bottom="none"/>
    </style:style>
    <style:style style:name="Tabela2.A2" style:family="table-cell">
      <style:table-cell-properties fo:padding="0.097cm" fo:border-left="none" fo:border-right="none" fo:border-top="none" fo:border-bottom="0.05pt solid #000000"/>
    </style:style>
    <style:style style:name="Tabela2.A3" style:family="table-cell">
      <style:table-cell-properties fo:padding="0.097cm" fo:border="none"/>
    </style:style>
    <style:style style:name="Table1" style:family="table">
      <style:table-properties style:width="17.007cm" fo:margin-left="0cm" table:align="left"/>
    </style:style>
    <style:style style:name="Table1.A" style:family="table-column">
      <style:table-column-properties style:column-width="8.371cm"/>
    </style:style>
    <style:style style:name="Table1.B" style:family="table-column">
      <style:table-column-properties style:column-width="1.439cm"/>
    </style:style>
    <style:style style:name="Table1.A1" style:family="table-cell">
      <style:table-cell-properties fo:padding="0.097cm" fo:border-left="none" fo:border-right="none" fo:border-top="0.05pt solid #000000" fo:border-bottom="0.05pt solid #000000"/>
    </style:style>
    <style:style style:name="Table1.A2" style:family="table-cell">
      <style:table-cell-properties fo:padding="0cm" fo:border="none"/>
    </style:style>
    <style:style style:name="Table1.A3" style:family="table-cell">
      <style:table-cell-properties fo:padding="0.097cm" fo:border="none"/>
    </style:style>
    <style:style style:name="Table1.A5" style:family="table-cell">
      <style:table-cell-properties fo:padding="0.097cm" fo:border-left="none" fo:border-right="none" fo:border-top="none" fo:border-bottom="0.05pt solid #000000"/>
    </style:style>
    <style:style style:name="P1" style:family="paragraph" style:parent-style-name="Text_20_body">
      <style:text-properties fo:language="en" fo:country="US" officeooo:rsid="000b0dbc" officeooo:paragraph-rsid="000b0dbc"/>
    </style:style>
    <style:style style:name="P2" style:family="paragraph" style:parent-style-name="Text_20_body">
      <style:text-properties fo:language="en" fo:country="US" officeooo:paragraph-rsid="0045f804"/>
    </style:style>
    <style:style style:name="P3" style:family="paragraph" style:parent-style-name="Text_20_body">
      <style:text-properties fo:language="en" fo:country="US" officeooo:rsid="00440d27" officeooo:paragraph-rsid="004d72c5"/>
    </style:style>
    <style:style style:name="P4" style:family="paragraph" style:parent-style-name="Text_20_body">
      <style:text-properties officeooo:rsid="00503845" officeooo:paragraph-rsid="0050fc23"/>
    </style:style>
    <style:style style:name="P5" style:family="paragraph" style:parent-style-name="Text_20_body">
      <style:text-properties officeooo:paragraph-rsid="00538061"/>
    </style:style>
    <style:style style:name="P6" style:family="paragraph" style:parent-style-name="Text_20_body">
      <style:text-properties officeooo:paragraph-rsid="007f7b8a"/>
    </style:style>
    <style:style style:name="P7" style:family="paragraph" style:parent-style-name="Standard">
      <style:text-properties fo:language="en" fo:country="US" officeooo:rsid="00440d27" officeooo:paragraph-rsid="00440d27"/>
    </style:style>
    <style:style style:name="P8" style:family="paragraph" style:parent-style-name="Standard">
      <style:text-properties style:font-name="Times New Roman1" fo:language="en" fo:country="US" fo:font-style="normal" officeooo:rsid="002d98ff" officeooo:paragraph-rsid="002d98ff" style:font-style-asian="normal" style:font-style-complex="normal"/>
    </style:style>
    <style:style style:name="P9" style:family="paragraph" style:parent-style-name="Text_20_body">
      <style:paragraph-properties fo:break-before="page"/>
      <style:text-properties style:font-name="Times New Roman1" fo:language="en" fo:country="US" fo:font-style="normal" officeooo:rsid="002d98ff" officeooo:paragraph-rsid="002d98ff" style:font-style-asian="normal" style:font-style-complex="normal"/>
    </style:style>
    <style:style style:name="P10" style:family="paragraph" style:parent-style-name="Text_20_body">
      <style:paragraph-properties fo:break-before="page"/>
      <style:text-properties style:font-name="Times New Roman1" fo:language="en" fo:country="US" fo:font-style="normal" officeooo:rsid="006f94ca" officeooo:paragraph-rsid="006f94ca" style:font-style-asian="normal" style:font-style-complex="normal"/>
    </style:style>
    <style:style style:name="P11" style:family="paragraph" style:parent-style-name="Text_20_body">
      <style:paragraph-properties fo:line-height="150%" fo:break-before="page"/>
      <style:text-properties fo:language="en" fo:country="US" officeooo:rsid="00186ad4" officeooo:paragraph-rsid="0074a8e9"/>
    </style:style>
    <style:style style:name="P12" style:family="paragraph" style:parent-style-name="Preformatted_20_Text">
      <style:paragraph-properties fo:line-height="150%"/>
      <style:text-properties style:font-name="Times New Roman1" fo:language="en" fo:country="US" fo:font-style="normal" officeooo:rsid="001fbea5" officeooo:paragraph-rsid="001fbea5" style:font-style-asian="normal" style:font-style-complex="normal"/>
    </style:style>
    <style:style style:name="P13" style:family="paragraph" style:parent-style-name="Preformatted_20_Text">
      <style:paragraph-properties fo:line-height="150%"/>
      <style:text-properties style:font-name="Times New Roman1" fo:language="en" fo:country="US" fo:font-style="normal" officeooo:rsid="0014f355" officeooo:paragraph-rsid="00186ad4" style:font-style-asian="normal" style:font-style-complex="normal"/>
    </style:style>
    <style:style style:name="P14" style:family="paragraph" style:parent-style-name="Preformatted_20_Text">
      <style:paragraph-properties fo:line-height="150%"/>
      <style:text-properties style:font-name="Times New Roman1" fo:language="en" fo:country="US" fo:font-style="normal" officeooo:rsid="008a9fd7" officeooo:paragraph-rsid="008a9fd7" style:font-style-asian="normal" style:font-style-complex="normal"/>
    </style:style>
    <style:style style:name="P15" style:family="paragraph" style:parent-style-name="Preformatted_20_Text">
      <style:paragraph-properties fo:line-height="150%"/>
      <style:text-properties style:font-name="Times New Roman1" fo:font-size="10pt" fo:language="en" fo:country="US" fo:font-style="normal" officeooo:rsid="0072916f" officeooo:paragraph-rsid="00730d25" style:font-name-asian="DejaVu Sans Mono" style:font-size-asian="10pt" style:font-style-asian="normal" style:font-name-complex="Lohit Hindi2" style:font-size-complex="10pt" style:font-style-complex="normal"/>
    </style:style>
    <style:style style:name="P16" style:family="paragraph" style:parent-style-name="Preformatted_20_Text">
      <style:paragraph-properties fo:line-height="100%"/>
      <style:text-properties style:font-name="Times New Roman1" fo:font-size="9pt" fo:language="en" fo:country="US" fo:font-style="normal" officeooo:rsid="00186ad4" officeooo:paragraph-rsid="00730d25" style:font-size-asian="9pt" style:font-style-asian="normal" style:font-size-complex="9pt" style:font-style-complex="normal"/>
    </style:style>
    <style:style style:name="P17" style:family="paragraph" style:parent-style-name="Preformatted_20_Text">
      <style:paragraph-properties fo:line-height="100%"/>
      <style:text-properties style:font-name="Times New Roman1" fo:font-size="9pt" fo:language="en" fo:country="US" fo:font-style="normal" officeooo:rsid="005e8d02" officeooo:paragraph-rsid="00730d25" style:font-size-asian="9pt" style:font-style-asian="normal" style:font-size-complex="9pt" style:font-style-complex="normal"/>
    </style:style>
    <style:style style:name="P18" style:family="paragraph" style:parent-style-name="Table_20_Contents">
      <style:paragraph-properties fo:line-height="100%"/>
      <style:text-properties fo:font-size="10pt" fo:language="en" fo:country="US" officeooo:rsid="00148860" officeooo:paragraph-rsid="002d98ff" style:font-size-asian="10pt" style:font-size-complex="10pt"/>
    </style:style>
    <style:style style:name="P19" style:family="paragraph" style:parent-style-name="Table_20_Contents">
      <style:paragraph-properties fo:line-height="100%" fo:text-align="center" style:justify-single-word="false"/>
      <style:text-properties fo:font-size="10pt" fo:language="en" fo:country="US" officeooo:rsid="00148860" officeooo:paragraph-rsid="002d98ff" style:font-size-asian="10pt" style:font-size-complex="10pt"/>
    </style:style>
    <style:style style:name="P20" style:family="paragraph" style:parent-style-name="Table_20_Contents">
      <style:paragraph-properties fo:line-height="100%"/>
      <style:text-properties fo:font-size="10pt" fo:language="en" fo:country="US" officeooo:rsid="0045f804" officeooo:paragraph-rsid="0045f804" style:font-size-asian="10pt" style:font-size-complex="10pt"/>
    </style:style>
    <style:style style:name="P21" style:family="paragraph" style:parent-style-name="Table_20_Contents">
      <style:paragraph-properties fo:line-height="100%" fo:text-align="center" style:justify-single-word="false"/>
      <style:text-properties fo:font-size="10pt" fo:language="en" fo:country="US" officeooo:rsid="002d98ff" officeooo:paragraph-rsid="002d98ff" style:font-size-asian="10pt" style:font-size-complex="10pt"/>
    </style:style>
    <style:style style:name="P22" style:family="paragraph" style:parent-style-name="Table_20_Contents">
      <style:paragraph-properties fo:line-height="100%"/>
      <style:text-properties fo:font-size="10pt" fo:language="en" fo:country="US" officeooo:rsid="002d98ff" officeooo:paragraph-rsid="002d98ff" style:font-size-asian="10pt" style:font-size-complex="10pt"/>
    </style:style>
    <style:style style:name="P23" style:family="paragraph" style:parent-style-name="Table_20_Contents">
      <style:paragraph-properties fo:line-height="100%" fo:text-align="center" style:justify-single-word="false"/>
      <style:text-properties fo:font-size="10pt" fo:language="en" fo:country="US" officeooo:rsid="002c795e" officeooo:paragraph-rsid="002d98ff" style:font-size-asian="10pt" style:font-size-complex="10pt"/>
    </style:style>
    <style:style style:name="P24" style:family="paragraph" style:parent-style-name="Table_20_Contents">
      <style:paragraph-properties fo:line-height="100%"/>
      <style:text-properties fo:font-size="10pt" fo:language="en" fo:country="US" officeooo:rsid="002c795e" officeooo:paragraph-rsid="002d98ff" style:font-size-asian="10pt" style:font-size-complex="10pt"/>
    </style:style>
    <style:style style:name="P25" style:family="paragraph" style:parent-style-name="Table_20_Contents">
      <style:paragraph-properties fo:line-height="150%"/>
      <style:text-properties fo:font-size="10pt" fo:language="en" fo:country="US" officeooo:rsid="00186ad4" officeooo:paragraph-rsid="00186ad4" style:font-name-asian="DejaVu Sans Mono" style:font-size-asian="10pt" style:font-name-complex="Lohit Hindi2" style:font-size-complex="10pt"/>
    </style:style>
    <style:style style:name="P26" style:family="paragraph" style:parent-style-name="Table_20_Contents">
      <style:paragraph-properties fo:line-height="150%" fo:text-align="start" style:justify-single-word="false"/>
      <style:text-properties fo:font-size="10pt" fo:language="en" fo:country="US" officeooo:rsid="00186ad4" officeooo:paragraph-rsid="00186ad4" style:font-name-asian="DejaVu Sans Mono" style:font-size-asian="10pt" style:font-name-complex="Lohit Hindi2" style:font-size-complex="10pt"/>
    </style:style>
    <style:style style:name="P27" style:family="paragraph" style:parent-style-name="Table_20_Contents">
      <style:paragraph-properties fo:line-height="150%"/>
      <style:text-properties fo:font-size="10pt" fo:language="en" fo:country="US" officeooo:rsid="00186ad4" officeooo:paragraph-rsid="0072916f" style:font-name-asian="DejaVu Sans Mono" style:font-size-asian="10pt" style:font-name-complex="Lohit Hindi2" style:font-size-complex="10pt"/>
    </style:style>
    <style:style style:name="P28" style:family="paragraph" style:parent-style-name="Table_20_Contents">
      <style:paragraph-properties fo:line-height="150%"/>
      <style:text-properties fo:font-size="10pt" fo:language="en" fo:country="US" officeooo:rsid="00186ad4" officeooo:paragraph-rsid="00730d25" style:font-name-asian="DejaVu Sans Mono" style:font-size-asian="10pt" style:font-name-complex="Lohit Hindi2" style:font-size-complex="10pt"/>
    </style:style>
    <style:style style:name="P29" style:family="paragraph" style:parent-style-name="Table_20_Contents">
      <style:paragraph-properties fo:line-height="150%" fo:text-align="center" style:justify-single-word="false"/>
      <style:text-properties fo:font-size="10pt" fo:language="en" fo:country="US" officeooo:rsid="00336bf2" officeooo:paragraph-rsid="00336bf2" style:font-name-asian="DejaVu Sans Mono" style:font-size-asian="10pt" style:font-name-complex="Lohit Hindi2" style:font-size-complex="10pt"/>
    </style:style>
    <style:style style:name="P30" style:family="paragraph" style:parent-style-name="Table_20_Contents">
      <style:paragraph-properties fo:line-height="150%"/>
      <style:text-properties fo:font-size="10pt" fo:language="en" fo:country="US" officeooo:rsid="00336bf2" officeooo:paragraph-rsid="00730d25" style:font-name-asian="DejaVu Sans Mono" style:font-size-asian="10pt" style:font-name-complex="Lohit Hindi2" style:font-size-complex="10pt"/>
    </style:style>
    <style:style style:name="P31" style:family="paragraph" style:parent-style-name="Table_20_Contents">
      <style:paragraph-properties fo:line-height="150%" fo:text-align="center" style:justify-single-word="false"/>
      <style:text-properties fo:font-size="10pt" fo:language="en" fo:country="US" officeooo:rsid="001c6ac3" officeooo:paragraph-rsid="001c6ac3" style:font-name-asian="DejaVu Sans Mono" style:font-size-asian="10pt" style:font-name-complex="Lohit Hindi2" style:font-size-complex="10pt"/>
    </style:style>
    <style:style style:name="P32" style:family="paragraph" style:parent-style-name="Table_20_Contents">
      <style:paragraph-properties fo:line-height="150%" fo:text-align="center" style:justify-single-word="false"/>
      <style:text-properties fo:font-size="10pt" fo:language="en" fo:country="US" officeooo:rsid="005e8d02" officeooo:paragraph-rsid="005e8d02" style:font-name-asian="DejaVu Sans Mono" style:font-size-asian="10pt" style:font-name-complex="Lohit Hindi2" style:font-size-complex="10pt"/>
    </style:style>
    <style:style style:name="P33" style:family="paragraph" style:parent-style-name="Table_20_Contents">
      <style:paragraph-properties fo:line-height="150%" fo:text-align="center" style:justify-single-word="false"/>
      <style:text-properties fo:font-size="10pt" fo:language="en" fo:country="US" officeooo:rsid="005e8d02" officeooo:paragraph-rsid="001c1bcf" style:font-name-asian="DejaVu Sans Mono" style:font-size-asian="10pt" style:font-name-complex="Lohit Hindi2" style:font-size-complex="10pt"/>
    </style:style>
    <style:style style:name="P34" style:family="paragraph" style:parent-style-name="Table_20_Contents">
      <style:paragraph-properties fo:line-height="150%"/>
      <style:text-properties fo:font-size="10pt" fo:language="en" fo:country="US" officeooo:rsid="005960fa" officeooo:paragraph-rsid="00730d25" style:font-name-asian="DejaVu Sans Mono" style:font-size-asian="10pt" style:font-name-complex="Lohit Hindi2" style:font-size-complex="10pt"/>
    </style:style>
    <style:style style:name="P35" style:family="paragraph" style:parent-style-name="Table_20_Contents">
      <style:paragraph-properties fo:line-height="150%"/>
      <style:text-properties fo:font-size="10pt" fo:language="en" fo:country="US" officeooo:rsid="006f94ca" officeooo:paragraph-rsid="006f94ca" style:font-name-asian="DejaVu Sans Mono" style:font-size-asian="10pt" style:font-name-complex="Lohit Hindi2" style:font-size-complex="10pt"/>
    </style:style>
    <style:style style:name="P36" style:family="paragraph" style:parent-style-name="Table_20_Contents">
      <style:paragraph-properties fo:line-height="150%" fo:text-align="start" style:justify-single-word="false"/>
      <style:text-properties fo:font-size="10pt" fo:language="en" fo:country="US" officeooo:rsid="006f94ca" officeooo:paragraph-rsid="006f94ca" style:font-name-asian="DejaVu Sans Mono" style:font-size-asian="10pt" style:font-name-complex="Lohit Hindi2" style:font-size-complex="10pt"/>
    </style:style>
    <style:style style:name="P37" style:family="paragraph" style:parent-style-name="Table_20_Contents">
      <style:paragraph-properties fo:line-height="150%" fo:text-align="center" style:justify-single-word="false"/>
      <style:text-properties fo:font-size="10pt" fo:language="en" fo:country="US" officeooo:rsid="006f94ca" officeooo:paragraph-rsid="0087ccb5" style:font-name-asian="DejaVu Sans Mono" style:font-size-asian="10pt" style:font-name-complex="Lohit Hindi2" style:font-size-complex="10pt"/>
    </style:style>
    <style:style style:name="P38" style:family="paragraph" style:parent-style-name="Table_20_Contents">
      <style:paragraph-properties fo:line-height="150%" fo:text-align="center" style:justify-single-word="false"/>
      <style:text-properties fo:font-size="10pt" fo:language="en" fo:country="US" officeooo:rsid="006f94ca" officeooo:paragraph-rsid="006f94ca" style:font-name-asian="DejaVu Sans Mono" style:font-size-asian="10pt" style:font-name-complex="Lohit Hindi2" style:font-size-complex="10pt"/>
    </style:style>
    <style:style style:name="P39" style:family="paragraph" style:parent-style-name="Table_20_Contents">
      <style:paragraph-properties fo:line-height="150%" fo:text-align="center" style:justify-single-word="false"/>
      <style:text-properties fo:font-size="10pt" fo:language="en" fo:country="US" officeooo:rsid="0087ccb5" officeooo:paragraph-rsid="0087ccb5" style:font-name-asian="DejaVu Sans Mono" style:font-size-asian="10pt" style:font-name-complex="Lohit Hindi2" style:font-size-complex="10pt"/>
    </style:style>
    <style:style style:name="P40" style:family="paragraph" style:parent-style-name="Table_20_Contents">
      <style:paragraph-properties fo:line-height="150%" fo:text-align="center" style:justify-single-word="false"/>
      <style:text-properties fo:font-size="10pt" fo:language="en" fo:country="US" officeooo:rsid="0072916f" officeooo:paragraph-rsid="0072916f" style:font-name-asian="DejaVu Sans Mono" style:font-size-asian="10pt" style:font-name-complex="Lohit Hindi2" style:font-size-complex="10pt"/>
    </style:style>
    <style:style style:name="P41" style:family="paragraph" style:parent-style-name="Table_20_Contents">
      <style:paragraph-properties fo:line-height="150%"/>
      <style:text-properties fo:font-size="10pt" fo:language="en" fo:country="US" officeooo:rsid="0089f2bb" officeooo:paragraph-rsid="0089f2bb" style:font-name-asian="DejaVu Sans Mono" style:font-size-asian="10pt" style:font-name-complex="Lohit Hindi2" style:font-size-complex="10pt"/>
    </style:style>
    <style:style style:name="P42" style:family="paragraph" style:parent-style-name="Table_20_Contents">
      <style:paragraph-properties fo:line-height="150%" fo:text-align="center" style:justify-single-word="false"/>
      <style:text-properties fo:font-size="10pt" fo:language="en" fo:country="US" fo:font-weight="normal" officeooo:rsid="001c6ac3" officeooo:paragraph-rsid="001c6ac3" style:font-name-asian="DejaVu Sans Mono" style:font-size-asian="10pt" style:font-weight-asian="normal" style:font-name-complex="Lohit Hindi2" style:font-size-complex="10pt" style:font-weight-complex="normal"/>
    </style:style>
    <style:style style:name="P43" style:family="paragraph" style:parent-style-name="Table_20_Contents">
      <style:paragraph-properties fo:line-height="150%" fo:text-align="center" style:justify-single-word="false"/>
      <style:text-properties fo:font-size="10pt" fo:language="en" fo:country="US" fo:font-weight="normal" officeooo:rsid="00336bf2" officeooo:paragraph-rsid="00336bf2" style:font-name-asian="DejaVu Sans Mono" style:font-size-asian="10pt" style:font-weight-asian="normal" style:font-name-complex="Lohit Hindi2" style:font-size-complex="10pt" style:font-weight-complex="normal"/>
    </style:style>
    <style:style style:name="P44" style:family="paragraph" style:parent-style-name="Table_20_Contents">
      <style:paragraph-properties fo:line-height="150%" fo:text-align="center" style:justify-single-word="false"/>
      <style:text-properties fo:font-size="10pt" fo:language="en" fo:country="US" fo:font-weight="normal" officeooo:rsid="00186ad4" officeooo:paragraph-rsid="00186ad4" style:font-name-asian="DejaVu Sans Mono" style:font-size-asian="10pt" style:font-weight-asian="normal" style:font-name-complex="Lohit Hindi2" style:font-size-complex="10pt" style:font-weight-complex="normal"/>
    </style:style>
    <style:style style:name="P45" style:family="paragraph" style:parent-style-name="Table_20_Contents">
      <style:paragraph-properties fo:line-height="150%" fo:text-align="center" style:justify-single-word="false"/>
      <style:text-properties fo:font-size="10pt" fo:language="en" fo:country="US" fo:font-weight="normal" style:font-name-asian="DejaVu Sans Mono" style:font-size-asian="10pt" style:font-weight-asian="normal" style:font-name-complex="Lohit Hindi2" style:font-size-complex="10pt" style:font-weight-complex="normal"/>
    </style:style>
    <style:style style:name="P46" style:family="paragraph" style:parent-style-name="Table_20_Contents">
      <style:paragraph-properties fo:line-height="150%" fo:text-align="center" style:justify-single-word="false"/>
      <style:text-properties fo:font-size="10pt" fo:language="en" fo:country="US" fo:font-weight="normal" officeooo:rsid="008bc766" officeooo:paragraph-rsid="008bc766" style:font-name-asian="DejaVu Sans Mono" style:font-size-asian="10pt" style:font-weight-asian="normal" style:font-name-complex="Lohit Hindi2" style:font-size-complex="10pt" style:font-weight-complex="normal"/>
    </style:style>
    <style:style style:name="P47" style:family="paragraph" style:parent-style-name="Table_20_Contents">
      <style:paragraph-properties fo:line-height="150%" fo:text-align="center" style:justify-single-word="false"/>
      <style:text-properties fo:font-size="10pt" fo:language="en" fo:country="US" fo:font-weight="normal" officeooo:rsid="008bc766" officeooo:paragraph-rsid="008e5240" style:font-name-asian="DejaVu Sans Mono" style:font-size-asian="10pt" style:font-weight-asian="normal" style:font-name-complex="Lohit Hindi2" style:font-size-complex="10pt" style:font-weight-complex="normal"/>
    </style:style>
    <style:style style:name="P48" style:family="paragraph" style:parent-style-name="Table_20_Contents">
      <style:paragraph-properties fo:line-height="150%" fo:text-align="center" style:justify-single-word="false"/>
      <style:text-properties fo:font-size="10pt" fo:language="en" fo:country="US" fo:font-weight="normal" officeooo:rsid="008e5240" officeooo:paragraph-rsid="008e5240" style:font-name-asian="DejaVu Sans Mono" style:font-size-asian="10pt" style:font-weight-asian="normal" style:font-name-complex="Lohit Hindi2" style:font-size-complex="10pt" style:font-weight-complex="normal"/>
    </style:style>
    <style:style style:name="P49" style:family="paragraph" style:parent-style-name="Table_20_Contents">
      <style:paragraph-properties fo:line-height="150%"/>
      <style:text-properties style:font-name="Times New Roman1" fo:font-size="10pt" fo:language="en" fo:country="US" fo:font-style="normal" officeooo:rsid="007f7b8a" officeooo:paragraph-rsid="007f7b8a" style:font-name-asian="DejaVu Sans Mono" style:font-size-asian="10pt" style:font-style-asian="normal" style:font-name-complex="Lohit Hindi2" style:font-size-complex="10pt" style:font-style-complex="normal"/>
    </style:style>
    <style:style style:name="P50" style:family="paragraph" style:parent-style-name="Standard" style:list-style-name="L5"/>
    <style:style style:name="P51" style:family="paragraph" style:parent-style-name="Standard">
      <style:text-properties officeooo:paragraph-rsid="00945ee4"/>
    </style:style>
    <style:style style:name="P52" style:family="paragraph" style:parent-style-name="Text_20_body" style:list-style-name="L2">
      <style:text-properties fo:language="en" fo:country="US" officeooo:rsid="00440d27" officeooo:paragraph-rsid="00440d27"/>
    </style:style>
    <style:style style:name="P53" style:family="paragraph" style:parent-style-name="Text_20_body" style:list-style-name="L2">
      <style:text-properties fo:language="en" fo:country="US" officeooo:rsid="00440d27" officeooo:paragraph-rsid="00503845"/>
    </style:style>
    <style:style style:name="P54" style:family="paragraph" style:parent-style-name="Text_20_body" style:list-style-name="L3">
      <style:text-properties fo:language="en" fo:country="US" officeooo:rsid="004f3a57" officeooo:paragraph-rsid="004f3a57"/>
    </style:style>
    <style:style style:name="P55" style:family="paragraph" style:parent-style-name="Text_20_body" style:list-style-name="L2">
      <style:text-properties fo:language="en" fo:country="US" officeooo:rsid="004f3a57" officeooo:paragraph-rsid="004f3a57"/>
    </style:style>
    <style:style style:name="P56" style:family="paragraph" style:parent-style-name="Text_20_body" style:list-style-name="L2">
      <style:text-properties fo:language="en" fo:country="US" officeooo:rsid="00441620" officeooo:paragraph-rsid="00441620"/>
    </style:style>
    <style:style style:name="P57" style:family="paragraph" style:parent-style-name="Text_20_body">
      <style:text-properties fo:language="en" fo:country="US" officeooo:paragraph-rsid="00a05fe9"/>
    </style:style>
    <style:style style:name="P58" style:family="paragraph" style:parent-style-name="Text_20_body" style:list-style-name="L3">
      <style:text-properties officeooo:rsid="004f3a57" officeooo:paragraph-rsid="004f3a57"/>
    </style:style>
    <style:style style:name="P59" style:family="paragraph" style:parent-style-name="Text_20_body" style:list-style-name="L4">
      <style:text-properties officeooo:rsid="004f3a57" officeooo:paragraph-rsid="004f3a57"/>
    </style:style>
    <style:style style:name="P60" style:family="paragraph" style:parent-style-name="Text_20_body" style:list-style-name="L4">
      <style:text-properties officeooo:paragraph-rsid="004d72c5"/>
    </style:style>
    <style:style style:name="P61" style:family="paragraph" style:parent-style-name="Text_20_body" style:list-style-name="L5">
      <style:text-properties officeooo:paragraph-rsid="007f7b8a"/>
    </style:style>
    <style:style style:name="P62" style:family="paragraph" style:parent-style-name="Text_20_body">
      <style:text-properties fo:font-style="normal" officeooo:rsid="0067f8ee" officeooo:paragraph-rsid="008bdb46" style:font-style-asian="normal" style:font-style-complex="normal"/>
    </style:style>
    <style:style style:name="P63" style:family="paragraph" style:parent-style-name="Text_20_body">
      <style:text-properties fo:font-style="normal" officeooo:rsid="0067f8ee" officeooo:paragraph-rsid="0096561f" style:font-style-asian="normal" style:font-style-complex="normal"/>
    </style:style>
    <style:style style:name="P64" style:family="paragraph" style:parent-style-name="Text_20_body">
      <style:text-properties officeooo:paragraph-rsid="009d0314"/>
    </style:style>
    <style:style style:name="P65" style:family="paragraph" style:parent-style-name="Text_20_body">
      <style:text-properties style:font-name="Times New Roman1" fo:language="en" fo:country="US" fo:font-style="normal" officeooo:rsid="00a1aed0" officeooo:paragraph-rsid="00a1d847" style:font-style-asian="normal" style:font-style-complex="normal"/>
    </style:style>
    <style:style style:name="P66" style:family="paragraph" style:parent-style-name="Text_20_body">
      <style:text-properties style:font-name="Times New Roman1" fo:language="en" fo:country="US" fo:font-style="normal" officeooo:rsid="00a1d847" officeooo:paragraph-rsid="00a1d847" style:font-style-asian="normal" style:font-style-complex="normal"/>
    </style:style>
    <style:style style:name="P67" style:family="paragraph" style:parent-style-name="Text_20_body">
      <style:paragraph-properties fo:text-align="center" style:justify-single-word="false"/>
      <style:text-properties style:font-name="Times New Roman1" fo:language="en" fo:country="US" fo:font-style="italic" officeooo:rsid="002ead24" officeooo:paragraph-rsid="005f587a" style:font-style-asian="italic" style:font-style-complex="italic"/>
    </style:style>
    <style:style style:name="P68" style:family="paragraph" style:parent-style-name="Text_20_body">
      <style:text-properties officeooo:paragraph-rsid="00a05fe9"/>
    </style:style>
    <style:style style:name="P69" style:family="paragraph" style:parent-style-name="Heading_20_1">
      <style:text-properties fo:language="en" fo:country="US" officeooo:rsid="00440d27" officeooo:paragraph-rsid="00440d27"/>
    </style:style>
    <style:style style:name="P70" style:family="paragraph" style:parent-style-name="Heading_20_1">
      <style:text-properties fo:language="en" fo:country="US" officeooo:rsid="004a5c03" officeooo:paragraph-rsid="004a5c03"/>
    </style:style>
    <style:style style:name="P71" style:family="paragraph" style:parent-style-name="Heading_20_1">
      <style:paragraph-properties fo:break-before="page"/>
      <style:text-properties fo:language="en" fo:country="US" officeooo:rsid="006d2802" officeooo:paragraph-rsid="006d2802"/>
    </style:style>
    <style:style style:name="P72" style:family="paragraph" style:parent-style-name="Heading_20_2">
      <style:text-properties fo:language="en" fo:country="US" officeooo:rsid="00440d27" officeooo:paragraph-rsid="00440d27"/>
    </style:style>
    <style:style style:name="P73" style:family="paragraph" style:parent-style-name="Heading_20_2">
      <style:text-properties fo:language="en" fo:country="US" officeooo:rsid="0045f804" officeooo:paragraph-rsid="0045f804"/>
    </style:style>
    <style:style style:name="P74" style:family="paragraph" style:parent-style-name="Heading_20_2">
      <style:text-properties fo:language="en" fo:country="US" fo:font-style="italic" officeooo:rsid="0047f444" officeooo:paragraph-rsid="0047f444" style:font-style-asian="italic" style:font-style-complex="italic"/>
    </style:style>
    <style:style style:name="P75" style:family="paragraph" style:parent-style-name="Heading_20_2">
      <style:text-properties fo:language="en" fo:country="US" fo:font-style="italic" officeooo:rsid="0061843e" officeooo:paragraph-rsid="0061843e" style:font-style-asian="italic" style:font-style-complex="italic"/>
    </style:style>
    <style:style style:name="P76" style:family="paragraph" style:parent-style-name="Heading_20_2">
      <style:text-properties fo:language="en" fo:country="US" fo:font-style="italic" officeooo:rsid="0096561f" officeooo:paragraph-rsid="0096561f" style:font-style-asian="italic" style:font-style-complex="italic"/>
    </style:style>
    <style:style style:name="P77" style:family="paragraph" style:parent-style-name="Heading_20_2">
      <style:text-properties fo:language="en" fo:country="US" officeooo:rsid="0053fc24" officeooo:paragraph-rsid="0053fc24"/>
    </style:style>
    <style:style style:name="P78" style:family="paragraph" style:parent-style-name="Heading_20_2">
      <style:text-properties officeooo:rsid="0047f444" officeooo:paragraph-rsid="0047f444"/>
    </style:style>
    <style:style style:name="T1" style:family="text">
      <style:text-properties officeooo:rsid="00082494"/>
    </style:style>
    <style:style style:name="T2" style:family="text">
      <style:text-properties style:font-name="Times New Roman2" officeooo:rsid="00091dea"/>
    </style:style>
    <style:style style:name="T3" style:family="text">
      <style:text-properties style:font-name="Times New Roman" officeooo:rsid="0009b215"/>
    </style:style>
    <style:style style:name="T4" style:family="text">
      <style:text-properties style:font-name="Times New Roman" officeooo:rsid="0045f804"/>
    </style:style>
    <style:style style:name="T5" style:family="text">
      <style:text-properties fo:font-style="italic" style:font-style-asian="italic"/>
    </style:style>
    <style:style style:name="T6" style:family="text">
      <style:text-properties fo:font-style="italic" officeooo:rsid="009d0314" style:font-style-asian="italic" style:font-style-complex="italic"/>
    </style:style>
    <style:style style:name="T7" style:family="text">
      <style:text-properties fo:font-style="italic" officeooo:rsid="009e7c6d" style:font-style-asian="italic" style:font-style-complex="italic"/>
    </style:style>
    <style:style style:name="T8" style:family="text">
      <style:text-properties fo:font-style="italic" officeooo:rsid="00440d27" style:font-style-asian="italic" style:font-style-complex="italic"/>
    </style:style>
    <style:style style:name="T9" style:family="text">
      <style:text-properties fo:font-style="italic" officeooo:rsid="00441620" style:font-style-asian="italic" style:font-style-complex="italic"/>
    </style:style>
    <style:style style:name="T10" style:family="text">
      <style:text-properties officeooo:rsid="000be36c"/>
    </style:style>
    <style:style style:name="T11" style:family="text">
      <style:text-properties fo:font-style="normal" style:font-style-asian="normal"/>
    </style:style>
    <style:style style:name="T12" style:family="text">
      <style:text-properties fo:font-style="normal" officeooo:rsid="000be36c" style:font-style-asian="normal" style:font-style-complex="normal"/>
    </style:style>
    <style:style style:name="T13" style:family="text">
      <style:text-properties fo:font-style="normal" officeooo:rsid="0045f804" style:font-style-asian="normal" style:font-style-complex="normal"/>
    </style:style>
    <style:style style:name="T14" style:family="text">
      <style:text-properties style:font-name="Times New Roman3" fo:language="en" fo:country="US" fo:font-style="normal" officeooo:rsid="00137ce1" style:font-style-asian="normal" style:font-style-complex="normal"/>
    </style:style>
    <style:style style:name="T15" style:family="text">
      <style:text-properties style:font-name="Times New Roman1"/>
    </style:style>
    <style:style style:name="T16" style:family="text">
      <style:text-properties style:font-name="Times New Roman1" fo:font-style="normal" style:font-style-asian="normal" style:font-style-complex="normal"/>
    </style:style>
    <style:style style:name="T17" style:family="text">
      <style:text-properties style:font-name="Times New Roman1" fo:font-style="normal" officeooo:rsid="00190b6b" style:font-style-asian="normal" style:font-style-complex="normal"/>
    </style:style>
    <style:style style:name="T18" style:family="text">
      <style:text-properties style:font-name="Times New Roman1" fo:font-style="normal" officeooo:rsid="006b10ed" style:font-style-asian="normal" style:font-style-complex="normal"/>
    </style:style>
    <style:style style:name="T19" style:family="text">
      <style:text-properties style:font-name="Times New Roman1" fo:font-style="normal" officeooo:rsid="006b8fda" style:font-style-asian="normal" style:font-style-complex="normal"/>
    </style:style>
    <style:style style:name="T20" style:family="text">
      <style:text-properties style:font-name="Times New Roman1" fo:font-style="normal" officeooo:rsid="006ce818" style:font-style-asian="normal" style:font-style-complex="normal"/>
    </style:style>
    <style:style style:name="T21" style:family="text">
      <style:text-properties style:font-name="Times New Roman1" fo:font-style="normal" officeooo:rsid="0072916f" style:font-style-asian="normal" style:font-style-complex="normal"/>
    </style:style>
    <style:style style:name="T22" style:family="text">
      <style:text-properties style:font-name="Times New Roman1" fo:font-style="normal" officeooo:rsid="00730d25" style:font-style-asian="normal" style:font-style-complex="normal"/>
    </style:style>
    <style:style style:name="T23" style:family="text">
      <style:text-properties style:font-name="Times New Roman1" fo:font-style="normal" officeooo:rsid="0074a8e9" style:font-style-asian="normal" style:font-style-complex="normal"/>
    </style:style>
    <style:style style:name="T24" style:family="text">
      <style:text-properties style:font-name="Times New Roman1" fo:font-style="normal" officeooo:rsid="007622a7" style:font-style-asian="normal" style:font-style-complex="normal"/>
    </style:style>
    <style:style style:name="T25" style:family="text">
      <style:text-properties style:font-name="Times New Roman1" fo:font-style="normal" officeooo:rsid="009cd193" style:font-style-asian="normal" style:font-style-complex="normal"/>
    </style:style>
    <style:style style:name="T26" style:family="text">
      <style:text-properties style:font-name="Times New Roman1" fo:language="en" fo:country="US" fo:font-style="normal" style:font-style-asian="normal" style:font-style-complex="normal"/>
    </style:style>
    <style:style style:name="T27" style:family="text">
      <style:text-properties style:font-name="Times New Roman1" fo:language="en" fo:country="US" fo:font-style="normal" officeooo:rsid="00137ce1" style:font-style-asian="normal" style:font-style-complex="normal"/>
    </style:style>
    <style:style style:name="T28" style:family="text">
      <style:text-properties style:font-name="Times New Roman1" fo:language="en" fo:country="US" fo:font-style="normal" officeooo:rsid="005a0742" style:font-style-asian="normal" style:font-style-complex="normal"/>
    </style:style>
    <style:style style:name="T29" style:family="text">
      <style:text-properties style:font-name="Times New Roman1" fo:language="en" fo:country="US" fo:font-style="normal" officeooo:rsid="005baa3f" style:font-style-asian="normal" style:font-style-complex="normal"/>
    </style:style>
    <style:style style:name="T30" style:family="text">
      <style:text-properties style:font-name="Times New Roman1" fo:language="en" fo:country="US" fo:font-style="normal" officeooo:rsid="005e8d02" style:font-style-asian="normal" style:font-style-complex="normal"/>
    </style:style>
    <style:style style:name="T31" style:family="text">
      <style:text-properties style:font-name="Times New Roman1" fo:language="en" fo:country="US" fo:font-style="normal" officeooo:rsid="005f587a" style:font-style-asian="normal" style:font-style-complex="normal"/>
    </style:style>
    <style:style style:name="T32" style:family="text">
      <style:text-properties style:font-name="Times New Roman1" fo:language="en" fo:country="US" fo:font-style="normal" officeooo:rsid="0060d7b2" style:font-style-asian="normal" style:font-style-complex="normal"/>
    </style:style>
    <style:style style:name="T33" style:family="text">
      <style:text-properties style:font-name="Times New Roman1" fo:language="en" fo:country="US" fo:font-style="normal" officeooo:rsid="0063c02d" style:font-style-asian="normal" style:font-style-complex="normal"/>
    </style:style>
    <style:style style:name="T34" style:family="text">
      <style:text-properties style:font-name="Times New Roman1" fo:language="en" fo:country="US" fo:font-style="normal" officeooo:rsid="0074a8e9" style:font-style-asian="normal" style:font-style-complex="normal"/>
    </style:style>
    <style:style style:name="T35" style:family="text">
      <style:text-properties style:font-name="Times New Roman1" fo:language="en" fo:country="US" fo:font-style="normal" officeooo:rsid="007f7b8a" style:font-style-asian="normal" style:font-style-complex="normal"/>
    </style:style>
    <style:style style:name="T36" style:family="text">
      <style:text-properties style:font-name="Times New Roman1" fo:language="en" fo:country="US" fo:font-style="normal" officeooo:rsid="008561f8" style:font-style-asian="normal" style:font-style-complex="normal"/>
    </style:style>
    <style:style style:name="T37" style:family="text">
      <style:text-properties style:font-name="Times New Roman1" fo:language="en" fo:country="US" fo:font-style="normal" officeooo:rsid="009a0650" style:font-style-asian="normal" style:font-style-complex="normal"/>
    </style:style>
    <style:style style:name="T38" style:family="text">
      <style:text-properties style:font-name="Times New Roman1" fo:language="en" fo:country="US" fo:font-style="normal" officeooo:rsid="009a634f" style:font-style-asian="normal" style:font-style-complex="normal"/>
    </style:style>
    <style:style style:name="T39" style:family="text">
      <style:text-properties style:font-name="Times New Roman1" fo:language="en" fo:country="US" fo:font-style="normal" officeooo:rsid="009add48" style:font-style-asian="normal" style:font-style-complex="normal"/>
    </style:style>
    <style:style style:name="T40" style:family="text">
      <style:text-properties style:font-name="Times New Roman1" fo:language="en" fo:country="US" fo:font-style="normal" officeooo:rsid="009bf627" style:font-style-asian="normal" style:font-style-complex="normal"/>
    </style:style>
    <style:style style:name="T41" style:family="text">
      <style:text-properties style:font-name="Times New Roman1" fo:language="en" fo:country="US" fo:font-style="normal" officeooo:rsid="009d0314" style:font-style-asian="normal" style:font-style-complex="normal"/>
    </style:style>
    <style:style style:name="T42" style:family="text">
      <style:text-properties style:font-name="Times New Roman1" fo:language="en" fo:country="US" officeooo:rsid="0068fc4a"/>
    </style:style>
    <style:style style:name="T43" style:family="text">
      <style:text-properties style:font-name="Times New Roman1" fo:language="en" fo:country="US" officeooo:rsid="0085a946"/>
    </style:style>
    <style:style style:name="T44" style:family="text">
      <style:text-properties style:font-name="Times New Roman1" fo:language="en" fo:country="US" officeooo:rsid="0085d06b"/>
    </style:style>
    <style:style style:name="T45" style:family="text">
      <style:text-properties style:font-name="Times New Roman1" fo:language="en" fo:country="US" officeooo:rsid="0087ccb5"/>
    </style:style>
    <style:style style:name="T46" style:family="text">
      <style:text-properties style:font-name="Times New Roman1" fo:language="en" fo:country="US" officeooo:rsid="008884bb"/>
    </style:style>
    <style:style style:name="T47" style:family="text">
      <style:text-properties style:font-name="Times New Roman1" fo:language="en" fo:country="US" officeooo:rsid="008bdb46"/>
    </style:style>
    <style:style style:name="T48" style:family="text">
      <style:text-properties style:font-name="Times New Roman1" fo:language="en" fo:country="US" officeooo:rsid="0063c02d"/>
    </style:style>
    <style:style style:name="T49" style:family="text">
      <style:text-properties style:font-name="Times New Roman1" fo:language="en" fo:country="US" officeooo:rsid="0091893d"/>
    </style:style>
    <style:style style:name="T50" style:family="text">
      <style:text-properties style:font-name="Times New Roman1" fo:language="en" fo:country="US" officeooo:rsid="0096561f"/>
    </style:style>
    <style:style style:name="T51" style:family="text">
      <style:text-properties style:font-name="Times New Roman1" fo:language="en" fo:country="US" officeooo:rsid="00970367"/>
    </style:style>
    <style:style style:name="T52" style:family="text">
      <style:text-properties style:font-name="Times New Roman1" fo:language="en" fo:country="US" officeooo:rsid="0097e1d8"/>
    </style:style>
    <style:style style:name="T53" style:family="text">
      <style:text-properties style:font-name="Times New Roman1" fo:language="en" fo:country="US" officeooo:rsid="00984828"/>
    </style:style>
    <style:style style:name="T54" style:family="text">
      <style:text-properties style:font-name="Times New Roman1" officeooo:rsid="005f587a"/>
    </style:style>
    <style:style style:name="T55" style:family="text">
      <style:text-properties style:font-name="Times New Roman1" officeooo:rsid="008bdb46"/>
    </style:style>
    <style:style style:name="T56" style:family="text">
      <style:text-properties style:text-position="super 58%" style:font-name="Times New Roman1" fo:language="en" fo:country="US" fo:font-style="normal" officeooo:rsid="00137ce1" style:font-style-asian="normal" style:font-style-complex="normal"/>
    </style:style>
    <style:style style:name="T57" style:family="text">
      <style:text-properties style:text-position="sub 58%" style:font-name="Times New Roman1" fo:language="en" fo:country="US" fo:font-style="normal" officeooo:rsid="0063c02d" style:font-style-asian="normal" style:font-style-complex="normal"/>
    </style:style>
    <style:style style:name="T58" style:family="text">
      <style:text-properties style:text-position="sub 58%" style:font-name="Times New Roman1" fo:language="en" fo:country="US" officeooo:rsid="0063c02d"/>
    </style:style>
    <style:style style:name="T59" style:family="text">
      <style:text-properties fo:language="en" fo:country="US"/>
    </style:style>
    <style:style style:name="T60" style:family="text">
      <style:text-properties fo:language="en" fo:country="US" fo:font-style="italic" officeooo:rsid="00082494" style:font-style-asian="italic" style:font-style-complex="italic"/>
    </style:style>
    <style:style style:name="T61" style:family="text">
      <style:text-properties fo:language="en" fo:country="US" fo:font-style="italic" officeooo:rsid="0047f444" style:font-style-asian="italic" style:font-style-complex="italic"/>
    </style:style>
    <style:style style:name="T62" style:family="text">
      <style:text-properties fo:language="en" fo:country="US" officeooo:rsid="00082494"/>
    </style:style>
    <style:style style:name="T63" style:family="text">
      <style:text-properties fo:language="en" fo:country="US" fo:font-style="normal" officeooo:rsid="001219b9" style:font-style-asian="normal" style:font-style-complex="normal"/>
    </style:style>
    <style:style style:name="T64" style:family="text">
      <style:text-properties fo:language="en" fo:country="US" fo:font-style="normal" officeooo:rsid="00307c19" style:font-style-asian="normal" style:font-style-complex="normal"/>
    </style:style>
    <style:style style:name="T65" style:family="text">
      <style:text-properties fo:language="en" fo:country="US" fo:font-style="normal" officeooo:rsid="0047f444" style:font-style-asian="normal" style:font-style-complex="normal"/>
    </style:style>
    <style:style style:name="T66" style:family="text">
      <style:text-properties fo:language="en" fo:country="US" fo:font-style="normal" officeooo:rsid="00137ce1" style:font-style-asian="normal" style:font-style-complex="normal"/>
    </style:style>
    <style:style style:name="T67" style:family="text">
      <style:text-properties fo:language="en" fo:country="US" fo:font-style="normal" officeooo:rsid="0048f9d1" style:font-style-asian="normal" style:font-style-complex="normal"/>
    </style:style>
    <style:style style:name="T68" style:family="text">
      <style:text-properties fo:language="en" fo:country="US" fo:font-style="normal" officeooo:rsid="0050fc23" style:font-style-asian="normal" style:font-style-complex="normal"/>
    </style:style>
    <style:style style:name="T69" style:family="text">
      <style:text-properties fo:language="en" fo:country="US" fo:font-style="normal" officeooo:rsid="00525425" style:font-style-asian="normal" style:font-style-complex="normal"/>
    </style:style>
    <style:style style:name="T70" style:family="text">
      <style:text-properties fo:language="en" fo:country="US" fo:font-style="normal" officeooo:rsid="00538061" style:font-style-asian="normal" style:font-style-complex="normal"/>
    </style:style>
    <style:style style:name="T71" style:family="text">
      <style:text-properties fo:language="en" fo:country="US" fo:font-style="normal" officeooo:rsid="0053fc24" style:font-style-asian="normal" style:font-style-complex="normal"/>
    </style:style>
    <style:style style:name="T72" style:family="text">
      <style:text-properties fo:language="en" fo:country="US" fo:font-style="normal" officeooo:rsid="005960fa" style:font-style-asian="normal" style:font-style-complex="normal"/>
    </style:style>
    <style:style style:name="T73" style:family="text">
      <style:text-properties fo:language="en" fo:country="US" fo:font-style="normal" officeooo:rsid="005a0742" style:font-style-asian="normal" style:font-style-complex="normal"/>
    </style:style>
    <style:style style:name="T74" style:family="text">
      <style:text-properties fo:language="en" fo:country="US" fo:font-style="normal" officeooo:rsid="007a30c4" style:font-style-asian="normal" style:font-style-complex="normal"/>
    </style:style>
    <style:style style:name="T75" style:family="text">
      <style:text-properties fo:language="en" fo:country="US" fo:font-style="normal" officeooo:rsid="007f7b8a" style:font-style-asian="normal" style:font-style-complex="normal"/>
    </style:style>
    <style:style style:name="T76" style:family="text">
      <style:text-properties fo:language="en" fo:country="US" fo:font-style="normal" officeooo:rsid="008e03a6" style:font-style-asian="normal" style:font-style-complex="normal"/>
    </style:style>
    <style:style style:name="T77" style:family="text">
      <style:text-properties fo:language="en" fo:country="US" fo:font-style="normal" officeooo:rsid="00a3a694" style:font-style-asian="normal" style:font-style-complex="normal"/>
    </style:style>
    <style:style style:name="T78" style:family="text">
      <style:text-properties fo:language="en" fo:country="US" officeooo:rsid="0047f444"/>
    </style:style>
    <style:style style:name="T79" style:family="text">
      <style:text-properties fo:language="en" fo:country="US" officeooo:rsid="0011edea"/>
    </style:style>
    <style:style style:name="T80" style:family="text">
      <style:text-properties fo:language="en" fo:country="US" officeooo:rsid="0048f9d1"/>
    </style:style>
    <style:style style:name="T81" style:family="text">
      <style:text-properties fo:language="en" fo:country="US" officeooo:rsid="004be173"/>
    </style:style>
    <style:style style:name="T82" style:family="text">
      <style:text-properties fo:language="en" fo:country="US" officeooo:rsid="004d72c5"/>
    </style:style>
    <style:style style:name="T83" style:family="text">
      <style:text-properties fo:language="en" fo:country="US" officeooo:rsid="004f3a57"/>
    </style:style>
    <style:style style:name="T84" style:family="text">
      <style:text-properties fo:language="en" fo:country="US" officeooo:rsid="00503845"/>
    </style:style>
    <style:style style:name="T85" style:family="text">
      <style:text-properties fo:language="en" fo:country="US" officeooo:rsid="0050fc23"/>
    </style:style>
    <style:style style:name="T86" style:family="text">
      <style:text-properties fo:language="en" fo:country="US" officeooo:rsid="00538061"/>
    </style:style>
    <style:style style:name="T87" style:family="text">
      <style:text-properties fo:language="en" fo:country="US" officeooo:rsid="0053fc24"/>
    </style:style>
    <style:style style:name="T88" style:family="text">
      <style:text-properties fo:language="en" fo:country="US" officeooo:rsid="0056f08c"/>
    </style:style>
    <style:style style:name="T89" style:family="text">
      <style:text-properties fo:language="en" fo:country="US" officeooo:rsid="005cc74a"/>
    </style:style>
    <style:style style:name="T90" style:family="text">
      <style:text-properties fo:language="en" fo:country="US" officeooo:rsid="00669c7d"/>
    </style:style>
    <style:style style:name="T91" style:family="text">
      <style:text-properties fo:language="en" fo:country="US" officeooo:rsid="008e03a6"/>
    </style:style>
    <style:style style:name="T92" style:family="text">
      <style:text-properties fo:language="en" fo:country="US" officeooo:rsid="00945ee4"/>
    </style:style>
    <style:style style:name="T93" style:family="text">
      <style:text-properties fo:language="en" fo:country="US" officeooo:rsid="009a0650"/>
    </style:style>
    <style:style style:name="T94" style:family="text">
      <style:text-properties fo:language="en" fo:country="US" officeooo:rsid="009e7c6d"/>
    </style:style>
    <style:style style:name="T95" style:family="text">
      <style:text-properties fo:language="en" fo:country="US" officeooo:rsid="00a1aed0"/>
    </style:style>
    <style:style style:name="T96" style:family="text">
      <style:text-properties fo:language="en" fo:country="US" officeooo:rsid="00a1d847"/>
    </style:style>
    <style:style style:name="T97" style:family="text">
      <style:text-properties officeooo:rsid="00441620"/>
    </style:style>
    <style:style style:name="T98" style:family="text">
      <style:text-properties officeooo:rsid="0045f804"/>
    </style:style>
    <style:style style:name="T99" style:family="text">
      <style:text-properties officeooo:rsid="0048f9d1"/>
    </style:style>
    <style:style style:name="T100" style:family="text">
      <style:text-properties officeooo:rsid="004f3a57"/>
    </style:style>
    <style:style style:name="T101" style:family="text">
      <style:text-properties officeooo:rsid="00503845"/>
    </style:style>
    <style:style style:name="T102" style:family="text">
      <style:text-properties officeooo:rsid="00538061"/>
    </style:style>
    <style:style style:name="T103" style:family="text">
      <style:text-properties officeooo:rsid="0053fc24"/>
    </style:style>
    <style:style style:name="T104" style:family="text">
      <style:text-properties officeooo:rsid="0058635a"/>
    </style:style>
    <style:style style:name="T105" style:family="text">
      <style:text-properties officeooo:rsid="00586c73"/>
    </style:style>
    <style:style style:name="T106" style:family="text">
      <style:text-properties officeooo:rsid="005e8d02"/>
    </style:style>
    <style:style style:name="T107" style:family="text">
      <style:text-properties officeooo:rsid="007191db"/>
    </style:style>
    <style:style style:name="T108" style:family="text">
      <style:text-properties officeooo:rsid="00730d25"/>
    </style:style>
    <style:style style:name="T109" style:family="text">
      <style:text-properties style:font-name-asian="DejaVu Sans Mono" style:font-name-complex="Lohit Hindi2"/>
    </style:style>
    <style:style style:name="T110" style:family="text">
      <style:text-properties officeooo:rsid="00336bf2" style:font-name-asian="DejaVu Sans Mono" style:font-name-complex="Lohit Hindi2"/>
    </style:style>
    <style:style style:name="T111" style:family="text">
      <style:text-properties officeooo:rsid="00730d25" style:font-name-asian="DejaVu Sans Mono" style:font-name-complex="Lohit Hindi2"/>
    </style:style>
    <style:style style:name="T112" style:family="text">
      <style:text-properties officeooo:rsid="005960fa" style:font-name-asian="DejaVu Sans Mono" style:font-name-complex="Lohit Hindi2"/>
    </style:style>
    <style:style style:name="T113" style:family="text">
      <style:text-properties officeooo:rsid="0089f2bb"/>
    </style:style>
    <style:style style:name="T114" style:family="text">
      <style:text-properties style:font-style-asian="italic"/>
    </style:style>
    <style:style style:name="T115" style:family="text">
      <style:text-properties style:font-style-asian="normal"/>
    </style:style>
    <style:style style:name="T116" style:family="text">
      <style:text-properties fo:font-variant="normal" fo:text-transform="none" style:text-position="0% 100%" fo:font-style="normal" style:text-underline-style="none" fo:font-weight="normal"/>
    </style:style>
    <style:style style:name="T117" style:family="text">
      <style:text-properties fo:font-variant="normal" fo:text-transform="none" style:text-position="0% 100%" style:text-underline-style="none" fo:font-weight="normal" officeooo:rsid="009e7c6d"/>
    </style:style>
    <style:style style:name="T118" style:family="text">
      <style:text-properties officeooo:rsid="009cd193"/>
    </style:style>
    <style:style style:name="T119" style:family="text">
      <style:text-properties officeooo:rsid="009d0314"/>
    </style:style>
    <style:style style:name="T120" style:family="text">
      <style:text-properties officeooo:rsid="009e7c6d"/>
    </style:style>
    <style:style style:name="T121" style:family="text">
      <style:text-properties officeooo:rsid="00440d27"/>
    </style:style>
    <style:style style:name="T122" style:family="text">
      <style:text-properties officeooo:rsid="00a1d847"/>
    </style:style>
    <style:style style:name="T123" style:family="text">
      <style:text-properties officeooo:rsid="00a30e88"/>
    </style:style>
    <style:style style:name="T124" style:family="text">
      <style:text-properties officeooo:rsid="00a4e18d"/>
    </style:style>
    <style:style style:name="T125" style:family="text">
      <style:text-properties officeooo:rsid="00a63128"/>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9" text:outline-level="1">Title</text:h>
      <text:p text:style-name="P7">Validity and reliability of the Brazilian Portuguese version of the Readiness to Change Questionnaire – RCQ-<text:span text:style-name="T99">BR</text:span>.</text:p>
      <text:h text:style-name="P69" text:outline-level="1">Introduction</text:h>
      <text:list xml:id="list1076751839493562703" text:style-name="L2">
        <text:list-item>
          <text:p text:style-name="P52">Describe the stages of changes model of Prochaska e DiClemente and its importance <text:span text:style-name="T104">for</text:span> clinical referral. </text:p>
        </text:list-item>
        <text:list-item>
          <text:p text:style-name="P52">Cite validated scales to measure readiness and the length limitation – SOCRATES and URICA. </text:p>
        </text:list-item>
        <text:list-item>
          <text:p text:style-name="P53"><text:span text:style-name="T101">Describe</text:span> validation studies of RCQ – English, Dutch and Spanish.</text:p>
        </text:list-item>
      </text:list>
      <text:list xml:id="list5411383283334731098" text:style-name="L3">
        <text:list-item>
          <text:p text:style-name="P54">EFA;</text:p>
        </text:list-item>
        <text:list-item>
          <text:p text:style-name="P58"><text:span text:style-name="T83">C</text:span><text:span text:style-name="T59">FA;</text:span></text:p>
        </text:list-item>
      </text:list>
      <text:list xml:id="list165623820898028" text:continue-list="list1076751839493562703" text:style-name="L2">
        <text:list-item>
          <text:p text:style-name="P55">Explain the importance of factor analysis with polychoric correlations – cite study </text:p>
        </text:list-item>
        <text:list-item>
          <text:p text:style-name="P56">Use <text:span text:style-name="T100">the scale as a control variable in RCQ evaluation model</text:span>.</text:p>
        </text:list-item>
      </text:list>
      <text:h text:style-name="P69" text:outline-level="1">Objectives</text:h>
      <text:p text:style-name="P3">To evaluate the psychometric properties of the Brazilian Portuguese version of <text:span text:style-name="T1">“Readiness to change questionnaire” (RCQ). </text:span></text:p>
      <text:list xml:id="list6900881843485167717" text:style-name="L4">
        <text:list-item>
          <text:p text:style-name="P60"><text:span text:style-name="T82">Identify a factorial structure of the questionnaire </text:span><text:span text:style-name="T83">using a factorial exploratory analysis</text:span><text:span text:style-name="T82">;</text:span></text:p>
        </text:list-item>
        <text:list-item>
          <text:p text:style-name="P59"><text:span text:style-name="T59">Compare the factorial structure found </text:span><text:span text:style-name="T89">in the objective 1</text:span><text:span text:style-name="T59"> with models proposed by literature using </text:span><text:span text:style-name="T89">a </text:span><text:span text:style-name="T59">confirmatory factor analysis;</text:span></text:p>
        </text:list-item>
      </text:list>
      <text:h text:style-name="P69" text:outline-level="1">Methods</text:h>
      <text:h text:style-name="P72" text:outline-level="2">Sample characteristics</text:h>
      <text:p text:style-name="P2"><text:span text:style-name="T97">We invited to enroll in the study users from the web-based intervention “</text:span><text:span text:style-name="T9">Beber Menos</text:span><text:span text:style-name="T97">” (Drink less) from 10/21/2013 to 03/11/2014. The participants (n = 713) who filled up all the RCQ items and consented to participate were included in analysis. From the 713 included in analyses, 52.6% were males and 47.5% females. The age ranged from 19 to 73 years (M = 39.8, SD </text:span><text:span text:style-name="T2">±</text:span><text:span text:style-name="T3"> 10.</text:span><text:span text:style-name="T4">3</text:span><text:span text:style-name="T3">). </text:span><text:span text:style-name="T4">The sample characteristics are described in table 1.</text:span></text:p>
      <text:h text:style-name="P73" text:outline-level="2"><text:soft-page-break/>Instruments</text:h>
      <text:p text:style-name="P1"><text:span text:style-name="T98">Demographic Questionnaire</text:span> – <text:span text:style-name="T98">with questions about sex, age, employment status, educational level, and region of living.</text:span></text:p>
      <text:p text:style-name="P2"><text:span text:style-name="T13">The Alcohol Use Disorders Identification Test </text:span><text:span text:style-name="T12">(AUDIT) </text:span><text:span text:style-name="T10">– is a 10-item questionnaire used to identify and classify users into alcohol consumption zones - no risk, low risk, high risk, and dependence. Developed by World Health Organization, AUDIT is used as a screening tool in many countries, including Brazil </text:span><text:reference-mark-start text:name="ZOTERO_ITEM CSL_CITATION {&quot;citationID&quot;:&quot;oapbnjo4&quot;,&quot;properties&quot;:{&quot;formattedCitation&quot;:&quot;(Lima et al., 2005; Meneses-Gaya, Zuardi, Loureiro, &amp; Crippa, 2009; Santos, Gouveia, Fernandes, Souza, &amp; Grangeiro, 2012)&quot;,&quot;plainCitation&quot;:&quot;(Lima et al., 2005; Meneses-Gaya, Zuardi, Loureiro, &amp; Crippa, 2009; Santos, Gouveia, Fernandes, Souza, &amp; Grangeiro, 2012)&quot;},&quot;citationItems&quot;:[{&quot;id&quot;:331,&quot;uris&quot;:[&quot;http://zotero.org/users/615579/items/ESQDJXE8&quot;],&quot;uri&quot;:[&quot;http://zotero.org/users/615579/items/ESQDJXE8&quot;],&quot;itemData&quot;:{&quot;id&quot;:331,&quot;type&quot;:&quot;article-journal&quot;,&quot;title&quot;:&quot;Concurrent and Construct Validity of the Audit in an Urban Brazilian Sample&quot;,&quot;container-title&quot;:&quot;Alcohol and Alcoholism&quot;,&quot;page&quot;:&quot;584-589&quot;,&quot;volume&quot;:&quot;40&quot;,&quot;issue&quot;:&quot;6&quot;,&quot;source&quot;:&quot;alcalc-oxfordjournals-org.ez25.periodicos.capes.gov.br&quot;,&quot;abstract&quot;:&quot;Aims: To assess the concurrent and the construct validity of the Alcohol Use Disorders Identification Test (AUDIT) in an urban Brazilian sample. Methods: A random sample of 166 clients of a health management organization, participated in this study. They were visited in their households and completed a self-report questionnaire, which included the AUDIT. Later, they answered the alcohol-related disorders (ARDs) Section of the Composite International Diagnostic Interview. The receiver operating curve (ROC) was used to find the best cut-off point for ICD-10 diagnosis of ARDs. Confirmatory factor analysis was run to assess the construct validity. Results: The ROC analysis showed the same cut-off point (7/8) for ICD-10 diagnosis of ARDs found in previous studies carried out in primary care settings, including in Brazil, with a sensitivity of 100% and a specificity of 76%. The confirmatory factor analysis suggested a two-factor structure. The first factor measured consumption and the second factor alcohol-related problems. Conclusions: The results supported the use of the self-reported version of the AUDIT in epidemiologic studies, and showed a similar cut-off point for detection of ARDs and hazardous drinking.&quot;,&quot;DOI&quot;:&quot;10.1093/alcalc/agh202&quot;,&quot;ISSN&quot;:&quot;0735-0414, 1464-3502&quot;,&quot;note&quot;:&quot;PMID: 16143704&quot;,&quot;journalAbbreviation&quot;:&quot;Alcohol and Alcoholism&quot;,&quot;language&quot;:&quot;en&quot;,&quot;author&quot;:[{&quot;family&quot;:&quot;Lima&quot;,&quot;given&quot;:&quot;Carlos Tadeu&quot;},{&quot;family&quot;:&quot;Freire&quot;,&quot;given&quot;:&quot;Antonio Carlos C.&quot;},{&quot;family&quot;:&quot;Silva&quot;,&quot;given&quot;:&quot;Andrezza Paula B.&quot;},{&quot;family&quot;:&quot;Teixeira&quot;,&quot;given&quot;:&quot;Rodrigo Maia&quot;},{&quot;family&quot;:&quot;Farrell&quot;,&quot;given&quot;:&quot;Michael&quot;},{&quot;family&quot;:&quot;Prince&quot;,&quot;given&quot;:&quot;Martin&quot;}],&quot;issued&quot;:{&quot;date-parts&quot;:[[&quot;2005&quot;,1,11]]},&quot;accessed&quot;:{&quot;date-parts&quot;:[[&quot;2014&quot;,4,19]]},&quot;PMID&quot;:&quot;16143704&quot;}},{&quot;id&quot;:295,&quot;uris&quot;:[&quot;http://zotero.org/users/615579/items/59NJQGEU&quot;],&quot;uri&quot;:[&quot;http://zotero.org/users/615579/items/59NJQGEU&quot;],&quot;itemData&quot;:{&quot;id&quot;:295,&quot;type&quot;:&quot;article-journal&quot;,&quot;title&quot;:&quot;Alcohol Use Disorders Identification Test (AUDIT): an updated systematic review of psychometric properties&quot;,&quot;container-title&quot;:&quot;Psychology &amp;amp; Neuroscience&quot;,&quot;page&quot;:&quot;83-97&quot;,&quot;volume&quot;:&quot;2&quot;,&quot;issue&quot;:&quot;1&quot;,&quot;source&quot;:&quot;SciELO&quot;,&quot;DOI&quot;:&quot;10.3922/j.psns.2009.1.12&quot;,&quot;ISSN&quot;:&quot;1983-3288&quot;,&quot;shortTitle&quot;:&quot;Alcohol Use Disorders Identification Test (AUDIT)&quot;,&quot;author&quot;:[{&quot;family&quot;:&quot;Meneses-Gaya&quot;,&quot;given&quot;:&quot;Carolina de&quot;},{&quot;family&quot;:&quot;Zuardi&quot;,&quot;given&quot;:&quot;Antonio Waldo&quot;},{&quot;family&quot;:&quot;Loureiro&quot;,&quot;given&quot;:&quot;Sonia Regina&quot;},{&quot;family&quot;:&quot;Crippa&quot;,&quot;given&quot;:&quot;José Alexandre S.&quot;}],&quot;issued&quot;:{&quot;date-parts&quot;:[[&quot;2009&quot;,6]]},&quot;accessed&quot;:{&quot;date-parts&quot;:[[&quot;2014&quot;,4,19]]}}},{&quot;id&quot;:1901,&quot;uris&quot;:[&quot;http://zotero.org/users/615579/items/JXU9IXZA&quot;],&quot;uri&quot;:[&quot;http://zotero.org/users/615579/items/JXU9IXZA&quot;],&quot;itemData&quot;:{&quot;id&quot;:1901,&quot;type&quot;:&quot;article-journal&quot;,&quot;title&quot;:&quot;Alcohol Use Disorder Identification Test (AUDIT): exploring its psychometric parameters&quot;,&quot;container-title&quot;:&quot;Jornal Brasileiro de Psiquiatria&quot;,&quot;page&quot;:&quot;117-123&quot;,&quot;volume&quot;:&quot;61&quot;,&quot;issue&quot;:&quot;3&quot;,&quot;source&quot;:&quot;SciELO&quot;,&quot;DOI&quot;:&quot;10.1590/S0047-20852012000300001&quot;,&quot;ISSN&quot;:&quot;0047-2085&quot;,&quot;shortTitle&quot;:&quot;Alcohol Use Disorder Identification Test (AUDIT)&quot;,&quot;author&quot;:[{&quot;family&quot;:&quot;Santos&quot;,&quot;given&quot;:&quot;Walberto Silva dos&quot;},{&quot;family&quot;:&quot;Gouveia&quot;,&quot;given&quot;:&quot;Valdiney Veloso&quot;},{&quot;family&quot;:&quot;Fernandes&quot;,&quot;given&quot;:&quot;Darlene Pinho&quot;},{&quot;family&quot;:&quot;Souza&quot;,&quot;given&quot;:&quot;Sarah Stella Bomfim de&quot;},{&quot;family&quot;:&quot;Grangeiro&quot;,&quot;given&quot;:&quot;Alex Sandro de Moura&quot;}],&quot;issued&quot;:{&quot;date-parts&quot;:[[&quot;2012&quot;,1]]},&quot;accessed&quot;:{&quot;date-parts&quot;:[[&quot;2013&quot;,3,18]]}}}],&quot;schema&quot;:&quot;https://github.com/citation-style-language/schema/raw/master/csl-citation.json&quot;} RNDlZqxNKq3DV"/><text:span text:style-name="T10">(Lima et al., 2005; Meneses-Gaya, Zuardi, Loureiro, &amp; Crippa, 2009; Santos, Gouveia, Fernandes, Souza, &amp; Grangeiro, 2012)</text:span><text:reference-mark-end text:name="ZOTERO_ITEM CSL_CITATION {&quot;citationID&quot;:&quot;oapbnjo4&quot;,&quot;properties&quot;:{&quot;formattedCitation&quot;:&quot;(Lima et al., 2005; Meneses-Gaya, Zuardi, Loureiro, &amp; Crippa, 2009; Santos, Gouveia, Fernandes, Souza, &amp; Grangeiro, 2012)&quot;,&quot;plainCitation&quot;:&quot;(Lima et al., 2005; Meneses-Gaya, Zuardi, Loureiro, &amp; Crippa, 2009; Santos, Gouveia, Fernandes, Souza, &amp; Grangeiro, 2012)&quot;},&quot;citationItems&quot;:[{&quot;id&quot;:331,&quot;uris&quot;:[&quot;http://zotero.org/users/615579/items/ESQDJXE8&quot;],&quot;uri&quot;:[&quot;http://zotero.org/users/615579/items/ESQDJXE8&quot;],&quot;itemData&quot;:{&quot;id&quot;:331,&quot;type&quot;:&quot;article-journal&quot;,&quot;title&quot;:&quot;Concurrent and Construct Validity of the Audit in an Urban Brazilian Sample&quot;,&quot;container-title&quot;:&quot;Alcohol and Alcoholism&quot;,&quot;page&quot;:&quot;584-589&quot;,&quot;volume&quot;:&quot;40&quot;,&quot;issue&quot;:&quot;6&quot;,&quot;source&quot;:&quot;alcalc-oxfordjournals-org.ez25.periodicos.capes.gov.br&quot;,&quot;abstract&quot;:&quot;Aims: To assess the concurrent and the construct validity of the Alcohol Use Disorders Identification Test (AUDIT) in an urban Brazilian sample. Methods: A random sample of 166 clients of a health management organization, participated in this study. They were visited in their households and completed a self-report questionnaire, which included the AUDIT. Later, they answered the alcohol-related disorders (ARDs) Section of the Composite International Diagnostic Interview. The receiver operating curve (ROC) was used to find the best cut-off point for ICD-10 diagnosis of ARDs. Confirmatory factor analysis was run to assess the construct validity. Results: The ROC analysis showed the same cut-off point (7/8) for ICD-10 diagnosis of ARDs found in previous studies carried out in primary care settings, including in Brazil, with a sensitivity of 100% and a specificity of 76%. The confirmatory factor analysis suggested a two-factor structure. The first factor measured consumption and the second factor alcohol-related problems. Conclusions: The results supported the use of the self-reported version of the AUDIT in epidemiologic studies, and showed a similar cut-off point for detection of ARDs and hazardous drinking.&quot;,&quot;DOI&quot;:&quot;10.1093/alcalc/agh202&quot;,&quot;ISSN&quot;:&quot;0735-0414, 1464-3502&quot;,&quot;note&quot;:&quot;PMID: 16143704&quot;,&quot;journalAbbreviation&quot;:&quot;Alcohol and Alcoholism&quot;,&quot;language&quot;:&quot;en&quot;,&quot;author&quot;:[{&quot;family&quot;:&quot;Lima&quot;,&quot;given&quot;:&quot;Carlos Tadeu&quot;},{&quot;family&quot;:&quot;Freire&quot;,&quot;given&quot;:&quot;Antonio Carlos C.&quot;},{&quot;family&quot;:&quot;Silva&quot;,&quot;given&quot;:&quot;Andrezza Paula B.&quot;},{&quot;family&quot;:&quot;Teixeira&quot;,&quot;given&quot;:&quot;Rodrigo Maia&quot;},{&quot;family&quot;:&quot;Farrell&quot;,&quot;given&quot;:&quot;Michael&quot;},{&quot;family&quot;:&quot;Prince&quot;,&quot;given&quot;:&quot;Martin&quot;}],&quot;issued&quot;:{&quot;date-parts&quot;:[[&quot;2005&quot;,1,11]]},&quot;accessed&quot;:{&quot;date-parts&quot;:[[&quot;2014&quot;,4,19]]},&quot;PMID&quot;:&quot;16143704&quot;}},{&quot;id&quot;:295,&quot;uris&quot;:[&quot;http://zotero.org/users/615579/items/59NJQGEU&quot;],&quot;uri&quot;:[&quot;http://zotero.org/users/615579/items/59NJQGEU&quot;],&quot;itemData&quot;:{&quot;id&quot;:295,&quot;type&quot;:&quot;article-journal&quot;,&quot;title&quot;:&quot;Alcohol Use Disorders Identification Test (AUDIT): an updated systematic review of psychometric properties&quot;,&quot;container-title&quot;:&quot;Psychology &amp;amp; Neuroscience&quot;,&quot;page&quot;:&quot;83-97&quot;,&quot;volume&quot;:&quot;2&quot;,&quot;issue&quot;:&quot;1&quot;,&quot;source&quot;:&quot;SciELO&quot;,&quot;DOI&quot;:&quot;10.3922/j.psns.2009.1.12&quot;,&quot;ISSN&quot;:&quot;1983-3288&quot;,&quot;shortTitle&quot;:&quot;Alcohol Use Disorders Identification Test (AUDIT)&quot;,&quot;author&quot;:[{&quot;family&quot;:&quot;Meneses-Gaya&quot;,&quot;given&quot;:&quot;Carolina de&quot;},{&quot;family&quot;:&quot;Zuardi&quot;,&quot;given&quot;:&quot;Antonio Waldo&quot;},{&quot;family&quot;:&quot;Loureiro&quot;,&quot;given&quot;:&quot;Sonia Regina&quot;},{&quot;family&quot;:&quot;Crippa&quot;,&quot;given&quot;:&quot;José Alexandre S.&quot;}],&quot;issued&quot;:{&quot;date-parts&quot;:[[&quot;2009&quot;,6]]},&quot;accessed&quot;:{&quot;date-parts&quot;:[[&quot;2014&quot;,4,19]]}}},{&quot;id&quot;:1901,&quot;uris&quot;:[&quot;http://zotero.org/users/615579/items/JXU9IXZA&quot;],&quot;uri&quot;:[&quot;http://zotero.org/users/615579/items/JXU9IXZA&quot;],&quot;itemData&quot;:{&quot;id&quot;:1901,&quot;type&quot;:&quot;article-journal&quot;,&quot;title&quot;:&quot;Alcohol Use Disorder Identification Test (AUDIT): exploring its psychometric parameters&quot;,&quot;container-title&quot;:&quot;Jornal Brasileiro de Psiquiatria&quot;,&quot;page&quot;:&quot;117-123&quot;,&quot;volume&quot;:&quot;61&quot;,&quot;issue&quot;:&quot;3&quot;,&quot;source&quot;:&quot;SciELO&quot;,&quot;DOI&quot;:&quot;10.1590/S0047-20852012000300001&quot;,&quot;ISSN&quot;:&quot;0047-2085&quot;,&quot;shortTitle&quot;:&quot;Alcohol Use Disorder Identification Test (AUDIT)&quot;,&quot;author&quot;:[{&quot;family&quot;:&quot;Santos&quot;,&quot;given&quot;:&quot;Walberto Silva dos&quot;},{&quot;family&quot;:&quot;Gouveia&quot;,&quot;given&quot;:&quot;Valdiney Veloso&quot;},{&quot;family&quot;:&quot;Fernandes&quot;,&quot;given&quot;:&quot;Darlene Pinho&quot;},{&quot;family&quot;:&quot;Souza&quot;,&quot;given&quot;:&quot;Sarah Stella Bomfim de&quot;},{&quot;family&quot;:&quot;Grangeiro&quot;,&quot;given&quot;:&quot;Alex Sandro de Moura&quot;}],&quot;issued&quot;:{&quot;date-parts&quot;:[[&quot;2012&quot;,1]]},&quot;accessed&quot;:{&quot;date-parts&quot;:[[&quot;2013&quot;,3,18]]}}}],&quot;schema&quot;:&quot;https://github.com/citation-style-language/schema/raw/master/csl-citation.json&quot;} RNDlZqxNKq3DV"/><text:span text:style-name="T10">. The audit score is computed as a simply sum of items. Scores fewer than 7, indicate low risk use; between 7 and 15, risk user; between 16 and 19, high risk and above 20, suggestive dependence.</text:span></text:p>
      <text:p text:style-name="P51"><text:span text:style-name="T61">Readiness</text:span><text:span text:style-name="T60"> to change questionnaire</text:span><text:span text:style-name="T62"> (RCQ-12) – used to classify alcohol users in three stages of changes: precontemplation, contemplation and action. It was first proposed by Prochaska &amp; DiClemente </text:span><text:reference-mark-start text:name="ZOTERO_ITEM CSL_CITATION {&quot;citationID&quot;:&quot;1fmjck0gvi&quot;,&quot;properties&quot;:{&quot;formattedCitation&quot;:&quot;(1982)&quot;,&quot;plainCitation&quot;:&quot;(1982)&quot;},&quot;citationItems&quot;:[{&quot;id&quot;:289,&quot;uris&quot;:[&quot;http://zotero.org/users/615579/items/32CBKAVE&quot;],&quot;uri&quot;:[&quot;http://zotero.org/users/615579/items/32CBKAVE&quot;],&quot;itemData&quot;:{&quot;id&quot;:289,&quot;type&quot;:&quot;article-journal&quot;,&quot;title&quot;:&quot;Transtheoretical therapy: Toward a more integrative model of change&quot;,&quot;container-title&quot;:&quot;Psychotherapy: Theory, Research &amp; Practice&quot;,&quot;page&quot;:&quot;276-288&quot;,&quot;volume&quot;:&quot;19&quot;,&quot;issue&quot;:&quot;3&quot;,&quot;source&quot;:&quot;APA PsycNET&quot;,&quot;abstract&quot;:&quot;Offers transtheoretical therapy as one alternative when seeking a synthesis for the increasing proliferation of therapeutic systems. From a comparative analysis of 18 leading systems, 5 basic processes of change were identified by the present 1st author (1979). They are consciousness raising (feedback, education), conditional stimuli (counterconditioning, stimulus control), catharsis (corrective emotional experiences, dramatic relief), choosing (self-liberation, social liberation), and contingency control (reevaluation, contingency management). Each process can be applied at the level of either the individual's experience or environment. The present authors (see record 1982-31158-001) have identified the following stages of change: contemplation, termination, action, and maintenance. The verbal processes of change—consciousness raising, catharsis, and choosing—are most important during the 1st 2 stages, while behavior therapies (conditional stimuli and contingency control) are needed once a commitment is made. It is suggested that in the transtheoretical model, cognitive restructuring is seen as the result of the individual effectively applying the appropriate processes of change during each of the appropriate stages of change. (27 ref)&quot;,&quot;DOI&quot;:&quot;10.1037/h0088437&quot;,&quot;ISSN&quot;:&quot;0033-3204(Print)&quot;,&quot;shortTitle&quot;:&quot;Transtheoretical therapy&quot;,&quot;author&quot;:[{&quot;family&quot;:&quot;Prochaska&quot;,&quot;given&quot;:&quot;James O.&quot;},{&quot;family&quot;:&quot;DiClemente&quot;,&quot;given&quot;:&quot;Carlo C.&quot;}],&quot;issued&quot;:{&quot;date-parts&quot;:[[&quot;1982&quot;]]}},&quot;suppress-author&quot;:true}],&quot;schema&quot;:&quot;https://github.com/citation-style-language/schema/raw/master/csl-citation.json&quot;} RNDtIjA72nME3"/><text:span text:style-name="T62">(1982)</text:span><text:reference-mark-end text:name="ZOTERO_ITEM CSL_CITATION {&quot;citationID&quot;:&quot;1fmjck0gvi&quot;,&quot;properties&quot;:{&quot;formattedCitation&quot;:&quot;(1982)&quot;,&quot;plainCitation&quot;:&quot;(1982)&quot;},&quot;citationItems&quot;:[{&quot;id&quot;:289,&quot;uris&quot;:[&quot;http://zotero.org/users/615579/items/32CBKAVE&quot;],&quot;uri&quot;:[&quot;http://zotero.org/users/615579/items/32CBKAVE&quot;],&quot;itemData&quot;:{&quot;id&quot;:289,&quot;type&quot;:&quot;article-journal&quot;,&quot;title&quot;:&quot;Transtheoretical therapy: Toward a more integrative model of change&quot;,&quot;container-title&quot;:&quot;Psychotherapy: Theory, Research &amp; Practice&quot;,&quot;page&quot;:&quot;276-288&quot;,&quot;volume&quot;:&quot;19&quot;,&quot;issue&quot;:&quot;3&quot;,&quot;source&quot;:&quot;APA PsycNET&quot;,&quot;abstract&quot;:&quot;Offers transtheoretical therapy as one alternative when seeking a synthesis for the increasing proliferation of therapeutic systems. From a comparative analysis of 18 leading systems, 5 basic processes of change were identified by the present 1st author (1979). They are consciousness raising (feedback, education), conditional stimuli (counterconditioning, stimulus control), catharsis (corrective emotional experiences, dramatic relief), choosing (self-liberation, social liberation), and contingency control (reevaluation, contingency management). Each process can be applied at the level of either the individual's experience or environment. The present authors (see record 1982-31158-001) have identified the following stages of change: contemplation, termination, action, and maintenance. The verbal processes of change—consciousness raising, catharsis, and choosing—are most important during the 1st 2 stages, while behavior therapies (conditional stimuli and contingency control) are needed once a commitment is made. It is suggested that in the transtheoretical model, cognitive restructuring is seen as the result of the individual effectively applying the appropriate processes of change during each of the appropriate stages of change. (27 ref)&quot;,&quot;DOI&quot;:&quot;10.1037/h0088437&quot;,&quot;ISSN&quot;:&quot;0033-3204(Print)&quot;,&quot;shortTitle&quot;:&quot;Transtheoretical therapy&quot;,&quot;author&quot;:[{&quot;family&quot;:&quot;Prochaska&quot;,&quot;given&quot;:&quot;James O.&quot;},{&quot;family&quot;:&quot;DiClemente&quot;,&quot;given&quot;:&quot;Carlo C.&quot;}],&quot;issued&quot;:{&quot;date-parts&quot;:[[&quot;1982&quot;]]}},&quot;suppress-author&quot;:true}],&quot;schema&quot;:&quot;https://github.com/citation-style-language/schema/raw/master/csl-citation.json&quot;} RNDtIjA72nME3"/><text:span text:style-name="T62">. The RCQ-12 was created by Rollnick, Heather, Gold &amp; Hall </text:span><text:reference-mark-start text:name="ZOTERO_ITEM CSL_CITATION {&quot;citationID&quot;:&quot;qo99s8fkk&quot;,&quot;properties&quot;:{&quot;formattedCitation&quot;:&quot;(Rollnick, Heather, Gold, &amp; Hall, 1992)&quot;,&quot;plainCitation&quot;:&quot;(Rollnick, Heather, Gold, &amp; Hall, 1992)&quot;},&quot;citationItems&quot;:[{&quot;id&quot;:&quot;lJgjmRrM/fVsjEjSZ&quot;,&quot;uris&quot;:[&quot;http://zotero.org/users/615579/items/4T9UZVD4&quot;],&quot;uri&quot;:[&quot;http://zotero.org/users/615579/items/4T9UZVD4&quot;],&quot;itemData&quot;:{&quot;id&quot;:&quot;lJgjmRrM/fVsjEjSZ&quot;,&quot;type&quot;:&quot;article-journal&quot;,&quot;title&quot;:&quot;Development of a short 'readiness to change' questionnaire for use in brief, opportunistic interventions among excessive drinkers&quot;,&quot;container-title&quot;:&quot;British journal of addiction&quot;,&quot;page&quot;:&quot;743-754&quot;,&quot;volume&quot;:&quot;87&quot;,&quot;issue&quot;:&quot;5&quot;,&quot;source&quot;:&quot;NCBI PubMed&quot;,&quot;abstract&quot;:&quot;Excessive drinkers (141) identified in medical settings who were not seeking help for an alcohol problem completed a questionnaire based on Prochaska and DiClemente's stages of change model. Principal components analysis revealed a clear factor structure corresponding to the 'precontemplation', 'contemplation' and 'action' stages of change. On this basis, a 12-item 'Readiness to change' questionnaire was developed with satisfactory psychometric properties. As predicted, scale scores on adjacent stages of change showed significantly higher inter-correlations than scores on non-adjacent stages. Concurrent validation by comparison with subjects' choices of cartoons depicting each of the stages of change and with screening questions regarding aspects of drinking behaviour was moderate to very good. The questionnaire provides a short and convenient measure of readiness to change which may be used in conjunction with brief, opportunistic interventions with excessive drinkers.&quot;,&quot;ISSN&quot;:&quot;0952-0481&quot;,&quot;note&quot;:&quot;PMID: 1591525&quot;,&quot;journalAbbreviation&quot;:&quot;Br J Addict&quot;,&quot;language&quot;:&quot;eng&quot;,&quot;author&quot;:[{&quot;family&quot;:&quot;Rollnick&quot;,&quot;given&quot;:&quot;S&quot;},{&quot;family&quot;:&quot;Heather&quot;,&quot;given&quot;:&quot;N&quot;},{&quot;family&quot;:&quot;Gold&quot;,&quot;given&quot;:&quot;R&quot;},{&quot;family&quot;:&quot;Hall&quot;,&quot;given&quot;:&quot;W&quot;}],&quot;issued&quot;:{&quot;year&quot;:1992,&quot;month&quot;:5},&quot;PMID&quot;:&quot;1591525&quot;,&quot;page-first&quot;:&quot;743&quot;,&quot;container-title-short&quot;:&quot;Br J Addict&quot;}}],&quot;schema&quot;:&quot;https://github.com/citation-style-language/schema/raw/master/csl-citation.json&quot;} RNDxj6vMrC9Q6"/><text:span text:style-name="T62">(Rollnick, Heather, Gold, &amp; Hall, 1992)</text:span><text:reference-mark-end text:name="ZOTERO_ITEM CSL_CITATION {&quot;citationID&quot;:&quot;qo99s8fkk&quot;,&quot;properties&quot;:{&quot;formattedCitation&quot;:&quot;(Rollnick, Heather, Gold, &amp; Hall, 1992)&quot;,&quot;plainCitation&quot;:&quot;(Rollnick, Heather, Gold, &amp; Hall, 1992)&quot;},&quot;citationItems&quot;:[{&quot;id&quot;:&quot;lJgjmRrM/fVsjEjSZ&quot;,&quot;uris&quot;:[&quot;http://zotero.org/users/615579/items/4T9UZVD4&quot;],&quot;uri&quot;:[&quot;http://zotero.org/users/615579/items/4T9UZVD4&quot;],&quot;itemData&quot;:{&quot;id&quot;:&quot;lJgjmRrM/fVsjEjSZ&quot;,&quot;type&quot;:&quot;article-journal&quot;,&quot;title&quot;:&quot;Development of a short 'readiness to change' questionnaire for use in brief, opportunistic interventions among excessive drinkers&quot;,&quot;container-title&quot;:&quot;British journal of addiction&quot;,&quot;page&quot;:&quot;743-754&quot;,&quot;volume&quot;:&quot;87&quot;,&quot;issue&quot;:&quot;5&quot;,&quot;source&quot;:&quot;NCBI PubMed&quot;,&quot;abstract&quot;:&quot;Excessive drinkers (141) identified in medical settings who were not seeking help for an alcohol problem completed a questionnaire based on Prochaska and DiClemente's stages of change model. Principal components analysis revealed a clear factor structure corresponding to the 'precontemplation', 'contemplation' and 'action' stages of change. On this basis, a 12-item 'Readiness to change' questionnaire was developed with satisfactory psychometric properties. As predicted, scale scores on adjacent stages of change showed significantly higher inter-correlations than scores on non-adjacent stages. Concurrent validation by comparison with subjects' choices of cartoons depicting each of the stages of change and with screening questions regarding aspects of drinking behaviour was moderate to very good. The questionnaire provides a short and convenient measure of readiness to change which may be used in conjunction with brief, opportunistic interventions with excessive drinkers.&quot;,&quot;ISSN&quot;:&quot;0952-0481&quot;,&quot;note&quot;:&quot;PMID: 1591525&quot;,&quot;journalAbbreviation&quot;:&quot;Br J Addict&quot;,&quot;language&quot;:&quot;eng&quot;,&quot;author&quot;:[{&quot;family&quot;:&quot;Rollnick&quot;,&quot;given&quot;:&quot;S&quot;},{&quot;family&quot;:&quot;Heather&quot;,&quot;given&quot;:&quot;N&quot;},{&quot;family&quot;:&quot;Gold&quot;,&quot;given&quot;:&quot;R&quot;},{&quot;family&quot;:&quot;Hall&quot;,&quot;given&quot;:&quot;W&quot;}],&quot;issued&quot;:{&quot;year&quot;:1992,&quot;month&quot;:5},&quot;PMID&quot;:&quot;1591525&quot;,&quot;page-first&quot;:&quot;743&quot;,&quot;container-title-short&quot;:&quot;Br J Addict&quot;}}],&quot;schema&quot;:&quot;https://github.com/citation-style-language/schema/raw/master/csl-citation.json&quot;} RNDxj6vMrC9Q6"/><text:span text:style-name="T62">, and has 12 items </text:span><text:span text:style-name="T81">answered</text:span><text:span text:style-name="T62"> in a 5-point Likert scale which ranges from “Strongly disagree” (-2) to “Strongly agree” (+2). </text:span><text:span text:style-name="T78">The s</text:span><text:span text:style-name="T62">cores are obtained using a simple sum of the items </text:span><text:span text:style-name="T92">from each stage – Precontemplation: 3,4,8,9; contemplation: 1,5,10,12; and, action: 2,6,7,11</text:span><text:span text:style-name="T62">. </text:span><text:span text:style-name="T92">The person is classify in the stage with larger scores. In case of ties, the the person is classified using the advance stage. </text:span><text:span text:style-name="T62">As </text:span><text:span text:style-name="T64">Defuentes-Merillas et al. </text:span><text:reference-mark-start text:name="ZOTERO_ITEM CSL_CITATION {&quot;citationID&quot;:&quot;se76m2ius&quot;,&quot;properties&quot;:{&quot;formattedCitation&quot;:&quot;(2002)&quot;,&quot;plainCitation&quot;:&quot;(2002)&quot;},&quot;citationItems&quot;:[{&quot;id&quot;:443,&quot;uris&quot;:[&quot;http://zotero.org/users/615579/items/FM5XM4H9&quot;],&quot;uri&quot;:[&quot;http://zotero.org/users/615579/items/FM5XM4H9&quot;],&quot;itemData&quot;:{&quot;id&quot;:443,&quot;type&quot;:&quot;article-journal&quot;,&quot;title&quot;:&quot;Reliability and validity of the Dutch version of the Readiness to Change Questionnaire&quot;,&quot;container-title&quot;:&quot;Alcohol and alcoholism (Oxford, Oxfordshire)&quot;,&quot;page&quot;:&quot;93-99&quot;,&quot;volume&quot;:&quot;37&quot;,&quot;issue&quot;:&quot;1&quot;,&quot;source&quot;:&quot;NCBI PubMed&quot;,&quot;abstract&quot;:&quot;The aim of the present study was to evaluate the psychometric properties of the Dutch version of the Readiness to Change Questionnaire (RCQ-D). The subjects were 246 excessive drinkers admitted to an addiction treatment centre and 54 offenders convicted of an alcohol-related crime in The Netherlands. The factor structure of the RCQ-D for the two samples combined was found to be consistent with the three-factor structure established for the original RCQ. The reliability of the items for each scale was found to be satisfactory. Allocated stage of change showed significant differences between the different subsamples. As expected, the scale scores for adjacent stages of change showed significantly higher inter-correlations than the scale scores for non-adjacent stages. Additionally, the negatively formulated items from the pre-contemplation scale were reformulated positively and their internal consistency tested among the offender sample. The positively formulated pre-contemplation items showed a higher alpha value than the negatively formulated items. We therefore suggest that the positively formulated items should replace the negatively formulated ones.&quot;,&quot;ISSN&quot;:&quot;0735-0414&quot;,&quot;note&quot;:&quot;PMID: 11825864&quot;,&quot;journalAbbreviation&quot;:&quot;Alcohol Alcohol.&quot;,&quot;language&quot;:&quot;eng&quot;,&quot;author&quot;:[{&quot;family&quot;:&quot;Defuentes-Merillas&quot;,&quot;given&quot;:&quot;L&quot;},{&quot;family&quot;:&quot;Dejong&quot;,&quot;given&quot;:&quot;C A J&quot;},{&quot;family&quot;:&quot;Schippers&quot;,&quot;given&quot;:&quot;G M&quot;}],&quot;issued&quot;:{&quot;date-parts&quot;:[[&quot;2002&quot;,2]]},&quot;PMID&quot;:&quot;11825864&quot;},&quot;suppress-author&quot;:true}],&quot;schema&quot;:&quot;https://github.com/citation-style-language/schema/raw/master/csl-citation.json&quot;} RND348T5CNFB6"/><text:span text:style-name="T64">(2002)</text:span><text:reference-mark-end text:name="ZOTERO_ITEM CSL_CITATION {&quot;citationID&quot;:&quot;se76m2ius&quot;,&quot;properties&quot;:{&quot;formattedCitation&quot;:&quot;(2002)&quot;,&quot;plainCitation&quot;:&quot;(2002)&quot;},&quot;citationItems&quot;:[{&quot;id&quot;:443,&quot;uris&quot;:[&quot;http://zotero.org/users/615579/items/FM5XM4H9&quot;],&quot;uri&quot;:[&quot;http://zotero.org/users/615579/items/FM5XM4H9&quot;],&quot;itemData&quot;:{&quot;id&quot;:443,&quot;type&quot;:&quot;article-journal&quot;,&quot;title&quot;:&quot;Reliability and validity of the Dutch version of the Readiness to Change Questionnaire&quot;,&quot;container-title&quot;:&quot;Alcohol and alcoholism (Oxford, Oxfordshire)&quot;,&quot;page&quot;:&quot;93-99&quot;,&quot;volume&quot;:&quot;37&quot;,&quot;issue&quot;:&quot;1&quot;,&quot;source&quot;:&quot;NCBI PubMed&quot;,&quot;abstract&quot;:&quot;The aim of the present study was to evaluate the psychometric properties of the Dutch version of the Readiness to Change Questionnaire (RCQ-D). The subjects were 246 excessive drinkers admitted to an addiction treatment centre and 54 offenders convicted of an alcohol-related crime in The Netherlands. The factor structure of the RCQ-D for the two samples combined was found to be consistent with the three-factor structure established for the original RCQ. The reliability of the items for each scale was found to be satisfactory. Allocated stage of change showed significant differences between the different subsamples. As expected, the scale scores for adjacent stages of change showed significantly higher inter-correlations than the scale scores for non-adjacent stages. Additionally, the negatively formulated items from the pre-contemplation scale were reformulated positively and their internal consistency tested among the offender sample. The positively formulated pre-contemplation items showed a higher alpha value than the negatively formulated items. We therefore suggest that the positively formulated items should replace the negatively formulated ones.&quot;,&quot;ISSN&quot;:&quot;0735-0414&quot;,&quot;note&quot;:&quot;PMID: 11825864&quot;,&quot;journalAbbreviation&quot;:&quot;Alcohol Alcohol.&quot;,&quot;language&quot;:&quot;eng&quot;,&quot;author&quot;:[{&quot;family&quot;:&quot;Defuentes-Merillas&quot;,&quot;given&quot;:&quot;L&quot;},{&quot;family&quot;:&quot;Dejong&quot;,&quot;given&quot;:&quot;C A J&quot;},{&quot;family&quot;:&quot;Schippers&quot;,&quot;given&quot;:&quot;G M&quot;}],&quot;issued&quot;:{&quot;date-parts&quot;:[[&quot;2002&quot;,2]]},&quot;PMID&quot;:&quot;11825864&quot;},&quot;suppress-author&quot;:true}],&quot;schema&quot;:&quot;https://github.com/citation-style-language/schema/raw/master/csl-citation.json&quot;} RND348T5CNFB6"/><text:span text:style-name="T64"> </text:span><text:span text:style-name="T65">proposed in the Dutch </text:span><text:span text:style-name="T76">validation </text:span><text:span text:style-name="T77">study</text:span><text:span text:style-name="T64">, </text:span><text:span text:style-name="T65">n</text:span><text:span text:style-name="T62">egative items were </text:span><text:span text:style-name="T91">re</text:span><text:span text:style-name="T62">written in a positive format to </text:span><text:span text:style-name="T84">enhance</text:span><text:span text:style-name="T62"> </text:span><text:span text:style-name="T84">comprehension</text:span><text:span text:style-name="T62"> </text:span><text:span text:style-name="T78">by respondents.</text:span></text:p>
      <text:h text:style-name="P78" text:outline-level="2"><text:span text:style-name="T79">P</text:span><text:span text:style-name="T59">rocedures</text:span></text:h>
      <text:p text:style-name="P4"><text:span text:style-name="T78">T</text:span><text:span text:style-name="T59">he </text:span><text:span text:style-name="T85">E</text:span><text:span text:style-name="T59">nglish version of </text:span><text:span text:style-name="T85">Readiness</text:span><text:span text:style-name="T59"> to change questionnaire (RCQ-12) was translated by the authors in Portuguese and made available in Brazilian version of the Drinkless e-health intervention. Drinkless is an electronic screening, brief intervention and referral to treatment (e-SBIRT) developed by World Health Organization. The Drinkless </text:span><text:span text:style-name="T85">intervention </text:span><text:span text:style-name="T59">is also available in English, Spanish, Hindi </text:span><text:span text:style-name="T85">and </text:span><text:span text:style-name="T59">Belorussian. </text:span><text:span text:style-name="T78">The RCQ-12 was included as part of the program. After enrol</text:span><text:span text:style-name="T59">l</text:span><text:span text:style-name="T78">ment, users were invited to participate </text:span><text:span text:style-name="T59">in the study</text:span><text:span text:style-name="T78">. </text:span><text:span text:style-name="T59">Participants who agreed </text:span><text:span text:style-name="T78">filled up the questionnaires. After that, </text:span><text:span text:style-name="T59">w</text:span><text:span text:style-name="T78">e extracted data </text:span><text:span text:style-name="T59">and </text:span><text:span text:style-name="T78">then analy</text:span><text:span text:style-name="T59">sed.</text:span><text:span text:style-name="T78"> All procedures were approved by </text:span><text:span text:style-name="T85">the</text:span><text:span text:style-name="T78"> Institutional Review Board </text:span><text:span text:style-name="T85">of</text:span><text:span text:style-name="T78"> </text:span><text:span text:style-name="T61">Universidade Federal de São Paulo</text:span><text:span text:style-name="T78">.</text:span></text:p>
      <text:h text:style-name="P74" text:outline-level="2">Data analysis</text:h>
      <text:p text:style-name="P5"><text:span text:style-name="T80">We extract data using a R script. After extraction, we </text:span><text:span text:style-name="T85">merged</text:span><text:span text:style-name="T80"> the tables </text:span><text:span text:style-name="T85">with sociodemographic information, AUDIT and RCQ </text:span><text:span text:style-name="T80">using a primary identifier. Later on, we conducted </text:span><text:span text:style-name="T92">descriptive</text:span><text:span text:style-name="T80"> </text:span><text:soft-page-break/><text:span text:style-name="T80">analysis on demographic variables and items of RCQ-12. </text:span><text:span text:style-name="T85">To perform the exploratory and confirmatory factor analysis, we divided the data </text:span><text:span text:style-name="T87">from participants</text:span><text:span text:style-name="T85"> randomly into two halves. </text:span></text:p>
      <text:list xml:id="list8624270239373145964" text:style-name="L5">
        <text:list-item>
          <text:p text:style-name="P61"><text:span text:style-name="T86">E</text:span><text:span text:style-name="T85">xploratory factor analysis - </text:span><text:span text:style-name="T80">we checked sampling adequacy using </text:span><text:span text:style-name="T63">Kaiser-Meyer-Olkin </text:span><text:span text:style-name="T66">(KMO) </text:span><text:span text:style-name="T67">and Bartlett test. To identify the number of </text:span><text:span text:style-name="T68">factors</text:span><text:span text:style-name="T67">, we used the </text:span><text:span text:style-name="T68">method of </text:span><text:span text:style-name="T67">parallel analysis </text:span><text:reference-mark-start text:name="ZOTERO_ITEM CSL_CITATION {&quot;citationID&quot;:&quot;j5fkum8ll&quot;,&quot;properties&quot;:{&quot;formattedCitation&quot;:&quot;(Horn, 1965)&quot;,&quot;plainCitation&quot;:&quot;(Horn, 1965)&quot;},&quot;citationItems&quot;:[{&quot;id&quot;:552,&quot;uris&quot;:[&quot;http://zotero.org/users/615579/items/NHQDSR62&quot;],&quot;uri&quot;:[&quot;http://zotero.org/users/615579/items/NHQDSR62&quot;],&quot;itemData&quot;:{&quot;id&quot;:552,&quot;type&quot;:&quot;article-journal&quot;,&quot;title&quot;:&quot;A rationale and test for the number of factors in factor analysis&quot;,&quot;container-title&quot;:&quot;Psychometrika&quot;,&quot;page&quot;:&quot;179-185&quot;,&quot;volume&quot;:&quot;30&quot;,&quot;issue&quot;:&quot;2&quot;,&quot;source&quot;:&quot;link.springer.com&quot;,&quot;abstract&quot;:&quot;It is suggested that if Guttman's latent-root-one lower bound estimate for the rank of a correlation matrix is accepted as a psychometric upper bound, following the proofs and arguments of Kaiser and Dickman, then the rank for a sample matrix should be estimated by subtracting out the component in the latent roots which can be attributed to sampling error, and least-squares “capitalization” on this error, in the calculation of the correlations and the roots. A procedure based on the generation of random variables is given for estimating the component which needs to be subtracted.&quot;,&quot;DOI&quot;:&quot;10.1007/BF02289447&quot;,&quot;ISSN&quot;:&quot;0033-3123, 1860-0980&quot;,&quot;journalAbbreviation&quot;:&quot;Psychometrika&quot;,&quot;language&quot;:&quot;en&quot;,&quot;author&quot;:[{&quot;family&quot;:&quot;Horn&quot;,&quot;given&quot;:&quot;John L.&quot;}],&quot;issued&quot;:{&quot;date-parts&quot;:[[&quot;1965&quot;,6,1]]},&quot;accessed&quot;:{&quot;date-parts&quot;:[[&quot;2014&quot;,5,8]]}}}],&quot;schema&quot;:&quot;https://github.com/citation-style-language/schema/raw/master/csl-citation.json&quot;} RNDX6ZzFHj1Wa"/><text:span text:style-name="T68">(Horn, 1965)</text:span><text:reference-mark-end text:name="ZOTERO_ITEM CSL_CITATION {&quot;citationID&quot;:&quot;j5fkum8ll&quot;,&quot;properties&quot;:{&quot;formattedCitation&quot;:&quot;(Horn, 1965)&quot;,&quot;plainCitation&quot;:&quot;(Horn, 1965)&quot;},&quot;citationItems&quot;:[{&quot;id&quot;:552,&quot;uris&quot;:[&quot;http://zotero.org/users/615579/items/NHQDSR62&quot;],&quot;uri&quot;:[&quot;http://zotero.org/users/615579/items/NHQDSR62&quot;],&quot;itemData&quot;:{&quot;id&quot;:552,&quot;type&quot;:&quot;article-journal&quot;,&quot;title&quot;:&quot;A rationale and test for the number of factors in factor analysis&quot;,&quot;container-title&quot;:&quot;Psychometrika&quot;,&quot;page&quot;:&quot;179-185&quot;,&quot;volume&quot;:&quot;30&quot;,&quot;issue&quot;:&quot;2&quot;,&quot;source&quot;:&quot;link.springer.com&quot;,&quot;abstract&quot;:&quot;It is suggested that if Guttman's latent-root-one lower bound estimate for the rank of a correlation matrix is accepted as a psychometric upper bound, following the proofs and arguments of Kaiser and Dickman, then the rank for a sample matrix should be estimated by subtracting out the component in the latent roots which can be attributed to sampling error, and least-squares “capitalization” on this error, in the calculation of the correlations and the roots. A procedure based on the generation of random variables is given for estimating the component which needs to be subtracted.&quot;,&quot;DOI&quot;:&quot;10.1007/BF02289447&quot;,&quot;ISSN&quot;:&quot;0033-3123, 1860-0980&quot;,&quot;journalAbbreviation&quot;:&quot;Psychometrika&quot;,&quot;language&quot;:&quot;en&quot;,&quot;author&quot;:[{&quot;family&quot;:&quot;Horn&quot;,&quot;given&quot;:&quot;John L.&quot;}],&quot;issued&quot;:{&quot;date-parts&quot;:[[&quot;1965&quot;,6,1]]},&quot;accessed&quot;:{&quot;date-parts&quot;:[[&quot;2014&quot;,5,8]]}}}],&quot;schema&quot;:&quot;https://github.com/citation-style-language/schema/raw/master/csl-citation.json&quot;} RNDX6ZzFHj1Wa"/><text:span text:style-name="T67"> </text:span><text:span text:style-name="T70">with polychoric correlations</text:span><text:span text:style-name="T71"> </text:span><text:span text:style-name="T68">as suggested by</text:span><text:span text:style-name="T70"> Garrido, Abad &amp; Ponsoda </text:span><text:reference-mark-start text:name="ZOTERO_ITEM CSL_CITATION {&quot;citationID&quot;:&quot;1qqi5hogr7&quot;,&quot;properties&quot;:{&quot;formattedCitation&quot;:&quot;(2013)&quot;,&quot;plainCitation&quot;:&quot;(2013)&quot;},&quot;citationItems&quot;:[{&quot;id&quot;:738,&quot;uris&quot;:[&quot;http://zotero.org/users/615579/items/QTICFV3I&quot;],&quot;uri&quot;:[&quot;http://zotero.org/users/615579/items/QTICFV3I&quot;],&quot;itemData&quot;:{&quot;id&quot;:738,&quot;type&quot;:&quot;article-journal&quot;,&quot;title&quot;:&quot;A new look at Horn's parallel analysis with ordinal variables&quot;,&quot;container-title&quot;:&quot;Psychological Methods&quot;,&quot;page&quot;:&quot;454-474&quot;,&quot;volume&quot;:&quot;18&quot;,&quot;issue&quot;:&quot;4&quot;,&quot;source&quot;:&quot;NCBI PubMed&quot;,&quot;abstract&quot;:&quot;Previous research evaluating the performance of Horn's parallel analysis (PA) factor retention method with ordinal variables has produced unexpected findings. Specifically, PA with Pearson correlations has performed as well as or better than PA with the more theoretically appropriate polychoric correlations. Seeking to clarify these findings, the current study employed a more comprehensive simulation study that included the systematic manipulation of 7 factors related to the data (sample size, factor loading, number of variables per factor, number of factors, factor correlation, number of response categories, and skewness) as well as 3 factors related to the PA method (type of correlation matrix, extraction method, and eigenvalue percentile). The results from the simulation study show that PA with either Pearson or polychoric correlations is particularly sensitive to the sample size, factor loadings, number of variables per factor, and factor correlations. However, whereas PA with polychorics is relatively robust to the skewness of the ordinal variables, PA with Pearson correlations frequently retains difficulty factors and is generally inaccurate with large levels of skewness. In light of these findings, we recommend the use of PA with polychoric correlations for the dimensionality assessment of ordinal-level data.&quot;,&quot;DOI&quot;:&quot;10.1037/a0030005&quot;,&quot;ISSN&quot;:&quot;1939-1463&quot;,&quot;note&quot;:&quot;PMID: 23046000&quot;,&quot;journalAbbreviation&quot;:&quot;Psychol Methods&quot;,&quot;language&quot;:&quot;eng&quot;,&quot;author&quot;:[{&quot;family&quot;:&quot;Garrido&quot;,&quot;given&quot;:&quot;Luis Eduardo&quot;},{&quot;family&quot;:&quot;Abad&quot;,&quot;given&quot;:&quot;Francisco José&quot;},{&quot;family&quot;:&quot;Ponsoda&quot;,&quot;given&quot;:&quot;Vicente&quot;}],&quot;issued&quot;:{&quot;date-parts&quot;:[[&quot;2013&quot;,12]]},&quot;PMID&quot;:&quot;23046000&quot;},&quot;suppress-author&quot;:true}],&quot;schema&quot;:&quot;https://github.com/citation-style-language/schema/raw/master/csl-citation.json&quot;} RNDkAAkYbNm4T"/><text:span text:style-name="T70">(2013)</text:span><text:reference-mark-end text:name="ZOTERO_ITEM CSL_CITATION {&quot;citationID&quot;:&quot;1qqi5hogr7&quot;,&quot;properties&quot;:{&quot;formattedCitation&quot;:&quot;(2013)&quot;,&quot;plainCitation&quot;:&quot;(2013)&quot;},&quot;citationItems&quot;:[{&quot;id&quot;:738,&quot;uris&quot;:[&quot;http://zotero.org/users/615579/items/QTICFV3I&quot;],&quot;uri&quot;:[&quot;http://zotero.org/users/615579/items/QTICFV3I&quot;],&quot;itemData&quot;:{&quot;id&quot;:738,&quot;type&quot;:&quot;article-journal&quot;,&quot;title&quot;:&quot;A new look at Horn's parallel analysis with ordinal variables&quot;,&quot;container-title&quot;:&quot;Psychological Methods&quot;,&quot;page&quot;:&quot;454-474&quot;,&quot;volume&quot;:&quot;18&quot;,&quot;issue&quot;:&quot;4&quot;,&quot;source&quot;:&quot;NCBI PubMed&quot;,&quot;abstract&quot;:&quot;Previous research evaluating the performance of Horn's parallel analysis (PA) factor retention method with ordinal variables has produced unexpected findings. Specifically, PA with Pearson correlations has performed as well as or better than PA with the more theoretically appropriate polychoric correlations. Seeking to clarify these findings, the current study employed a more comprehensive simulation study that included the systematic manipulation of 7 factors related to the data (sample size, factor loading, number of variables per factor, number of factors, factor correlation, number of response categories, and skewness) as well as 3 factors related to the PA method (type of correlation matrix, extraction method, and eigenvalue percentile). The results from the simulation study show that PA with either Pearson or polychoric correlations is particularly sensitive to the sample size, factor loadings, number of variables per factor, and factor correlations. However, whereas PA with polychorics is relatively robust to the skewness of the ordinal variables, PA with Pearson correlations frequently retains difficulty factors and is generally inaccurate with large levels of skewness. In light of these findings, we recommend the use of PA with polychoric correlations for the dimensionality assessment of ordinal-level data.&quot;,&quot;DOI&quot;:&quot;10.1037/a0030005&quot;,&quot;ISSN&quot;:&quot;1939-1463&quot;,&quot;note&quot;:&quot;PMID: 23046000&quot;,&quot;journalAbbreviation&quot;:&quot;Psychol Methods&quot;,&quot;language&quot;:&quot;eng&quot;,&quot;author&quot;:[{&quot;family&quot;:&quot;Garrido&quot;,&quot;given&quot;:&quot;Luis Eduardo&quot;},{&quot;family&quot;:&quot;Abad&quot;,&quot;given&quot;:&quot;Francisco José&quot;},{&quot;family&quot;:&quot;Ponsoda&quot;,&quot;given&quot;:&quot;Vicente&quot;}],&quot;issued&quot;:{&quot;date-parts&quot;:[[&quot;2013&quot;,12]]},&quot;PMID&quot;:&quot;23046000&quot;},&quot;suppress-author&quot;:true}],&quot;schema&quot;:&quot;https://github.com/citation-style-language/schema/raw/master/csl-citation.json&quot;} RNDkAAkYbNm4T"/><text:span text:style-name="T67"> </text:span><text:span text:style-name="T69">a</text:span><text:span text:style-name="T67">nd the method of Very Simple Structured (VSS)</text:span><text:reference-mark-start text:name="ZOTERO_ITEM CSL_CITATION {&quot;citationID&quot;:&quot;minfe3nru&quot;,&quot;properties&quot;:{&quot;formattedCitation&quot;:&quot;(Revelle &amp; Rocklin, 1979)&quot;,&quot;plainCitation&quot;:&quot;(Revelle &amp; Rocklin, 1979)&quot;},&quot;citationItems&quot;:[{&quot;id&quot;:555,&quot;uris&quot;:[&quot;http://zotero.org/users/615579/items/KHWBHQTF&quot;],&quot;uri&quot;:[&quot;http://zotero.org/users/615579/items/KHWBHQTF&quot;],&quot;itemData&quot;:{&quot;id&quot;:555,&quot;type&quot;:&quot;article-journal&quot;,&quot;title&quot;:&quot;Very Simple Structure: An Alternative Procedure For Estimating The Optimal Number Of Interpretable Factors&quot;,&quot;container-title&quot;:&quot;Multivariate Behavioral Research&quot;,&quot;page&quot;:&quot;403-414&quot;,&quot;volume&quot;:&quot;14&quot;,&quot;issue&quot;:&quot;4&quot;,&quot;source&quot;:&quot;Taylor and Francis+NEJM&quot;,&quot;abstract&quot;:&quot;A new procedure for determining the optimal number of interpretable factors to extract from a correlation matrix is introduced and compared to more conventional procedures. The new method evaluates the magnitude of the Very Simple Structure index of goodness of fit for factor solutions of increasing rank. The number of factors which maximizes the VSS criterion is taken as being the optimal number of factors to extract. Thirty-two artificial and two real data sets are used in order to compare this procedure with such methods as maximum likelihood, the eigenvalue greater than 1.0 rule, and comparison of the observed eigenvalues with those expected from random data.&quot;,&quot;DOI&quot;:&quot;10.1207/s15327906mbr1404_2&quot;,&quot;ISSN&quot;:&quot;0027-3171&quot;,&quot;note&quot;:&quot;bibtex: doi:10.1207/s15327906mbr1404_2&quot;,&quot;shortTitle&quot;:&quot;Very Simple Structure&quot;,&quot;author&quot;:[{&quot;family&quot;:&quot;Revelle&quot;,&quot;given&quot;:&quot;William&quot;},{&quot;family&quot;:&quot;Rocklin&quot;,&quot;given&quot;:&quot;Thomas&quot;}],&quot;issued&quot;:{&quot;date-parts&quot;:[[&quot;1979&quot;]]},&quot;accessed&quot;:{&quot;date-parts&quot;:[[&quot;2014&quot;,5,8]]}}}],&quot;schema&quot;:&quot;https://github.com/citation-style-language/schema/raw/master/csl-citation.json&quot;} RNDRf5EoN68ee"/><text:span text:style-name="T67">(Revelle &amp; Rocklin, 1979)</text:span><text:reference-mark-end text:name="ZOTERO_ITEM CSL_CITATION {&quot;citationID&quot;:&quot;minfe3nru&quot;,&quot;properties&quot;:{&quot;formattedCitation&quot;:&quot;(Revelle &amp; Rocklin, 1979)&quot;,&quot;plainCitation&quot;:&quot;(Revelle &amp; Rocklin, 1979)&quot;},&quot;citationItems&quot;:[{&quot;id&quot;:555,&quot;uris&quot;:[&quot;http://zotero.org/users/615579/items/KHWBHQTF&quot;],&quot;uri&quot;:[&quot;http://zotero.org/users/615579/items/KHWBHQTF&quot;],&quot;itemData&quot;:{&quot;id&quot;:555,&quot;type&quot;:&quot;article-journal&quot;,&quot;title&quot;:&quot;Very Simple Structure: An Alternative Procedure For Estimating The Optimal Number Of Interpretable Factors&quot;,&quot;container-title&quot;:&quot;Multivariate Behavioral Research&quot;,&quot;page&quot;:&quot;403-414&quot;,&quot;volume&quot;:&quot;14&quot;,&quot;issue&quot;:&quot;4&quot;,&quot;source&quot;:&quot;Taylor and Francis+NEJM&quot;,&quot;abstract&quot;:&quot;A new procedure for determining the optimal number of interpretable factors to extract from a correlation matrix is introduced and compared to more conventional procedures. The new method evaluates the magnitude of the Very Simple Structure index of goodness of fit for factor solutions of increasing rank. The number of factors which maximizes the VSS criterion is taken as being the optimal number of factors to extract. Thirty-two artificial and two real data sets are used in order to compare this procedure with such methods as maximum likelihood, the eigenvalue greater than 1.0 rule, and comparison of the observed eigenvalues with those expected from random data.&quot;,&quot;DOI&quot;:&quot;10.1207/s15327906mbr1404_2&quot;,&quot;ISSN&quot;:&quot;0027-3171&quot;,&quot;note&quot;:&quot;bibtex: doi:10.1207/s15327906mbr1404_2&quot;,&quot;shortTitle&quot;:&quot;Very Simple Structure&quot;,&quot;author&quot;:[{&quot;family&quot;:&quot;Revelle&quot;,&quot;given&quot;:&quot;William&quot;},{&quot;family&quot;:&quot;Rocklin&quot;,&quot;given&quot;:&quot;Thomas&quot;}],&quot;issued&quot;:{&quot;date-parts&quot;:[[&quot;1979&quot;]]},&quot;accessed&quot;:{&quot;date-parts&quot;:[[&quot;2014&quot;,5,8]]}}}],&quot;schema&quot;:&quot;https://github.com/citation-style-language/schema/raw/master/csl-citation.json&quot;} RNDRf5EoN68ee"/><text:span text:style-name="T67">. We conducted the </text:span><text:span text:style-name="T69">factor analysis using polychoric correlations with the oblique rotation </text:span><text:span text:style-name="T67">“</text:span><text:span text:style-name="T69">Oblimin</text:span><text:span text:style-name="T67">”. </text:span><text:span text:style-name="T69">This analysis is seem as more appropriated to study the underlying structure of the questionnaire </text:span><text:reference-mark-start text:name="ZOTERO_ITEM CSL_CITATION {&quot;citationID&quot;:&quot;265d0abb76&quot;,&quot;properties&quot;:{&quot;formattedCitation&quot;:&quot;(Fabrigar, Wegener, MacCallum, &amp; Strahan, 1999)&quot;,&quot;plainCitation&quot;:&quot;(Fabrigar, Wegener, MacCallum, &amp; Strahan, 1999)&quot;},&quot;citationItems&quot;:[{&quot;id&quot;:684,&quot;uris&quot;:[&quot;http://zotero.org/users/615579/items/NMG4XIGB&quot;],&quot;uri&quot;:[&quot;http://zotero.org/users/615579/items/NMG4XIGB&quot;],&quot;itemData&quot;:{&quot;id&quot;:684,&quot;type&quot;:&quot;article-journal&quot;,&quot;title&quot;:&quot;Evaluating the use of exploratory factor analysis in psychological research.&quot;,&quot;container-title&quot;:&quot;Psychological methods&quot;,&quot;page&quot;:&quot;272&quot;,&quot;volume&quot;:&quot;4&quot;,&quot;issue&quot;:&quot;3&quot;,&quot;author&quot;:[{&quot;family&quot;:&quot;Fabrigar&quot;,&quot;given&quot;:&quot;Leandre R&quot;},{&quot;family&quot;:&quot;Wegener&quot;,&quot;given&quot;:&quot;Duane T&quot;},{&quot;family&quot;:&quot;MacCallum&quot;,&quot;given&quot;:&quot;Robert C&quot;},{&quot;family&quot;:&quot;Strahan&quot;,&quot;given&quot;:&quot;Erin J&quot;}],&quot;issued&quot;:{&quot;date-parts&quot;:[[&quot;1999&quot;]]}}}],&quot;schema&quot;:&quot;https://github.com/citation-style-language/schema/raw/master/csl-citation.json&quot;} RNDAcoUnsv4OI"/><text:span text:style-name="T69">(Fabrigar, Wegener, MacCallum, &amp; Strahan, 1999)</text:span><text:reference-mark-end text:name="ZOTERO_ITEM CSL_CITATION {&quot;citationID&quot;:&quot;265d0abb76&quot;,&quot;properties&quot;:{&quot;formattedCitation&quot;:&quot;(Fabrigar, Wegener, MacCallum, &amp; Strahan, 1999)&quot;,&quot;plainCitation&quot;:&quot;(Fabrigar, Wegener, MacCallum, &amp; Strahan, 1999)&quot;},&quot;citationItems&quot;:[{&quot;id&quot;:684,&quot;uris&quot;:[&quot;http://zotero.org/users/615579/items/NMG4XIGB&quot;],&quot;uri&quot;:[&quot;http://zotero.org/users/615579/items/NMG4XIGB&quot;],&quot;itemData&quot;:{&quot;id&quot;:684,&quot;type&quot;:&quot;article-journal&quot;,&quot;title&quot;:&quot;Evaluating the use of exploratory factor analysis in psychological research.&quot;,&quot;container-title&quot;:&quot;Psychological methods&quot;,&quot;page&quot;:&quot;272&quot;,&quot;volume&quot;:&quot;4&quot;,&quot;issue&quot;:&quot;3&quot;,&quot;author&quot;:[{&quot;family&quot;:&quot;Fabrigar&quot;,&quot;given&quot;:&quot;Leandre R&quot;},{&quot;family&quot;:&quot;Wegener&quot;,&quot;given&quot;:&quot;Duane T&quot;},{&quot;family&quot;:&quot;MacCallum&quot;,&quot;given&quot;:&quot;Robert C&quot;},{&quot;family&quot;:&quot;Strahan&quot;,&quot;given&quot;:&quot;Erin J&quot;}],&quot;issued&quot;:{&quot;date-parts&quot;:[[&quot;1999&quot;]]}}}],&quot;schema&quot;:&quot;https://github.com/citation-style-language/schema/raw/master/csl-citation.json&quot;} RNDAcoUnsv4OI"/><text:span text:style-name="T69">. </text:span><text:span text:style-name="T75">It also allows the use of fit indices as </text:span><text:span text:style-name="T71">Tucker-Lewis Index (TLI) </text:span><text:span text:style-name="T75">and residuals inspection with the </text:span><text:span text:style-name="T71">root mean square error of approximation (RMSEA). </text:span><text:span text:style-name="T67">Cronbach's alpha </text:span><text:reference-mark-start text:name="ZOTERO_ITEM CSL_CITATION {&quot;citationID&quot;:&quot;27g96ugsh4&quot;,&quot;properties&quot;:{&quot;formattedCitation&quot;:&quot;(Cronbach, 1951)&quot;,&quot;plainCitation&quot;:&quot;(Cronbach, 1951)&quot;},&quot;citationItems&quot;:[{&quot;id&quot;:491,&quot;uris&quot;:[&quot;http://zotero.org/users/615579/items/QPJB2URS&quot;],&quot;uri&quot;:[&quot;http://zotero.org/users/615579/items/QPJB2URS&quot;],&quot;itemData&quot;:{&quot;id&quot;:491,&quot;type&quot;:&quot;article-journal&quot;,&quot;title&quot;:&quot;Coefficient alpha and the internal structure of tests&quot;,&quot;container-title&quot;:&quot;Psychometrika&quot;,&quot;page&quot;:&quot;297-334&quot;,&quot;volume&quot;:&quot;16&quot;,&quot;issue&quot;:&quot;3&quot;,&quot;DOI&quot;:&quot;10.1007/BF02310555&quot;,&quot;ISSN&quot;:&quot;0033-3123&quot;,&quot;language&quot;:&quot;English&quot;,&quot;author&quot;:[{&quot;family&quot;:&quot;Cronbach&quot;,&quot;given&quot;:&quot;LeeJ.&quot;}],&quot;issued&quot;:{&quot;date-parts&quot;:[[&quot;1951&quot;]]}}}],&quot;schema&quot;:&quot;https://github.com/citation-style-language/schema/raw/master/csl-citation.json&quot;} RNDCDLYxcTusy"/><text:span text:style-name="T67">(Cronbach, 1951)</text:span><text:reference-mark-end text:name="ZOTERO_ITEM CSL_CITATION {&quot;citationID&quot;:&quot;27g96ugsh4&quot;,&quot;properties&quot;:{&quot;formattedCitation&quot;:&quot;(Cronbach, 1951)&quot;,&quot;plainCitation&quot;:&quot;(Cronbach, 1951)&quot;},&quot;citationItems&quot;:[{&quot;id&quot;:491,&quot;uris&quot;:[&quot;http://zotero.org/users/615579/items/QPJB2URS&quot;],&quot;uri&quot;:[&quot;http://zotero.org/users/615579/items/QPJB2URS&quot;],&quot;itemData&quot;:{&quot;id&quot;:491,&quot;type&quot;:&quot;article-journal&quot;,&quot;title&quot;:&quot;Coefficient alpha and the internal structure of tests&quot;,&quot;container-title&quot;:&quot;Psychometrika&quot;,&quot;page&quot;:&quot;297-334&quot;,&quot;volume&quot;:&quot;16&quot;,&quot;issue&quot;:&quot;3&quot;,&quot;DOI&quot;:&quot;10.1007/BF02310555&quot;,&quot;ISSN&quot;:&quot;0033-3123&quot;,&quot;language&quot;:&quot;English&quot;,&quot;author&quot;:[{&quot;family&quot;:&quot;Cronbach&quot;,&quot;given&quot;:&quot;LeeJ.&quot;}],&quot;issued&quot;:{&quot;date-parts&quot;:[[&quot;1951&quot;]]}}}],&quot;schema&quot;:&quot;https://github.com/citation-style-language/schema/raw/master/csl-citation.json&quot;} RNDCDLYxcTusy"/><text:span text:style-name="T67"> was used to a</text:span><text:span text:style-name="T70">ss</text:span><text:span text:style-name="T67">ess </text:span><text:span text:style-name="T70">reliability</text:span><text:span text:style-name="T67"> of the scale. All analysis were performed </text:span><text:span text:style-name="T70">using the </text:span><text:span text:style-name="T67">R </text:span><text:span text:style-name="T75">language </text:span><text:reference-mark-start text:name="ZOTERO_ITEM CSL_CITATION {&quot;citationID&quot;:&quot;1icr913nbu&quot;,&quot;properties&quot;:{&quot;formattedCitation&quot;:&quot;(R Development Core Team, 2014)&quot;,&quot;plainCitation&quot;:&quot;(R Development Core Team, 2014)&quot;},&quot;citationItems&quot;:[{&quot;id&quot;:2902,&quot;uris&quot;:[&quot;http://zotero.org/users/615579/items/W7BJTTIC&quot;],&quot;uri&quot;:[&quot;http://zotero.org/users/615579/items/W7BJTTIC&quot;],&quot;itemData&quot;:{&quot;id&quot;:2902,&quot;type&quot;:&quot;book&quot;,&quot;title&quot;:&quot;R: A language and environment for statistical   computing&quot;,&quot;publisher&quot;:&quot;R Foundation for Statistical Computing&quot;,&quot;publisher-place&quot;:&quot;Viena&quot;,&quot;event-place&quot;:&quot;Viena&quot;,&quot;URL&quot;:&quot;http://www.R-project.org&quot;,&quot;ISBN&quot;:&quot;3-900051-07-0&quot;,&quot;author&quot;:[{&quot;family&quot;:&quot;R Development Core Team&quot;,&quot;given&quot;:&quot;&quot;}],&quot;issued&quot;:{&quot;date-parts&quot;:[[&quot;2014&quot;]]}}}],&quot;schema&quot;:&quot;https://github.com/citation-style-language/schema/raw/master/csl-citation.json&quot;} RNDeuBWKEBb8H"/><text:span text:style-name="T67">(R Development Core Team, 2014)</text:span><text:reference-mark-end text:name="ZOTERO_ITEM CSL_CITATION {&quot;citationID&quot;:&quot;1icr913nbu&quot;,&quot;properties&quot;:{&quot;formattedCitation&quot;:&quot;(R Development Core Team, 2014)&quot;,&quot;plainCitation&quot;:&quot;(R Development Core Team, 2014)&quot;},&quot;citationItems&quot;:[{&quot;id&quot;:2902,&quot;uris&quot;:[&quot;http://zotero.org/users/615579/items/W7BJTTIC&quot;],&quot;uri&quot;:[&quot;http://zotero.org/users/615579/items/W7BJTTIC&quot;],&quot;itemData&quot;:{&quot;id&quot;:2902,&quot;type&quot;:&quot;book&quot;,&quot;title&quot;:&quot;R: A language and environment for statistical   computing&quot;,&quot;publisher&quot;:&quot;R Foundation for Statistical Computing&quot;,&quot;publisher-place&quot;:&quot;Viena&quot;,&quot;event-place&quot;:&quot;Viena&quot;,&quot;URL&quot;:&quot;http://www.R-project.org&quot;,&quot;ISBN&quot;:&quot;3-900051-07-0&quot;,&quot;author&quot;:[{&quot;family&quot;:&quot;R Development Core Team&quot;,&quot;given&quot;:&quot;&quot;}],&quot;issued&quot;:{&quot;date-parts&quot;:[[&quot;2014&quot;]]}}}],&quot;schema&quot;:&quot;https://github.com/citation-style-language/schema/raw/master/csl-citation.json&quot;} RNDeuBWKEBb8H"/><text:span text:style-name="T99"> </text:span><text:span text:style-name="T75">and the </text:span><text:span text:style-name="T99">package “psych” </text:span><text:reference-mark-start text:name="ZOTERO_ITEM CSL_CITATION {&quot;citationID&quot;:&quot;1073iq6igd&quot;,&quot;properties&quot;:{&quot;formattedCitation&quot;:&quot;(Revelle, 2014)&quot;,&quot;plainCitation&quot;:&quot;(Revelle, 2014)&quot;},&quot;citationItems&quot;:[{&quot;id&quot;:454,&quot;uris&quot;:[&quot;http://zotero.org/users/615579/items/PJSQ6TV8&quot;],&quot;uri&quot;:[&quot;http://zotero.org/users/615579/items/PJSQ6TV8&quot;],&quot;itemData&quot;:{&quot;id&quot;:454,&quot;type&quot;:&quot;book&quot;,&quot;title&quot;:&quot;psych: Procedures for Psychological, Psychometric, and Personality Research&quot;,&quot;publisher-place&quot;:&quot;Evanston, Illinois&quot;,&quot;event-place&quot;:&quot;Evanston, Illinois&quot;,&quot;URL&quot;:&quot;http://CRAN.R-project.org/package=psych&quot;,&quot;note&quot;:&quot;R package version 1.4.2\nbibtex:&quot;,&quot;author&quot;:[{&quot;family&quot;:&quot;Revelle&quot;,&quot;given&quot;:&quot;William&quot;}],&quot;issued&quot;:{&quot;date-parts&quot;:[[&quot;2014&quot;]]}}}],&quot;schema&quot;:&quot;https://github.com/citation-style-language/schema/raw/master/csl-citation.json&quot;} RND9ORiR9A1Gn"/><text:span text:style-name="T99">(Revelle, 2014)</text:span><text:reference-mark-end text:name="ZOTERO_ITEM CSL_CITATION {&quot;citationID&quot;:&quot;1073iq6igd&quot;,&quot;properties&quot;:{&quot;formattedCitation&quot;:&quot;(Revelle, 2014)&quot;,&quot;plainCitation&quot;:&quot;(Revelle, 2014)&quot;},&quot;citationItems&quot;:[{&quot;id&quot;:454,&quot;uris&quot;:[&quot;http://zotero.org/users/615579/items/PJSQ6TV8&quot;],&quot;uri&quot;:[&quot;http://zotero.org/users/615579/items/PJSQ6TV8&quot;],&quot;itemData&quot;:{&quot;id&quot;:454,&quot;type&quot;:&quot;book&quot;,&quot;title&quot;:&quot;psych: Procedures for Psychological, Psychometric, and Personality Research&quot;,&quot;publisher-place&quot;:&quot;Evanston, Illinois&quot;,&quot;event-place&quot;:&quot;Evanston, Illinois&quot;,&quot;URL&quot;:&quot;http://CRAN.R-project.org/package=psych&quot;,&quot;note&quot;:&quot;R package version 1.4.2\nbibtex:&quot;,&quot;author&quot;:[{&quot;family&quot;:&quot;Revelle&quot;,&quot;given&quot;:&quot;William&quot;}],&quot;issued&quot;:{&quot;date-parts&quot;:[[&quot;2014&quot;]]}}}],&quot;schema&quot;:&quot;https://github.com/citation-style-language/schema/raw/master/csl-citation.json&quot;} RND9ORiR9A1Gn"/>.</text:p>
        </text:list-item>
        <text:list-item>
          <text:p text:style-name="P50"><text:span text:style-name="T102">Confirmatory factor analysis – we compared the fit indices for the four models evaluated by Forsberg, Halldin and Wennberg </text:span><text:reference-mark-start text:name="ZOTERO_ITEM CSL_CITATION {&quot;citationID&quot;:&quot;1vmi8c1qid&quot;,&quot;properties&quot;:{&quot;formattedCitation&quot;:&quot;(2003)&quot;,&quot;plainCitation&quot;:&quot;(2003)&quot;},&quot;citationItems&quot;:[{&quot;id&quot;:636,&quot;uris&quot;:[&quot;http://zotero.org/users/615579/items/R2QVMPSV&quot;],&quot;uri&quot;:[&quot;http://zotero.org/users/615579/items/R2QVMPSV&quot;],&quot;itemData&quot;:{&quot;id&quot;:636,&quot;type&quot;:&quot;article-journal&quot;,&quot;title&quot;:&quot;Psychometric Properties and Factor Structure of the Readiness to Change Questionnaire&quot;,&quot;container-title&quot;:&quot;Alcohol and Alcoholism&quot;,&quot;page&quot;:&quot;276-280&quot;,&quot;volume&quot;:&quot;38&quot;,&quot;issue&quot;:&quot;3&quot;,&quot;source&quot;:&quot;alcalc.oxfordjournals.org&quot;,&quot;abstract&quot;:&quot;Aims: This study is aimed at describing the psychometric properties and factor structure of the Swedish version of the Readiness to Change Questionnaire (RTCQ). Originally, the questionnaire included three factors (Precontemplation, Contemplation and Action) in a model that intends to measure stages of change. Methods: Patients at an emergency ward were screened for hazardous alcohol consumption and patients who met risk criteria and responded to the RTCQ were included in the study (n = 165). A confirmatory factor analysis proved to be slightly more suitable for a three-factor solution, compared to the one-factor solution. Results: The three scales reflecting the three factors showed satisfactory reliability. Conclusions: The presented data give no support for abandoning the original use of the test.&quot;,&quot;DOI&quot;:&quot;10.1093/alcalc/agg067&quot;,&quot;ISSN&quot;:&quot;0735-0414, 1464-3502&quot;,&quot;note&quot;:&quot;PMID: 12711664&quot;,&quot;journalAbbreviation&quot;:&quot;Alcohol and Alcoholism&quot;,&quot;language&quot;:&quot;en&quot;,&quot;author&quot;:[{&quot;family&quot;:&quot;Forsberg&quot;,&quot;given&quot;:&quot;Lars&quot;},{&quot;family&quot;:&quot;Halldin&quot;,&quot;given&quot;:&quot;Jan&quot;},{&quot;family&quot;:&quot;Wennberg&quot;,&quot;given&quot;:&quot;Peter&quot;}],&quot;issued&quot;:{&quot;date-parts&quot;:[[&quot;2003&quot;,1,5]]},&quot;accessed&quot;:{&quot;date-parts&quot;:[[&quot;2014&quot;,6,30]]},&quot;PMID&quot;:&quot;12711664&quot;},&quot;suppress-author&quot;:true}],&quot;schema&quot;:&quot;https://github.com/citation-style-language/schema/raw/master/csl-citation.json&quot;} RNDWXHIUl6pHE"/><text:span text:style-name="T102">(2003)</text:span><text:reference-mark-end text:name="ZOTERO_ITEM CSL_CITATION {&quot;citationID&quot;:&quot;1vmi8c1qid&quot;,&quot;properties&quot;:{&quot;formattedCitation&quot;:&quot;(2003)&quot;,&quot;plainCitation&quot;:&quot;(2003)&quot;},&quot;citationItems&quot;:[{&quot;id&quot;:636,&quot;uris&quot;:[&quot;http://zotero.org/users/615579/items/R2QVMPSV&quot;],&quot;uri&quot;:[&quot;http://zotero.org/users/615579/items/R2QVMPSV&quot;],&quot;itemData&quot;:{&quot;id&quot;:636,&quot;type&quot;:&quot;article-journal&quot;,&quot;title&quot;:&quot;Psychometric Properties and Factor Structure of the Readiness to Change Questionnaire&quot;,&quot;container-title&quot;:&quot;Alcohol and Alcoholism&quot;,&quot;page&quot;:&quot;276-280&quot;,&quot;volume&quot;:&quot;38&quot;,&quot;issue&quot;:&quot;3&quot;,&quot;source&quot;:&quot;alcalc.oxfordjournals.org&quot;,&quot;abstract&quot;:&quot;Aims: This study is aimed at describing the psychometric properties and factor structure of the Swedish version of the Readiness to Change Questionnaire (RTCQ). Originally, the questionnaire included three factors (Precontemplation, Contemplation and Action) in a model that intends to measure stages of change. Methods: Patients at an emergency ward were screened for hazardous alcohol consumption and patients who met risk criteria and responded to the RTCQ were included in the study (n = 165). A confirmatory factor analysis proved to be slightly more suitable for a three-factor solution, compared to the one-factor solution. Results: The three scales reflecting the three factors showed satisfactory reliability. Conclusions: The presented data give no support for abandoning the original use of the test.&quot;,&quot;DOI&quot;:&quot;10.1093/alcalc/agg067&quot;,&quot;ISSN&quot;:&quot;0735-0414, 1464-3502&quot;,&quot;note&quot;:&quot;PMID: 12711664&quot;,&quot;journalAbbreviation&quot;:&quot;Alcohol and Alcoholism&quot;,&quot;language&quot;:&quot;en&quot;,&quot;author&quot;:[{&quot;family&quot;:&quot;Forsberg&quot;,&quot;given&quot;:&quot;Lars&quot;},{&quot;family&quot;:&quot;Halldin&quot;,&quot;given&quot;:&quot;Jan&quot;},{&quot;family&quot;:&quot;Wennberg&quot;,&quot;given&quot;:&quot;Peter&quot;}],&quot;issued&quot;:{&quot;date-parts&quot;:[[&quot;2003&quot;,1,5]]},&quot;accessed&quot;:{&quot;date-parts&quot;:[[&quot;2014&quot;,6,30]]},&quot;PMID&quot;:&quot;12711664&quot;},&quot;suppress-author&quot;:true}],&quot;schema&quot;:&quot;https://github.com/citation-style-language/schema/raw/master/csl-citation.json&quot;} RNDWXHIUl6pHE"/>: <text:span text:style-name="T103">0-factor soluction; 1-factor solution; 3-factors ortogonal, and 3-factors correlated. Additionally, we included the 2 factor model proposed in the exploratory factor analysis. The fit indices used for comparisions were the Comparative Fit Index (CFI) where values greater than .90 indicated good fit. Akaike Information Criterion (AIC) and Bayesian Information Criterion (BIC) were also used, where lower values indicate better model. To check the adjustment of the model, we inspected the residuals using the root mean square error of approximation (RMSEA) considering as a good model those with values lower than .08 </text:span><text:reference-mark-start text:name="ZOTERO_ITEM CSL_CITATION {&quot;citationID&quot;:&quot;26q8d5ut0d&quot;,&quot;properties&quot;:{&quot;formattedCitation&quot;:&quot;(Brown, 2006)&quot;,&quot;plainCitation&quot;:&quot;(Brown, 2006)&quot;},&quot;citationItems&quot;:[{&quot;id&quot;:744,&quot;uris&quot;:[&quot;http://zotero.org/users/615579/items/XXCRCNH6&quot;],&quot;uri&quot;:[&quot;http://zotero.org/users/615579/items/XXCRCNH6&quot;],&quot;itemData&quot;:{&quot;id&quot;:744,&quot;type&quot;:&quot;book&quot;,&quot;title&quot;:&quot;Confirmatory factor analysis for applied research&quot;,&quot;collection-title&quot;:&quot;Methodology in the social sciences&quot;,&quot;publisher&quot;:&quot;Guilford Press&quot;,&quot;publisher-place&quot;:&quot;New York&quot;,&quot;number-of-pages&quot;:&quot;475&quot;,&quot;source&quot;:&quot;Library of Congress ISBN&quot;,&quot;event-place&quot;:&quot;New York&quot;,&quot;ISBN&quot;:&quot;1593852754&quot;,&quot;call-number&quot;:&quot;BF39.2.F32 B76 2006&quot;,&quot;author&quot;:[{&quot;family&quot;:&quot;Brown&quot;,&quot;given&quot;:&quot;Timothy A.&quot;}],&quot;issued&quot;:{&quot;date-parts&quot;:[[&quot;2006&quot;]]}}}],&quot;schema&quot;:&quot;https://github.com/citation-style-language/schema/raw/master/csl-citation.json&quot;} RNDpdLD1w97j4"/><text:span text:style-name="T103">(Brown, 2006)</text:span><text:reference-mark-end text:name="ZOTERO_ITEM CSL_CITATION {&quot;citationID&quot;:&quot;26q8d5ut0d&quot;,&quot;properties&quot;:{&quot;formattedCitation&quot;:&quot;(Brown, 2006)&quot;,&quot;plainCitation&quot;:&quot;(Brown, 2006)&quot;},&quot;citationItems&quot;:[{&quot;id&quot;:744,&quot;uris&quot;:[&quot;http://zotero.org/users/615579/items/XXCRCNH6&quot;],&quot;uri&quot;:[&quot;http://zotero.org/users/615579/items/XXCRCNH6&quot;],&quot;itemData&quot;:{&quot;id&quot;:744,&quot;type&quot;:&quot;book&quot;,&quot;title&quot;:&quot;Confirmatory factor analysis for applied research&quot;,&quot;collection-title&quot;:&quot;Methodology in the social sciences&quot;,&quot;publisher&quot;:&quot;Guilford Press&quot;,&quot;publisher-place&quot;:&quot;New York&quot;,&quot;number-of-pages&quot;:&quot;475&quot;,&quot;source&quot;:&quot;Library of Congress ISBN&quot;,&quot;event-place&quot;:&quot;New York&quot;,&quot;ISBN&quot;:&quot;1593852754&quot;,&quot;call-number&quot;:&quot;BF39.2.F32 B76 2006&quot;,&quot;author&quot;:[{&quot;family&quot;:&quot;Brown&quot;,&quot;given&quot;:&quot;Timothy A.&quot;}],&quot;issued&quot;:{&quot;date-parts&quot;:[[&quot;2006&quot;]]}}}],&quot;schema&quot;:&quot;https://github.com/citation-style-language/schema/raw/master/csl-citation.json&quot;} RNDpdLD1w97j4"/><text:span text:style-name="T103">. Analysis were performed using the R package lavaan </text:span><text:reference-mark-start text:name="ZOTERO_ITEM CSL_CITATION {&quot;citationID&quot;:&quot;2fv3ih7e3t&quot;,&quot;properties&quot;:{&quot;formattedCitation&quot;:&quot;(Rosseel, 2012)&quot;,&quot;plainCitation&quot;:&quot;(Rosseel, 2012)&quot;},&quot;citationItems&quot;:[{&quot;id&quot;:522,&quot;uris&quot;:[&quot;http://zotero.org/users/615579/items/39PEVZXT&quot;],&quot;uri&quot;:[&quot;http://zotero.org/users/615579/items/39PEVZXT&quot;],&quot;itemData&quot;:{&quot;id&quot;:522,&quot;type&quot;:&quot;article-journal&quot;,&quot;title&quot;:&quot;lavaan: An R Package for Structural Equation Modeling&quot;,&quot;container-title&quot;:&quot;Journal of Statistical Software&quot;,&quot;page&quot;:&quot;1–36&quot;,&quot;volume&quot;:&quot;48&quot;,&quot;issue&quot;:&quot;2&quot;,&quot;ISSN&quot;:&quot;1548-7660&quot;,&quot;author&quot;:[{&quot;family&quot;:&quot;Rosseel&quot;,&quot;given&quot;:&quot;Yves&quot;}],&quot;issued&quot;:{&quot;date-parts&quot;:[[&quot;2012&quot;]]}}}],&quot;schema&quot;:&quot;https://github.com/citation-style-language/schema/raw/master/csl-citation.json&quot;} RND7VBZRTxJ2R"/><text:span text:style-name="T103">(Rosseel, 2012)</text:span><text:reference-mark-end text:name="ZOTERO_ITEM CSL_CITATION {&quot;citationID&quot;:&quot;2fv3ih7e3t&quot;,&quot;properties&quot;:{&quot;formattedCitation&quot;:&quot;(Rosseel, 2012)&quot;,&quot;plainCitation&quot;:&quot;(Rosseel, 2012)&quot;},&quot;citationItems&quot;:[{&quot;id&quot;:522,&quot;uris&quot;:[&quot;http://zotero.org/users/615579/items/39PEVZXT&quot;],&quot;uri&quot;:[&quot;http://zotero.org/users/615579/items/39PEVZXT&quot;],&quot;itemData&quot;:{&quot;id&quot;:522,&quot;type&quot;:&quot;article-journal&quot;,&quot;title&quot;:&quot;lavaan: An R Package for Structural Equation Modeling&quot;,&quot;container-title&quot;:&quot;Journal of Statistical Software&quot;,&quot;page&quot;:&quot;1–36&quot;,&quot;volume&quot;:&quot;48&quot;,&quot;issue&quot;:&quot;2&quot;,&quot;ISSN&quot;:&quot;1548-7660&quot;,&quot;author&quot;:[{&quot;family&quot;:&quot;Rosseel&quot;,&quot;given&quot;:&quot;Yves&quot;}],&quot;issued&quot;:{&quot;date-parts&quot;:[[&quot;2012&quot;]]}}}],&quot;schema&quot;:&quot;https://github.com/citation-style-language/schema/raw/master/csl-citation.json&quot;} RND7VBZRTxJ2R"/><text:span text:style-name="T103">. Modification indices were</text:span><text:span text:style-name="T87"> </text:span><text:span text:style-name="T88">used to improve the final model fit. </text:span><text:span text:style-name="T90">The script of analysis and the data are available in this link: </text:span><office:annotation office:name="__Fieldmark__1445_1517460099"><dc:creator>Unknown Author</dc:creator><dc:date>2014-07-19T10:51:25</dc:date><text:list text:style-name=""><text:list-item><text:p>Insert link of our github repo here</text:p></text:list-item></text:list></office:annotation><text:span text:style-name="T90">(insert link)</text:span><office:annotation-end office:name="__Fieldmark__1445_1517460099"/><text:span text:style-name="T90">.</text:span></text:p>
        </text:list-item>
      </text:list>
      <text:h text:style-name="P70" text:outline-level="1">Results</text:h>
      <text:h text:style-name="P77" text:outline-level="2">Exploratory factor analysis</text:h>
      <text:p text:style-name="P6"><text:span text:style-name="T72">The</text:span><text:span text:style-name="T73"> sample was considered adequate for factor extraction according to Kayser-Meyer-Olkin and Bartlett's test of homogeneity of variances </text:span><text:span text:style-name="T66">(KMO = 0,89 </text:span><text:span text:style-name="T74">and</text:span><text:span text:style-name="T66"> </text:span><text:span text:style-name="T27">Bartlett</text:span><text:span text:style-name="T28">'s</text:span><text:span text:style-name="T27"> </text:span><text:span text:style-name="T14">χ</text:span><text:span text:style-name="T56">2</text:span><text:span text:style-name="T27"> = </text:span><text:span text:style-name="T28">79.97</text:span><text:span text:style-name="T27">, p &lt; 0,001). </text:span><text:span text:style-name="T28">Either the parallel analysis and the very simple structure methods suggested the existence of </text:span><text:span text:style-name="T30">three</text:span><text:span text:style-name="T28"> factors </text:span><text:span text:style-name="T29">(Eigenvalues of original data: F1 = 5.92; F2 = 1.66; F3 = 0.26; Eigenvalues of simulated data = F1 = 0.84; F2 = 0.29; F3 = 0.24)</text:span><text:span text:style-name="T28">, </text:span><text:span text:style-name="T30">but due to the small amount between the </text:span><text:span text:style-name="T34">eigenvalues</text:span><text:span text:style-name="T30"> of simulated and original data, we chose the solution of two factors. </text:span></text:p>
      <text:p text:style-name="Text_20_body"><text:span text:style-name="T30">The results of the factor loadings are shown in Table 2. </text:span><text:span text:style-name="T31">The two factor model explained 68% of </text:span><text:soft-page-break/><text:span text:style-name="T31">variance </text:span><text:span text:style-name="T32">and</text:span><text:span text:style-name="T31"> </text:span><text:span text:style-name="T32">t</text:span><text:span text:style-name="T31">he correlation between factors was .26. </text:span><text:span text:style-name="T36">T</text:span><text:span text:style-name="T35">he fit indexes were considered poor (TLI = .88; RMSEA = .13 - </text:span><text:span text:style-name="T33">CI</text:span><text:span text:style-name="T57">95%</text:span><text:span text:style-name="T33"> = .</text:span><text:span text:style-name="T35">123</text:span><text:span text:style-name="T33"> - .</text:span><text:span text:style-name="T35">143). </text:span><text:span text:style-name="T33">The overall Cronbach's alpha was .88 (CI</text:span><text:span text:style-name="T57">95%</text:span><text:span text:style-name="T33"> = .85 - .92). For the first and second factors, the alpha was .91 (CI</text:span><text:span text:style-name="T57">95%</text:span><text:span text:style-name="T33"> = .87 - .94) and .82 (CI</text:span><text:span text:style-name="T57">95%</text:span><text:span text:style-name="T33"> = .75 - .89) respectively.</text:span></text:p>
      <text:h text:style-name="P75" text:outline-level="2"><text:span text:style-name="T54">C</text:span><text:span text:style-name="T15">onfirmatory factor analysis</text:span></text:h>
      <text:p text:style-name="P62"><text:span text:style-name="T43">The three factor </text:span><text:span text:style-name="T47">correlated solution</text:span><text:span text:style-name="T43"> </text:span><text:span text:style-name="T47">was </text:span><text:span text:style-name="T43">not </text:span><text:span text:style-name="T44">converged</text:span><text:span text:style-name="T43"> due to the negative value covariance matrix of latent variables </text:span><text:span text:style-name="T47">indicating</text:span><text:span text:style-name="T44"> </text:span><text:span text:style-name="T46">lack of</text:span><text:span text:style-name="T44"> </text:span><text:span text:style-name="T46">fit</text:span><text:span text:style-name="T44">. </text:span><text:span text:style-name="T45">Either the 1-factor and the 2-factor models </text:span><text:span text:style-name="T46">showed</text:span><text:span text:style-name="T45"> bad fit indexes. </text:span><text:span text:style-name="T46">To find a better model, we changed </text:span><text:span text:style-name="T47">the items according to modification </text:span><text:span text:style-name="T49">indexes.</text:span><text:span text:style-name="T46"> The evaluation of the confirmatory models are described in table </text:span><text:span text:style-name="T42">3</text:span><text:span text:style-name="T46">. </text:span></text:p>
      <text:h text:style-name="P76" text:outline-level="2"><text:span text:style-name="T55">F</text:span><text:span text:style-name="T15">inal Scale</text:span></text:h>
      <text:p text:style-name="P63"><text:span text:style-name="T47">The </text:span><text:span text:style-name="T50">1-factor </text:span><text:span text:style-name="T47">improved model was constituted by items 1,4,8,10 and had a Cronbach's alpha value of .90 </text:span><text:span text:style-name="T48">(CI</text:span><text:span text:style-name="T58">95%</text:span><text:span text:style-name="T48"> = .</text:span><text:span text:style-name="T47">84</text:span><text:span text:style-name="T48"> - .</text:span><text:span text:style-name="T47">96</text:span><text:span text:style-name="T48">)</text:span><text:span text:style-name="T47">. </text:span><text:span text:style-name="T50">The </text:span><text:span text:style-name="T52">simple </text:span><text:span text:style-name="T50">score is made with the sum of the four items. The items 1 and 10 must be reverse coded </text:span><text:span text:style-name="T51">before</text:span><text:span text:style-name="T50"> sum</text:span><text:span text:style-name="T51">ming</text:span><text:span text:style-name="T50">. </text:span><text:span text:style-name="T53">The mean raw score was 3, standard deviation of 4.46, skewness <text:s/>-.94 and kurtosis .08.</text:span></text:p>
      <text:h text:style-name="Heading_20_1" text:outline-level="1"><text:span text:style-name="T31">D</text:span><text:span text:style-name="T26">iscussion</text:span></text:h>
      <text:p text:style-name="Text_20_body"><text:span text:style-name="T59">This is the first </text:span><text:span text:style-name="T93">validation study of Readiness to Change Questionnaire with</text:span><text:span text:style-name="T59"> </text:span><text:span text:style-name="T93">a sample of internet users. The number of factors suggested by either parallel analysis and</text:span><text:span text:style-name="T33"> </text:span><text:span text:style-name="T28">very simple structure </text:span><text:span text:style-name="T37">was different from the original study </text:span><text:reference-mark-start text:name="ZOTERO_ITEM CSL_CITATION {&quot;citationID&quot;:&quot;28g8tn66gj&quot;,&quot;properties&quot;:{&quot;formattedCitation&quot;:&quot;(Rollnick et al., 1992)&quot;,&quot;plainCitation&quot;:&quot;(Rollnick et al., 1992)&quot;},&quot;citationItems&quot;:[{&quot;id&quot;:&quot;wsVhHghi/qiITHPYk&quot;,&quot;uris&quot;:[&quot;http://zotero.org/users/615579/items/4T9UZVD4&quot;],&quot;uri&quot;:[&quot;http://zotero.org/users/615579/items/4T9UZVD4&quot;],&quot;itemData&quot;:{&quot;id&quot;:&quot;wsVhHghi/qiITHPYk&quot;,&quot;type&quot;:&quot;article-journal&quot;,&quot;title&quot;:&quot;Development of a short 'readiness to change' questionnaire for use in brief, opportunistic interventions among excessive drinkers&quot;,&quot;container-title&quot;:&quot;British journal of addiction&quot;,&quot;page&quot;:&quot;743-754&quot;,&quot;volume&quot;:&quot;87&quot;,&quot;issue&quot;:&quot;5&quot;,&quot;source&quot;:&quot;NCBI PubMed&quot;,&quot;abstract&quot;:&quot;Excessive drinkers (141) identified in medical settings who were not seeking help for an alcohol problem completed a questionnaire based on Prochaska and DiClemente's stages of change model. Principal components analysis revealed a clear factor structure corresponding to the 'precontemplation', 'contemplation' and 'action' stages of change. On this basis, a 12-item 'Readiness to change' questionnaire was developed with satisfactory psychometric properties. As predicted, scale scores on adjacent stages of change showed significantly higher inter-correlations than scores on non-adjacent stages. Concurrent validation by comparison with subjects' choices of cartoons depicting each of the stages of change and with screening questions regarding aspects of drinking behaviour was moderate to very good. The questionnaire provides a short and convenient measure of readiness to change which may be used in conjunction with brief, opportunistic interventions with excessive drinkers.&quot;,&quot;ISSN&quot;:&quot;0952-0481&quot;,&quot;note&quot;:&quot;PMID: 1591525&quot;,&quot;journalAbbreviation&quot;:&quot;Br J Addict&quot;,&quot;language&quot;:&quot;eng&quot;,&quot;author&quot;:[{&quot;family&quot;:&quot;Rollnick&quot;,&quot;given&quot;:&quot;S&quot;},{&quot;family&quot;:&quot;Heather&quot;,&quot;given&quot;:&quot;N&quot;},{&quot;family&quot;:&quot;Gold&quot;,&quot;given&quot;:&quot;R&quot;},{&quot;family&quot;:&quot;Hall&quot;,&quot;given&quot;:&quot;W&quot;}],&quot;issued&quot;:{&quot;year&quot;:1992,&quot;month&quot;:5},&quot;PMID&quot;:&quot;1591525&quot;,&quot;page-first&quot;:&quot;743&quot;,&quot;container-title-short&quot;:&quot;Br J Addict&quot;}}],&quot;schema&quot;:&quot;https://github.com/citation-style-language/schema/raw/master/csl-citation.json&quot;} RNDw945alDx9g"/>(Rollnick et al., 1992)<text:reference-mark-end text:name="ZOTERO_ITEM CSL_CITATION {&quot;citationID&quot;:&quot;28g8tn66gj&quot;,&quot;properties&quot;:{&quot;formattedCitation&quot;:&quot;(Rollnick et al., 1992)&quot;,&quot;plainCitation&quot;:&quot;(Rollnick et al., 1992)&quot;},&quot;citationItems&quot;:[{&quot;id&quot;:&quot;wsVhHghi/qiITHPYk&quot;,&quot;uris&quot;:[&quot;http://zotero.org/users/615579/items/4T9UZVD4&quot;],&quot;uri&quot;:[&quot;http://zotero.org/users/615579/items/4T9UZVD4&quot;],&quot;itemData&quot;:{&quot;id&quot;:&quot;wsVhHghi/qiITHPYk&quot;,&quot;type&quot;:&quot;article-journal&quot;,&quot;title&quot;:&quot;Development of a short 'readiness to change' questionnaire for use in brief, opportunistic interventions among excessive drinkers&quot;,&quot;container-title&quot;:&quot;British journal of addiction&quot;,&quot;page&quot;:&quot;743-754&quot;,&quot;volume&quot;:&quot;87&quot;,&quot;issue&quot;:&quot;5&quot;,&quot;source&quot;:&quot;NCBI PubMed&quot;,&quot;abstract&quot;:&quot;Excessive drinkers (141) identified in medical settings who were not seeking help for an alcohol problem completed a questionnaire based on Prochaska and DiClemente's stages of change model. Principal components analysis revealed a clear factor structure corresponding to the 'precontemplation', 'contemplation' and 'action' stages of change. On this basis, a 12-item 'Readiness to change' questionnaire was developed with satisfactory psychometric properties. As predicted, scale scores on adjacent stages of change showed significantly higher inter-correlations than scores on non-adjacent stages. Concurrent validation by comparison with subjects' choices of cartoons depicting each of the stages of change and with screening questions regarding aspects of drinking behaviour was moderate to very good. The questionnaire provides a short and convenient measure of readiness to change which may be used in conjunction with brief, opportunistic interventions with excessive drinkers.&quot;,&quot;ISSN&quot;:&quot;0952-0481&quot;,&quot;note&quot;:&quot;PMID: 1591525&quot;,&quot;journalAbbreviation&quot;:&quot;Br J Addict&quot;,&quot;language&quot;:&quot;eng&quot;,&quot;author&quot;:[{&quot;family&quot;:&quot;Rollnick&quot;,&quot;given&quot;:&quot;S&quot;},{&quot;family&quot;:&quot;Heather&quot;,&quot;given&quot;:&quot;N&quot;},{&quot;family&quot;:&quot;Gold&quot;,&quot;given&quot;:&quot;R&quot;},{&quot;family&quot;:&quot;Hall&quot;,&quot;given&quot;:&quot;W&quot;}],&quot;issued&quot;:{&quot;year&quot;:1992,&quot;month&quot;:5},&quot;PMID&quot;:&quot;1591525&quot;,&quot;page-first&quot;:&quot;743&quot;,&quot;container-title-short&quot;:&quot;Br J Addict&quot;}}],&quot;schema&quot;:&quot;https://github.com/citation-style-language/schema/raw/master/csl-citation.json&quot;} RNDw945alDx9g"/> <text:span text:style-name="T39">and the Spanish version </text:span><text:reference-mark-start text:name="ZOTERO_ITEM CSL_CITATION {&quot;citationID&quot;:&quot;1cru658gvh&quot;,&quot;properties&quot;:{&quot;formattedCitation&quot;:&quot;{\\rtf (Rodr\\uc0\\u237{}guez-Martos et al., 2000)}&quot;,&quot;plainCitation&quot;:&quot;(Rodríguez-Martos et al., 2000)&quot;},&quot;citationItems&quot;:[{&quot;id&quot;:439,&quot;uris&quot;:[&quot;http://zotero.org/users/615579/items/W974VHIH&quot;],&quot;uri&quot;:[&quot;http://zotero.org/users/615579/items/W974VHIH&quot;],&quot;itemData&quot;:{&quot;id&quot;:439,&quot;type&quot;:&quot;article-journal&quot;,&quot;title&quot;:&quot;Readiness to change questionnaire: reliability study of its Spanish version&quot;,&quot;container-title&quot;:&quot;Alcohol and alcoholism (Oxford, Oxfordshire)&quot;,&quot;page&quot;:&quot;270-275&quot;,&quot;volume&quot;:&quot;35&quot;,&quot;issue&quot;:&quot;3&quot;,&quot;source&quot;:&quot;NCBI PubMed&quot;,&quot;abstract&quot;:&quot;The present study explored the reliability and validity of a Spanish version of the Readiness to Change Questionnaire (RCQ) (12-item short form) as it might be used for opportunistic intervention. The test has three scales to allocate patients to a stage of change: pre-contemplation (P), contemplation (C) or action (A). The RCQ was translated and back-translated prior to pilot administration to 15 patients. From two settings (a general hospital ward and a primary health care centre), 201 patients were identified as excessive drinkers on the Alcohol Use Disorders Identification Test. Patients known to be alcohol-dependent and attending for alcohol-related reasons were excluded. Patients completed the RCQ. Test-retest reliability after 2 days was assessed in 35 patients. A components analysis was performed. Patients were classified on RCQ scores to a stage of change. Two experts separately interviewed the patients and made an allocation to stage of change, blind to the RCQ score. Test-retest reliability was good (P: r = 0.81; C: r = 0.87; A: r = 0.86). Within the three scales, RCQ items showed fair consistency in terms of Cronbach's alpha (P: 0.58, C: 0.75, A: 0.80). Component analysis showed that together the scales accounted for 57. 4% of the variance. The experts agreed between themselves on patients' stage of change (weighted kappa 0.92) but much less with the stage of change according to RCQ (expert A, kappa = 0.44; expert B, kappa = 0.52). Omitting patients with low consumption did not improve internal reliability, and omitting those with low educational level who might have filled in the questionnaire wrongly did not improve internal reliability or agreement between RCQ and the experts. We conclude that the Spanish RCQ did not function efficiently in a population of opportunistically identified excessive drinkers.&quot;,&quot;ISSN&quot;:&quot;0735-0414&quot;,&quot;note&quot;:&quot;PMID: 10869247&quot;,&quot;shortTitle&quot;:&quot;Readiness to change questionnaire&quot;,&quot;journalAbbreviation&quot;:&quot;Alcohol Alcohol.&quot;,&quot;language&quot;:&quot;eng&quot;,&quot;author&quot;:[{&quot;family&quot;:&quot;Rodríguez-Martos&quot;,&quot;given&quot;:&quot;A&quot;},{&quot;family&quot;:&quot;Rubio&quot;,&quot;given&quot;:&quot;G&quot;},{&quot;family&quot;:&quot;Aubà&quot;,&quot;given&quot;:&quot;J&quot;},{&quot;family&quot;:&quot;Santo-Domingo&quot;,&quot;given&quot;:&quot;J&quot;},{&quot;family&quot;:&quot;Torralba&quot;,&quot;given&quot;:&quot;L&quot;},{&quot;family&quot;:&quot;Campillo&quot;,&quot;given&quot;:&quot;M&quot;}],&quot;issued&quot;:{&quot;date-parts&quot;:[[&quot;2000&quot;,6]]},&quot;PMID&quot;:&quot;10869247&quot;}}],&quot;schema&quot;:&quot;https://github.com/citation-style-language/schema/raw/master/csl-citation.json&quot;} RNDSCR8ahQrIv"/><text:span text:style-name="T116">(Rodríguez-Martos et al., 2000)</text:span><text:reference-mark-end text:name="ZOTERO_ITEM CSL_CITATION {&quot;citationID&quot;:&quot;1cru658gvh&quot;,&quot;properties&quot;:{&quot;formattedCitation&quot;:&quot;{\\rtf (Rodr\\uc0\\u237{}guez-Martos et al., 2000)}&quot;,&quot;plainCitation&quot;:&quot;(Rodríguez-Martos et al., 2000)&quot;},&quot;citationItems&quot;:[{&quot;id&quot;:439,&quot;uris&quot;:[&quot;http://zotero.org/users/615579/items/W974VHIH&quot;],&quot;uri&quot;:[&quot;http://zotero.org/users/615579/items/W974VHIH&quot;],&quot;itemData&quot;:{&quot;id&quot;:439,&quot;type&quot;:&quot;article-journal&quot;,&quot;title&quot;:&quot;Readiness to change questionnaire: reliability study of its Spanish version&quot;,&quot;container-title&quot;:&quot;Alcohol and alcoholism (Oxford, Oxfordshire)&quot;,&quot;page&quot;:&quot;270-275&quot;,&quot;volume&quot;:&quot;35&quot;,&quot;issue&quot;:&quot;3&quot;,&quot;source&quot;:&quot;NCBI PubMed&quot;,&quot;abstract&quot;:&quot;The present study explored the reliability and validity of a Spanish version of the Readiness to Change Questionnaire (RCQ) (12-item short form) as it might be used for opportunistic intervention. The test has three scales to allocate patients to a stage of change: pre-contemplation (P), contemplation (C) or action (A). The RCQ was translated and back-translated prior to pilot administration to 15 patients. From two settings (a general hospital ward and a primary health care centre), 201 patients were identified as excessive drinkers on the Alcohol Use Disorders Identification Test. Patients known to be alcohol-dependent and attending for alcohol-related reasons were excluded. Patients completed the RCQ. Test-retest reliability after 2 days was assessed in 35 patients. A components analysis was performed. Patients were classified on RCQ scores to a stage of change. Two experts separately interviewed the patients and made an allocation to stage of change, blind to the RCQ score. Test-retest reliability was good (P: r = 0.81; C: r = 0.87; A: r = 0.86). Within the three scales, RCQ items showed fair consistency in terms of Cronbach's alpha (P: 0.58, C: 0.75, A: 0.80). Component analysis showed that together the scales accounted for 57. 4% of the variance. The experts agreed between themselves on patients' stage of change (weighted kappa 0.92) but much less with the stage of change according to RCQ (expert A, kappa = 0.44; expert B, kappa = 0.52). Omitting patients with low consumption did not improve internal reliability, and omitting those with low educational level who might have filled in the questionnaire wrongly did not improve internal reliability or agreement between RCQ and the experts. We conclude that the Spanish RCQ did not function efficiently in a population of opportunistically identified excessive drinkers.&quot;,&quot;ISSN&quot;:&quot;0735-0414&quot;,&quot;note&quot;:&quot;PMID: 10869247&quot;,&quot;shortTitle&quot;:&quot;Readiness to change questionnaire&quot;,&quot;journalAbbreviation&quot;:&quot;Alcohol Alcohol.&quot;,&quot;language&quot;:&quot;eng&quot;,&quot;author&quot;:[{&quot;family&quot;:&quot;Rodríguez-Martos&quot;,&quot;given&quot;:&quot;A&quot;},{&quot;family&quot;:&quot;Rubio&quot;,&quot;given&quot;:&quot;G&quot;},{&quot;family&quot;:&quot;Aubà&quot;,&quot;given&quot;:&quot;J&quot;},{&quot;family&quot;:&quot;Santo-Domingo&quot;,&quot;given&quot;:&quot;J&quot;},{&quot;family&quot;:&quot;Torralba&quot;,&quot;given&quot;:&quot;L&quot;},{&quot;family&quot;:&quot;Campillo&quot;,&quot;given&quot;:&quot;M&quot;}],&quot;issued&quot;:{&quot;date-parts&quot;:[[&quot;2000&quot;,6]]},&quot;PMID&quot;:&quot;10869247&quot;}}],&quot;schema&quot;:&quot;https://github.com/citation-style-language/schema/raw/master/csl-citation.json&quot;} RNDSCR8ahQrIv"/><text:span text:style-name="T37">, that proposed a 3 factor model </text:span><text:span text:style-name="T38">using a principal component analysis with an orthogonal rotation. C</text:span><text:span text:style-name="T31">ontemplation and precontemplation seemed to constitute the same factor </text:span><text:span text:style-name="T38">as found in Dutch validation study which also used a principal components approach</text:span><text:span text:style-name="T31"> </text:span><text:reference-mark-start text:name="ZOTERO_ITEM CSL_CITATION {&quot;citationID&quot;:&quot;2gl3j9ubk0&quot;,&quot;properties&quot;:{&quot;formattedCitation&quot;:&quot;(Defuentes-Merillas et al., 2002)&quot;,&quot;plainCitation&quot;:&quot;(Defuentes-Merillas et al., 2002)&quot;},&quot;citationItems&quot;:[{&quot;id&quot;:443,&quot;uris&quot;:[&quot;http://zotero.org/users/615579/items/FM5XM4H9&quot;],&quot;uri&quot;:[&quot;http://zotero.org/users/615579/items/FM5XM4H9&quot;],&quot;itemData&quot;:{&quot;id&quot;:443,&quot;type&quot;:&quot;article-journal&quot;,&quot;title&quot;:&quot;Reliability and validity of the Dutch version of the Readiness to Change Questionnaire&quot;,&quot;container-title&quot;:&quot;Alcohol and alcoholism (Oxford, Oxfordshire)&quot;,&quot;page&quot;:&quot;93-99&quot;,&quot;volume&quot;:&quot;37&quot;,&quot;issue&quot;:&quot;1&quot;,&quot;source&quot;:&quot;NCBI PubMed&quot;,&quot;abstract&quot;:&quot;The aim of the present study was to evaluate the psychometric properties of the Dutch version of the Readiness to Change Questionnaire (RCQ-D). The subjects were 246 excessive drinkers admitted to an addiction treatment centre and 54 offenders convicted of an alcohol-related crime in The Netherlands. The factor structure of the RCQ-D for the two samples combined was found to be consistent with the three-factor structure established for the original RCQ. The reliability of the items for each scale was found to be satisfactory. Allocated stage of change showed significant differences between the different subsamples. As expected, the scale scores for adjacent stages of change showed significantly higher inter-correlations than the scale scores for non-adjacent stages. Additionally, the negatively formulated items from the pre-contemplation scale were reformulated positively and their internal consistency tested among the offender sample. The positively formulated pre-contemplation items showed a higher alpha value than the negatively formulated items. We therefore suggest that the positively formulated items should replace the negatively formulated ones.&quot;,&quot;ISSN&quot;:&quot;0735-0414&quot;,&quot;note&quot;:&quot;PMID: 11825864&quot;,&quot;journalAbbreviation&quot;:&quot;Alcohol Alcohol.&quot;,&quot;language&quot;:&quot;eng&quot;,&quot;author&quot;:[{&quot;family&quot;:&quot;Defuentes-Merillas&quot;,&quot;given&quot;:&quot;L&quot;},{&quot;family&quot;:&quot;Dejong&quot;,&quot;given&quot;:&quot;C A J&quot;},{&quot;family&quot;:&quot;Schippers&quot;,&quot;given&quot;:&quot;G M&quot;}],&quot;issued&quot;:{&quot;date-parts&quot;:[[&quot;2002&quot;,2]]},&quot;PMID&quot;:&quot;11825864&quot;}}],&quot;schema&quot;:&quot;https://github.com/citation-style-language/schema/raw/master/csl-citation.json&quot;} RNDmEt29ph8xG"/><text:span text:style-name="T33">(Defuentes-Merillas et al., 2002)</text:span><text:reference-mark-end text:name="ZOTERO_ITEM CSL_CITATION {&quot;citationID&quot;:&quot;2gl3j9ubk0&quot;,&quot;properties&quot;:{&quot;formattedCitation&quot;:&quot;(Defuentes-Merillas et al., 2002)&quot;,&quot;plainCitation&quot;:&quot;(Defuentes-Merillas et al., 2002)&quot;},&quot;citationItems&quot;:[{&quot;id&quot;:443,&quot;uris&quot;:[&quot;http://zotero.org/users/615579/items/FM5XM4H9&quot;],&quot;uri&quot;:[&quot;http://zotero.org/users/615579/items/FM5XM4H9&quot;],&quot;itemData&quot;:{&quot;id&quot;:443,&quot;type&quot;:&quot;article-journal&quot;,&quot;title&quot;:&quot;Reliability and validity of the Dutch version of the Readiness to Change Questionnaire&quot;,&quot;container-title&quot;:&quot;Alcohol and alcoholism (Oxford, Oxfordshire)&quot;,&quot;page&quot;:&quot;93-99&quot;,&quot;volume&quot;:&quot;37&quot;,&quot;issue&quot;:&quot;1&quot;,&quot;source&quot;:&quot;NCBI PubMed&quot;,&quot;abstract&quot;:&quot;The aim of the present study was to evaluate the psychometric properties of the Dutch version of the Readiness to Change Questionnaire (RCQ-D). The subjects were 246 excessive drinkers admitted to an addiction treatment centre and 54 offenders convicted of an alcohol-related crime in The Netherlands. The factor structure of the RCQ-D for the two samples combined was found to be consistent with the three-factor structure established for the original RCQ. The reliability of the items for each scale was found to be satisfactory. Allocated stage of change showed significant differences between the different subsamples. As expected, the scale scores for adjacent stages of change showed significantly higher inter-correlations than the scale scores for non-adjacent stages. Additionally, the negatively formulated items from the pre-contemplation scale were reformulated positively and their internal consistency tested among the offender sample. The positively formulated pre-contemplation items showed a higher alpha value than the negatively formulated items. We therefore suggest that the positively formulated items should replace the negatively formulated ones.&quot;,&quot;ISSN&quot;:&quot;0735-0414&quot;,&quot;note&quot;:&quot;PMID: 11825864&quot;,&quot;journalAbbreviation&quot;:&quot;Alcohol Alcohol.&quot;,&quot;language&quot;:&quot;eng&quot;,&quot;author&quot;:[{&quot;family&quot;:&quot;Defuentes-Merillas&quot;,&quot;given&quot;:&quot;L&quot;},{&quot;family&quot;:&quot;Dejong&quot;,&quot;given&quot;:&quot;C A J&quot;},{&quot;family&quot;:&quot;Schippers&quot;,&quot;given&quot;:&quot;G M&quot;}],&quot;issued&quot;:{&quot;date-parts&quot;:[[&quot;2002&quot;,2]]},&quot;PMID&quot;:&quot;11825864&quot;}}],&quot;schema&quot;:&quot;https://github.com/citation-style-language/schema/raw/master/csl-citation.json&quot;} RNDmEt29ph8xG"/><text:span text:style-name="T33">. </text:span><text:span text:style-name="T41">Differently from Defuentes-Merillas et al. </text:span><text:reference-mark-start text:name="ZOTERO_ITEM CSL_CITATION {&quot;citationID&quot;:&quot;et121l349&quot;,&quot;properties&quot;:{&quot;formattedCitation&quot;:&quot;(2002)&quot;,&quot;plainCitation&quot;:&quot;(2002)&quot;},&quot;citationItems&quot;:[{&quot;id&quot;:443,&quot;uris&quot;:[&quot;http://zotero.org/users/615579/items/FM5XM4H9&quot;],&quot;uri&quot;:[&quot;http://zotero.org/users/615579/items/FM5XM4H9&quot;],&quot;itemData&quot;:{&quot;id&quot;:443,&quot;type&quot;:&quot;article-journal&quot;,&quot;title&quot;:&quot;Reliability and validity of the Dutch version of the Readiness to Change Questionnaire&quot;,&quot;container-title&quot;:&quot;Alcohol and alcoholism (Oxford, Oxfordshire)&quot;,&quot;page&quot;:&quot;93-99&quot;,&quot;volume&quot;:&quot;37&quot;,&quot;issue&quot;:&quot;1&quot;,&quot;source&quot;:&quot;NCBI PubMed&quot;,&quot;abstract&quot;:&quot;The aim of the present study was to evaluate the psychometric properties of the Dutch version of the Readiness to Change Questionnaire (RCQ-D). The subjects were 246 excessive drinkers admitted to an addiction treatment centre and 54 offenders convicted of an alcohol-related crime in The Netherlands. The factor structure of the RCQ-D for the two samples combined was found to be consistent with the three-factor structure established for the original RCQ. The reliability of the items for each scale was found to be satisfactory. Allocated stage of change showed significant differences between the different subsamples. As expected, the scale scores for adjacent stages of change showed significantly higher inter-correlations than the scale scores for non-adjacent stages. Additionally, the negatively formulated items from the pre-contemplation scale were reformulated positively and their internal consistency tested among the offender sample. The positively formulated pre-contemplation items showed a higher alpha value than the negatively formulated items. We therefore suggest that the positively formulated items should replace the negatively formulated ones.&quot;,&quot;ISSN&quot;:&quot;0735-0414&quot;,&quot;note&quot;:&quot;PMID: 11825864&quot;,&quot;journalAbbreviation&quot;:&quot;Alcohol Alcohol.&quot;,&quot;language&quot;:&quot;eng&quot;,&quot;author&quot;:[{&quot;family&quot;:&quot;Defuentes-Merillas&quot;,&quot;given&quot;:&quot;L&quot;},{&quot;family&quot;:&quot;Dejong&quot;,&quot;given&quot;:&quot;C A J&quot;},{&quot;family&quot;:&quot;Schippers&quot;,&quot;given&quot;:&quot;G M&quot;}],&quot;issued&quot;:{&quot;date-parts&quot;:[[&quot;2002&quot;,2]]},&quot;PMID&quot;:&quot;11825864&quot;},&quot;suppress-author&quot;:true}],&quot;schema&quot;:&quot;https://github.com/citation-style-language/schema/raw/master/csl-citation.json&quot;} RNDYurfKsl2fG"/>(2002)<text:reference-mark-end text:name="ZOTERO_ITEM CSL_CITATION {&quot;citationID&quot;:&quot;et121l349&quot;,&quot;properties&quot;:{&quot;formattedCitation&quot;:&quot;(2002)&quot;,&quot;plainCitation&quot;:&quot;(2002)&quot;},&quot;citationItems&quot;:[{&quot;id&quot;:443,&quot;uris&quot;:[&quot;http://zotero.org/users/615579/items/FM5XM4H9&quot;],&quot;uri&quot;:[&quot;http://zotero.org/users/615579/items/FM5XM4H9&quot;],&quot;itemData&quot;:{&quot;id&quot;:443,&quot;type&quot;:&quot;article-journal&quot;,&quot;title&quot;:&quot;Reliability and validity of the Dutch version of the Readiness to Change Questionnaire&quot;,&quot;container-title&quot;:&quot;Alcohol and alcoholism (Oxford, Oxfordshire)&quot;,&quot;page&quot;:&quot;93-99&quot;,&quot;volume&quot;:&quot;37&quot;,&quot;issue&quot;:&quot;1&quot;,&quot;source&quot;:&quot;NCBI PubMed&quot;,&quot;abstract&quot;:&quot;The aim of the present study was to evaluate the psychometric properties of the Dutch version of the Readiness to Change Questionnaire (RCQ-D). The subjects were 246 excessive drinkers admitted to an addiction treatment centre and 54 offenders convicted of an alcohol-related crime in The Netherlands. The factor structure of the RCQ-D for the two samples combined was found to be consistent with the three-factor structure established for the original RCQ. The reliability of the items for each scale was found to be satisfactory. Allocated stage of change showed significant differences between the different subsamples. As expected, the scale scores for adjacent stages of change showed significantly higher inter-correlations than the scale scores for non-adjacent stages. Additionally, the negatively formulated items from the pre-contemplation scale were reformulated positively and their internal consistency tested among the offender sample. The positively formulated pre-contemplation items showed a higher alpha value than the negatively formulated items. We therefore suggest that the positively formulated items should replace the negatively formulated ones.&quot;,&quot;ISSN&quot;:&quot;0735-0414&quot;,&quot;note&quot;:&quot;PMID: 11825864&quot;,&quot;journalAbbreviation&quot;:&quot;Alcohol Alcohol.&quot;,&quot;language&quot;:&quot;eng&quot;,&quot;author&quot;:[{&quot;family&quot;:&quot;Defuentes-Merillas&quot;,&quot;given&quot;:&quot;L&quot;},{&quot;family&quot;:&quot;Dejong&quot;,&quot;given&quot;:&quot;C A J&quot;},{&quot;family&quot;:&quot;Schippers&quot;,&quot;given&quot;:&quot;G M&quot;}],&quot;issued&quot;:{&quot;date-parts&quot;:[[&quot;2002&quot;,2]]},&quot;PMID&quot;:&quot;11825864&quot;},&quot;suppress-author&quot;:true}],&quot;schema&quot;:&quot;https://github.com/citation-style-language/schema/raw/master/csl-citation.json&quot;} RNDYurfKsl2fG"/><text:span text:style-name="T33">, </text:span><text:span text:style-name="T41">we preferred to treat the precontemplation and contemplation as one factor, once they had just negative loadings and did not constitute an separated factor.</text:span></text:p>
      <text:p text:style-name="P64"><text:span text:style-name="T33">A</text:span><text:span text:style-name="T39">lthough the two factor solution found in this study was comparable with the Dutch validation </text:span><text:span text:style-name="T40">which had</text:span><text:span text:style-name="T39"> good internal consistences and proportion of explained variances </text:span><text:span text:style-name="T41">(52.6%)</text:span><text:span text:style-name="T39">, the model estimates of exploratory factor analysis revealed poor fit indexes </text:span><text:span text:style-name="T35">(TLI = .88; RMSEA = .13 - </text:span><text:span text:style-name="T33">CI</text:span><text:span text:style-name="T57">95%</text:span><text:span text:style-name="T33"> = .</text:span><text:span text:style-name="T35">123</text:span><text:span text:style-name="T33"> - .</text:span><text:span text:style-name="T35">143)</text:span><text:span text:style-name="T39">. This fact led us to compare this two factor model to the other ones proposed in literature </text:span><text:reference-mark-start text:name="ZOTERO_ITEM CSL_CITATION {&quot;citationID&quot;:&quot;uedtu4eql&quot;,&quot;properties&quot;:{&quot;formattedCitation&quot;:&quot;(Budd &amp; Rollnick, 1996; Forsberg et al., 2003)&quot;,&quot;plainCitation&quot;:&quot;(Budd &amp; Rollnick, 1996; Forsberg et al., 2003)&quot;},&quot;citationItems&quot;:[{&quot;id&quot;:525,&quot;uris&quot;:[&quot;http://zotero.org/users/615579/items/5BXNV63S&quot;],&quot;uri&quot;:[&quot;http://zotero.org/users/615579/items/5BXNV63S&quot;],&quot;itemData&quot;:{&quot;id&quot;:525,&quot;type&quot;:&quot;article-journal&quot;,&quot;title&quot;:&quot;The structure of the Readiness to Change Questionnaire: A test of Prochaska &amp; DiClemente's transtheoretical model&quot;,&quot;container-title&quot;:&quot;British Journal of Health Psychology&quot;,&quot;page&quot;:&quot;365-376&quot;,&quot;volume&quot;:&quot;1&quot;,&quot;issue&quot;:&quot;4&quot;,&quot;source&quot;:&quot;Wiley Online Library&quot;,&quot;abstract&quot;:&quot;The structure of the Readiness to Change Questionnaire (RCQ) is examined on a sample of 174 male heavy drinkers. It is shown that the RCQ items assessing the precontemplation, contemplation and action stages of Prochaska &amp; DiClemente's model lack discriminant validity and that these three stages are not related in a simplex structure. A hierarchical factor model is fitted to the present data, producing a global second-order factor termed ‘readiness to change’. It is shown that the RCQ items can be rescored to form a continuous measure of ‘readiness to change’ and evidence of the reliability and predictive validity of this scale is presented. The theoretical implications of these results are considered.&quot;,&quot;DOI&quot;:&quot;10.1111/j.2044-8287.1996.tb00517.x&quot;,&quot;ISSN&quot;:&quot;2044-8287&quot;,&quot;shortTitle&quot;:&quot;The structure of the Readiness to Change Questionnaire&quot;,&quot;language&quot;:&quot;en&quot;,&quot;author&quot;:[{&quot;family&quot;:&quot;Budd&quot;,&quot;given&quot;:&quot;Richard J.&quot;},{&quot;family&quot;:&quot;Rollnick&quot;,&quot;given&quot;:&quot;Stephen&quot;}],&quot;issued&quot;:{&quot;date-parts&quot;:[[&quot;1996&quot;,11,1]]},&quot;accessed&quot;:{&quot;date-parts&quot;:[[&quot;2014&quot;,6,29]]}}},{&quot;id&quot;:636,&quot;uris&quot;:[&quot;http://zotero.org/users/615579/items/R2QVMPSV&quot;],&quot;uri&quot;:[&quot;http://zotero.org/users/615579/items/R2QVMPSV&quot;],&quot;itemData&quot;:{&quot;id&quot;:636,&quot;type&quot;:&quot;article-journal&quot;,&quot;title&quot;:&quot;Psychometric Properties and Factor Structure of the Readiness to Change Questionnaire&quot;,&quot;container-title&quot;:&quot;Alcohol and Alcoholism&quot;,&quot;page&quot;:&quot;276-280&quot;,&quot;volume&quot;:&quot;38&quot;,&quot;issue&quot;:&quot;3&quot;,&quot;source&quot;:&quot;alcalc.oxfordjournals.org&quot;,&quot;abstract&quot;:&quot;Aims: This study is aimed at describing the psychometric properties and factor structure of the Swedish version of the Readiness to Change Questionnaire (RTCQ). Originally, the questionnaire included three factors (Precontemplation, Contemplation and Action) in a model that intends to measure stages of change. Methods: Patients at an emergency ward were screened for hazardous alcohol consumption and patients who met risk criteria and responded to the RTCQ were included in the study (n = 165). A confirmatory factor analysis proved to be slightly more suitable for a three-factor solution, compared to the one-factor solution. Results: The three scales reflecting the three factors showed satisfactory reliability. Conclusions: The presented data give no support for abandoning the original use of the test.&quot;,&quot;DOI&quot;:&quot;10.1093/alcalc/agg067&quot;,&quot;ISSN&quot;:&quot;0735-0414, 1464-3502&quot;,&quot;note&quot;:&quot;PMID: 12711664&quot;,&quot;journalAbbreviation&quot;:&quot;Alcohol and Alcoholism&quot;,&quot;language&quot;:&quot;en&quot;,&quot;author&quot;:[{&quot;family&quot;:&quot;Forsberg&quot;,&quot;given&quot;:&quot;Lars&quot;},{&quot;family&quot;:&quot;Halldin&quot;,&quot;given&quot;:&quot;Jan&quot;},{&quot;family&quot;:&quot;Wennberg&quot;,&quot;given&quot;:&quot;Peter&quot;}],&quot;issued&quot;:{&quot;date-parts&quot;:[[&quot;2003&quot;,1,5]]},&quot;accessed&quot;:{&quot;date-parts&quot;:[[&quot;2014&quot;,6,30]]},&quot;PMID&quot;:&quot;12711664&quot;}}],&quot;schema&quot;:&quot;https://github.com/citation-style-language/schema/raw/master/csl-citation.json&quot;} RNDP1YM0csaBP"/><text:span text:style-name="T39">(Budd &amp; Rollnick, 1996; Forsberg et al., 2003)</text:span><text:reference-mark-end text:name="ZOTERO_ITEM CSL_CITATION {&quot;citationID&quot;:&quot;uedtu4eql&quot;,&quot;properties&quot;:{&quot;formattedCitation&quot;:&quot;(Budd &amp; Rollnick, 1996; Forsberg et al., 2003)&quot;,&quot;plainCitation&quot;:&quot;(Budd &amp; Rollnick, 1996; Forsberg et al., 2003)&quot;},&quot;citationItems&quot;:[{&quot;id&quot;:525,&quot;uris&quot;:[&quot;http://zotero.org/users/615579/items/5BXNV63S&quot;],&quot;uri&quot;:[&quot;http://zotero.org/users/615579/items/5BXNV63S&quot;],&quot;itemData&quot;:{&quot;id&quot;:525,&quot;type&quot;:&quot;article-journal&quot;,&quot;title&quot;:&quot;The structure of the Readiness to Change Questionnaire: A test of Prochaska &amp; DiClemente's transtheoretical model&quot;,&quot;container-title&quot;:&quot;British Journal of Health Psychology&quot;,&quot;page&quot;:&quot;365-376&quot;,&quot;volume&quot;:&quot;1&quot;,&quot;issue&quot;:&quot;4&quot;,&quot;source&quot;:&quot;Wiley Online Library&quot;,&quot;abstract&quot;:&quot;The structure of the Readiness to Change Questionnaire (RCQ) is examined on a sample of 174 male heavy drinkers. It is shown that the RCQ items assessing the precontemplation, contemplation and action stages of Prochaska &amp; DiClemente's model lack discriminant validity and that these three stages are not related in a simplex structure. A hierarchical factor model is fitted to the present data, producing a global second-order factor termed ‘readiness to change’. It is shown that the RCQ items can be rescored to form a continuous measure of ‘readiness to change’ and evidence of the reliability and predictive validity of this scale is presented. The theoretical implications of these results are considered.&quot;,&quot;DOI&quot;:&quot;10.1111/j.2044-8287.1996.tb00517.x&quot;,&quot;ISSN&quot;:&quot;2044-8287&quot;,&quot;shortTitle&quot;:&quot;The structure of the Readiness to Change Questionnaire&quot;,&quot;language&quot;:&quot;en&quot;,&quot;author&quot;:[{&quot;family&quot;:&quot;Budd&quot;,&quot;given&quot;:&quot;Richard J.&quot;},{&quot;family&quot;:&quot;Rollnick&quot;,&quot;given&quot;:&quot;Stephen&quot;}],&quot;issued&quot;:{&quot;date-parts&quot;:[[&quot;1996&quot;,11,1]]},&quot;accessed&quot;:{&quot;date-parts&quot;:[[&quot;2014&quot;,6,29]]}}},{&quot;id&quot;:636,&quot;uris&quot;:[&quot;http://zotero.org/users/615579/items/R2QVMPSV&quot;],&quot;uri&quot;:[&quot;http://zotero.org/users/615579/items/R2QVMPSV&quot;],&quot;itemData&quot;:{&quot;id&quot;:636,&quot;type&quot;:&quot;article-journal&quot;,&quot;title&quot;:&quot;Psychometric Properties and Factor Structure of the Readiness to Change Questionnaire&quot;,&quot;container-title&quot;:&quot;Alcohol and Alcoholism&quot;,&quot;page&quot;:&quot;276-280&quot;,&quot;volume&quot;:&quot;38&quot;,&quot;issue&quot;:&quot;3&quot;,&quot;source&quot;:&quot;alcalc.oxfordjournals.org&quot;,&quot;abstract&quot;:&quot;Aims: This study is aimed at describing the psychometric properties and factor structure of the Swedish version of the Readiness to Change Questionnaire (RTCQ). Originally, the questionnaire included three factors (Precontemplation, Contemplation and Action) in a model that intends to measure stages of change. Methods: Patients at an emergency ward were screened for hazardous alcohol consumption and patients who met risk criteria and responded to the RTCQ were included in the study (n = 165). A confirmatory factor analysis proved to be slightly more suitable for a three-factor solution, compared to the one-factor solution. Results: The three scales reflecting the three factors showed satisfactory reliability. Conclusions: The presented data give no support for abandoning the original use of the test.&quot;,&quot;DOI&quot;:&quot;10.1093/alcalc/agg067&quot;,&quot;ISSN&quot;:&quot;0735-0414, 1464-3502&quot;,&quot;note&quot;:&quot;PMID: 12711664&quot;,&quot;journalAbbreviation&quot;:&quot;Alcohol and Alcoholism&quot;,&quot;language&quot;:&quot;en&quot;,&quot;author&quot;:[{&quot;family&quot;:&quot;Forsberg&quot;,&quot;given&quot;:&quot;Lars&quot;},{&quot;family&quot;:&quot;Halldin&quot;,&quot;given&quot;:&quot;Jan&quot;},{&quot;family&quot;:&quot;Wennberg&quot;,&quot;given&quot;:&quot;Peter&quot;}],&quot;issued&quot;:{&quot;date-parts&quot;:[[&quot;2003&quot;,1,5]]},&quot;accessed&quot;:{&quot;date-parts&quot;:[[&quot;2014&quot;,6,30]]},&quot;PMID&quot;:&quot;12711664&quot;}}],&quot;schema&quot;:&quot;https://github.com/citation-style-language/schema/raw/master/csl-citation.json&quot;} RNDP1YM0csaBP"/><text:span text:style-name="T39">.</text:span></text:p>
      <text:p text:style-name="P57"><text:span text:style-name="T25">All confirmatory models tested showed poor fit. This finding was different from another two confirmatory studies </text:span><text:reference-mark-start text:name="ZOTERO_ITEM CSL_CITATION {&quot;citationID&quot;:&quot;14bkjc9o3f&quot;,&quot;properties&quot;:{&quot;formattedCitation&quot;:&quot;(Budd &amp; Rollnick, 1996; Forsberg et al., 2003)&quot;,&quot;plainCitation&quot;:&quot;(Budd &amp; Rollnick, 1996; Forsberg et al., 2003)&quot;},&quot;citationItems&quot;:[{&quot;id&quot;:525,&quot;uris&quot;:[&quot;http://zotero.org/users/615579/items/5BXNV63S&quot;],&quot;uri&quot;:[&quot;http://zotero.org/users/615579/items/5BXNV63S&quot;],&quot;itemData&quot;:{&quot;id&quot;:525,&quot;type&quot;:&quot;article-journal&quot;,&quot;title&quot;:&quot;The structure of the Readiness to Change Questionnaire: A test of Prochaska &amp; DiClemente's transtheoretical model&quot;,&quot;container-title&quot;:&quot;British Journal of Health Psychology&quot;,&quot;page&quot;:&quot;365-376&quot;,&quot;volume&quot;:&quot;1&quot;,&quot;issue&quot;:&quot;4&quot;,&quot;source&quot;:&quot;Wiley Online Library&quot;,&quot;abstract&quot;:&quot;The structure of the Readiness to Change Questionnaire (RCQ) is examined on a sample of 174 male heavy drinkers. It is shown that the RCQ items assessing the precontemplation, contemplation and action stages of Prochaska &amp; DiClemente's model lack discriminant validity and that these three stages are not related in a simplex structure. A hierarchical factor model is fitted to the present data, producing a global second-order factor termed ‘readiness to change’. It is shown that the RCQ items can be rescored to form a continuous measure of ‘readiness to change’ and evidence of the reliability and predictive validity of this scale is presented. The theoretical implications of these results are considered.&quot;,&quot;DOI&quot;:&quot;10.1111/j.2044-8287.1996.tb00517.x&quot;,&quot;ISSN&quot;:&quot;2044-8287&quot;,&quot;shortTitle&quot;:&quot;The structure of the Readiness to Change Questionnaire&quot;,&quot;language&quot;:&quot;en&quot;,&quot;author&quot;:[{&quot;family&quot;:&quot;Budd&quot;,&quot;given&quot;:&quot;Richard J.&quot;},{&quot;family&quot;:&quot;Rollnick&quot;,&quot;given&quot;:&quot;Stephen&quot;}],&quot;issued&quot;:{&quot;date-parts&quot;:[[&quot;1996&quot;,11,1]]},&quot;accessed&quot;:{&quot;date-parts&quot;:[[&quot;2014&quot;,6,29]]}}},{&quot;id&quot;:636,&quot;uris&quot;:[&quot;http://zotero.org/users/615579/items/R2QVMPSV&quot;],&quot;uri&quot;:[&quot;http://zotero.org/users/615579/items/R2QVMPSV&quot;],&quot;itemData&quot;:{&quot;id&quot;:636,&quot;type&quot;:&quot;article-journal&quot;,&quot;title&quot;:&quot;Psychometric Properties and Factor Structure of the Readiness to Change Questionnaire&quot;,&quot;container-title&quot;:&quot;Alcohol and Alcoholism&quot;,&quot;page&quot;:&quot;276-280&quot;,&quot;volume&quot;:&quot;38&quot;,&quot;issue&quot;:&quot;3&quot;,&quot;source&quot;:&quot;alcalc.oxfordjournals.org&quot;,&quot;abstract&quot;:&quot;Aims: This study is aimed at describing the psychometric properties and factor structure of the Swedish version of the Readiness to Change Questionnaire (RTCQ). Originally, the questionnaire included three factors (Precontemplation, Contemplation and Action) in a model that intends to measure stages of change. Methods: Patients at an emergency ward were screened for hazardous alcohol consumption and patients who met risk criteria and responded to the RTCQ were included in the study (n = 165). A confirmatory factor analysis proved to be slightly more suitable for a three-factor solution, compared to the one-factor solution. Results: The three scales reflecting the three factors showed satisfactory reliability. Conclusions: The presented data give no support for abandoning the original use of the test.&quot;,&quot;DOI&quot;:&quot;10.1093/alcalc/agg067&quot;,&quot;ISSN&quot;:&quot;0735-0414, 1464-3502&quot;,&quot;note&quot;:&quot;PMID: 12711664&quot;,&quot;journalAbbreviation&quot;:&quot;Alcohol and Alcoholism&quot;,&quot;language&quot;:&quot;en&quot;,&quot;author&quot;:[{&quot;family&quot;:&quot;Forsberg&quot;,&quot;given&quot;:&quot;Lars&quot;},{&quot;family&quot;:&quot;Halldin&quot;,&quot;given&quot;:&quot;Jan&quot;},{&quot;family&quot;:&quot;Wennberg&quot;,&quot;given&quot;:&quot;Peter&quot;}],&quot;issued&quot;:{&quot;date-parts&quot;:[[&quot;2003&quot;,1,5]]},&quot;accessed&quot;:{&quot;date-parts&quot;:[[&quot;2014&quot;,6,30]]},&quot;PMID&quot;:&quot;12711664&quot;}}],&quot;schema&quot;:&quot;https://github.com/citation-style-language/schema/raw/master/csl-citation.json&quot;} RNDoQEVeoYtg6"/>(Budd &amp; Rollnick, 1996; Forsberg et al., 2003)<text:reference-mark-end text:name="ZOTERO_ITEM CSL_CITATION {&quot;citationID&quot;:&quot;14bkjc9o3f&quot;,&quot;properties&quot;:{&quot;formattedCitation&quot;:&quot;(Budd &amp; Rollnick, 1996; Forsberg et al., 2003)&quot;,&quot;plainCitation&quot;:&quot;(Budd &amp; Rollnick, 1996; Forsberg et al., 2003)&quot;},&quot;citationItems&quot;:[{&quot;id&quot;:525,&quot;uris&quot;:[&quot;http://zotero.org/users/615579/items/5BXNV63S&quot;],&quot;uri&quot;:[&quot;http://zotero.org/users/615579/items/5BXNV63S&quot;],&quot;itemData&quot;:{&quot;id&quot;:525,&quot;type&quot;:&quot;article-journal&quot;,&quot;title&quot;:&quot;The structure of the Readiness to Change Questionnaire: A test of Prochaska &amp; DiClemente's transtheoretical model&quot;,&quot;container-title&quot;:&quot;British Journal of Health Psychology&quot;,&quot;page&quot;:&quot;365-376&quot;,&quot;volume&quot;:&quot;1&quot;,&quot;issue&quot;:&quot;4&quot;,&quot;source&quot;:&quot;Wiley Online Library&quot;,&quot;abstract&quot;:&quot;The structure of the Readiness to Change Questionnaire (RCQ) is examined on a sample of 174 male heavy drinkers. It is shown that the RCQ items assessing the precontemplation, contemplation and action stages of Prochaska &amp; DiClemente's model lack discriminant validity and that these three stages are not related in a simplex structure. A hierarchical factor model is fitted to the present data, producing a global second-order factor termed ‘readiness to change’. It is shown that the RCQ items can be rescored to form a continuous measure of ‘readiness to change’ and evidence of the reliability and predictive validity of this scale is presented. The theoretical implications of these results are considered.&quot;,&quot;DOI&quot;:&quot;10.1111/j.2044-8287.1996.tb00517.x&quot;,&quot;ISSN&quot;:&quot;2044-8287&quot;,&quot;shortTitle&quot;:&quot;The structure of the Readiness to Change Questionnaire&quot;,&quot;language&quot;:&quot;en&quot;,&quot;author&quot;:[{&quot;family&quot;:&quot;Budd&quot;,&quot;given&quot;:&quot;Richard J.&quot;},{&quot;family&quot;:&quot;Rollnick&quot;,&quot;given&quot;:&quot;Stephen&quot;}],&quot;issued&quot;:{&quot;date-parts&quot;:[[&quot;1996&quot;,11,1]]},&quot;accessed&quot;:{&quot;date-parts&quot;:[[&quot;2014&quot;,6,29]]}}},{&quot;id&quot;:636,&quot;uris&quot;:[&quot;http://zotero.org/users/615579/items/R2QVMPSV&quot;],&quot;uri&quot;:[&quot;http://zotero.org/users/615579/items/R2QVMPSV&quot;],&quot;itemData&quot;:{&quot;id&quot;:636,&quot;type&quot;:&quot;article-journal&quot;,&quot;title&quot;:&quot;Psychometric Properties and Factor Structure of the Readiness to Change Questionnaire&quot;,&quot;container-title&quot;:&quot;Alcohol and Alcoholism&quot;,&quot;page&quot;:&quot;276-280&quot;,&quot;volume&quot;:&quot;38&quot;,&quot;issue&quot;:&quot;3&quot;,&quot;source&quot;:&quot;alcalc.oxfordjournals.org&quot;,&quot;abstract&quot;:&quot;Aims: This study is aimed at describing the psychometric properties and factor structure of the Swedish version of the Readiness to Change Questionnaire (RTCQ). Originally, the questionnaire included three factors (Precontemplation, Contemplation and Action) in a model that intends to measure stages of change. Methods: Patients at an emergency ward were screened for hazardous alcohol consumption and patients who met risk criteria and responded to the RTCQ were included in the study (n = 165). A confirmatory factor analysis proved to be slightly more suitable for a three-factor solution, compared to the one-factor solution. Results: The three scales reflecting the three factors showed satisfactory reliability. Conclusions: The presented data give no support for abandoning the original use of the test.&quot;,&quot;DOI&quot;:&quot;10.1093/alcalc/agg067&quot;,&quot;ISSN&quot;:&quot;0735-0414, 1464-3502&quot;,&quot;note&quot;:&quot;PMID: 12711664&quot;,&quot;journalAbbreviation&quot;:&quot;Alcohol and Alcoholism&quot;,&quot;language&quot;:&quot;en&quot;,&quot;author&quot;:[{&quot;family&quot;:&quot;Forsberg&quot;,&quot;given&quot;:&quot;Lars&quot;},{&quot;family&quot;:&quot;Halldin&quot;,&quot;given&quot;:&quot;Jan&quot;},{&quot;family&quot;:&quot;Wennberg&quot;,&quot;given&quot;:&quot;Peter&quot;}],&quot;issued&quot;:{&quot;date-parts&quot;:[[&quot;2003&quot;,1,5]]},&quot;accessed&quot;:{&quot;date-parts&quot;:[[&quot;2014&quot;,6,30]]},&quot;PMID&quot;:&quot;12711664&quot;}}],&quot;schema&quot;:&quot;https://github.com/citation-style-language/schema/raw/master/csl-citation.json&quot;} RNDoQEVeoYtg6"/><text:span text:style-name="T121">. Budd and Rollnick </text:span><text:reference-mark-start text:name="ZOTERO_ITEM CSL_CITATION {&quot;citationID&quot;:&quot;1fu7t46lir&quot;,&quot;properties&quot;:{&quot;formattedCitation&quot;:&quot;(1996)&quot;,&quot;plainCitation&quot;:&quot;(1996)&quot;},&quot;citationItems&quot;:[{&quot;id&quot;:525,&quot;uris&quot;:[&quot;http://zotero.org/users/615579/items/5BXNV63S&quot;],&quot;uri&quot;:[&quot;http://zotero.org/users/615579/items/5BXNV63S&quot;],&quot;itemData&quot;:{&quot;id&quot;:525,&quot;type&quot;:&quot;article-journal&quot;,&quot;title&quot;:&quot;The structure of the Readiness to Change Questionnaire: A test of Prochaska &amp; DiClemente's transtheoretical model&quot;,&quot;container-title&quot;:&quot;British Journal of Health Psychology&quot;,&quot;page&quot;:&quot;365-376&quot;,&quot;volume&quot;:&quot;1&quot;,&quot;issue&quot;:&quot;4&quot;,&quot;source&quot;:&quot;Wiley Online Library&quot;,&quot;abstract&quot;:&quot;The structure of the Readiness to Change Questionnaire (RCQ) is examined on a sample of 174 male heavy drinkers. It is shown that the RCQ items assessing the precontemplation, contemplation and action stages of Prochaska &amp; DiClemente's model lack discriminant validity and that these three stages are not related in a simplex structure. A hierarchical factor model is fitted to the present data, producing a global second-order factor termed ‘readiness to change’. It is shown that the RCQ items can be rescored to form a continuous measure of ‘readiness to change’ and evidence of the reliability and predictive validity of this scale is presented. The theoretical implications of these results are considered.&quot;,&quot;DOI&quot;:&quot;10.1111/j.2044-8287.1996.tb00517.x&quot;,&quot;ISSN&quot;:&quot;2044-8287&quot;,&quot;shortTitle&quot;:&quot;The structure of the Readiness to Change Questionnaire&quot;,&quot;language&quot;:&quot;en&quot;,&quot;author&quot;:[{&quot;family&quot;:&quot;Budd&quot;,&quot;given&quot;:&quot;Richard J.&quot;},{&quot;family&quot;:&quot;Rollnick&quot;,&quot;given&quot;:&quot;Stephen&quot;}],&quot;issued&quot;:{&quot;date-parts&quot;:[[&quot;1996&quot;,11,1]]},&quot;accessed&quot;:{&quot;date-parts&quot;:[[&quot;2014&quot;,6,29]]}},&quot;suppress-author&quot;:true}],&quot;schema&quot;:&quot;https://github.com/citation-style-language/schema/raw/master/csl-citation.json&quot;} RNDTyWFc03lbp"/><text:span text:style-name="T121">(1996)</text:span><text:reference-mark-end text:name="ZOTERO_ITEM CSL_CITATION {&quot;citationID&quot;:&quot;1fu7t46lir&quot;,&quot;properties&quot;:{&quot;formattedCitation&quot;:&quot;(1996)&quot;,&quot;plainCitation&quot;:&quot;(1996)&quot;},&quot;citationItems&quot;:[{&quot;id&quot;:525,&quot;uris&quot;:[&quot;http://zotero.org/users/615579/items/5BXNV63S&quot;],&quot;uri&quot;:[&quot;http://zotero.org/users/615579/items/5BXNV63S&quot;],&quot;itemData&quot;:{&quot;id&quot;:525,&quot;type&quot;:&quot;article-journal&quot;,&quot;title&quot;:&quot;The structure of the Readiness to Change Questionnaire: A test of Prochaska &amp; DiClemente's transtheoretical model&quot;,&quot;container-title&quot;:&quot;British Journal of Health Psychology&quot;,&quot;page&quot;:&quot;365-376&quot;,&quot;volume&quot;:&quot;1&quot;,&quot;issue&quot;:&quot;4&quot;,&quot;source&quot;:&quot;Wiley Online Library&quot;,&quot;abstract&quot;:&quot;The structure of the Readiness to Change Questionnaire (RCQ) is examined on a sample of 174 male heavy drinkers. It is shown that the RCQ items assessing the precontemplation, contemplation and action stages of Prochaska &amp; DiClemente's model lack discriminant validity and that these three stages are not related in a simplex structure. A hierarchical factor model is fitted to the present data, producing a global second-order factor termed ‘readiness to change’. It is shown that the RCQ items can be rescored to form a continuous measure of ‘readiness to change’ and evidence of the reliability and predictive validity of this scale is presented. The theoretical implications of these results are considered.&quot;,&quot;DOI&quot;:&quot;10.1111/j.2044-8287.1996.tb00517.x&quot;,&quot;ISSN&quot;:&quot;2044-8287&quot;,&quot;shortTitle&quot;:&quot;The structure of the Readiness to Change Questionnaire&quot;,&quot;language&quot;:&quot;en&quot;,&quot;author&quot;:[{&quot;family&quot;:&quot;Budd&quot;,&quot;given&quot;:&quot;Richard J.&quot;},{&quot;family&quot;:&quot;Rollnick&quot;,&quot;given&quot;:&quot;Stephen&quot;}],&quot;issued&quot;:{&quot;date-parts&quot;:[[&quot;1996&quot;,11,1]]},&quot;accessed&quot;:{&quot;date-parts&quot;:[[&quot;2014&quot;,6,29]]}},&quot;suppress-author&quot;:true}],&quot;schema&quot;:&quot;https://github.com/citation-style-language/schema/raw/master/csl-citation.json&quot;} RNDTyWFc03lbp"/><text:span text:style-name="T121"> found that the three factors solution initially proposed by Rollnick </text:span><text:span text:style-name="T8">et al</text:span><text:span text:style-name="T121">. </text:span><text:reference-mark-start text:name="ZOTERO_ITEM CSL_CITATION {&quot;citationID&quot;:&quot;ivrmgpjtj&quot;,&quot;properties&quot;:{&quot;formattedCitation&quot;:&quot;(1992)&quot;,&quot;plainCitation&quot;:&quot;(1992)&quot;},&quot;citationItems&quot;:[{&quot;id&quot;:&quot;wsVhHghi/qiITHPYk&quot;,&quot;uris&quot;:[&quot;http://zotero.org/users/615579/items/4T9UZVD4&quot;],&quot;uri&quot;:[&quot;http://zotero.org/users/615579/items/4T9UZVD4&quot;],&quot;itemData&quot;:{&quot;id&quot;:&quot;wsVhHghi/qiITHPYk&quot;,&quot;type&quot;:&quot;article-journal&quot;,&quot;title&quot;:&quot;Development of a short 'readiness to change' questionnaire for use in brief, opportunistic interventions among excessive drinkers&quot;,&quot;container-title&quot;:&quot;British journal of addiction&quot;,&quot;page&quot;:&quot;743-754&quot;,&quot;volume&quot;:&quot;87&quot;,&quot;issue&quot;:&quot;5&quot;,&quot;source&quot;:&quot;NCBI PubMed&quot;,&quot;abstract&quot;:&quot;Excessive drinkers (141) identified in medical settings who were not seeking help for an alcohol problem completed a questionnaire based on Prochaska and DiClemente's stages of change model. Principal components analysis revealed a clear factor structure corresponding to the 'precontemplation', 'contemplation' and 'action' stages of change. On this basis, a 12-item 'Readiness to change' questionnaire was developed with satisfactory psychometric properties. As predicted, scale scores on adjacent stages of change showed significantly higher inter-correlations than scores on non-adjacent stages. Concurrent validation by comparison with subjects' choices of cartoons depicting each of the stages of change and with screening questions regarding aspects of drinking behaviour was moderate to very good. The questionnaire provides a short and convenient measure of readiness to change which may be used in conjunction with brief, opportunistic interventions with excessive drinkers.&quot;,&quot;ISSN&quot;:&quot;0952-0481&quot;,&quot;note&quot;:&quot;PMID: 1591525&quot;,&quot;journalAbbreviation&quot;:&quot;Br J Addict&quot;,&quot;language&quot;:&quot;eng&quot;,&quot;author&quot;:[{&quot;family&quot;:&quot;Rollnick&quot;,&quot;given&quot;:&quot;S&quot;},{&quot;family&quot;:&quot;Heather&quot;,&quot;given&quot;:&quot;N&quot;},{&quot;family&quot;:&quot;Gold&quot;,&quot;given&quot;:&quot;R&quot;},{&quot;family&quot;:&quot;Hall&quot;,&quot;given&quot;:&quot;W&quot;}],&quot;issued&quot;:{&quot;year&quot;:1992,&quot;month&quot;:5},&quot;PMID&quot;:&quot;1591525&quot;,&quot;page-first&quot;:&quot;743&quot;,&quot;container-title-short&quot;:&quot;Br J Addict&quot;},&quot;suppress-author&quot;:true}],&quot;schema&quot;:&quot;https://github.com/citation-style-language/schema/raw/master/csl-citation.json&quot;} RNDxKKbMpU0th"/>(1992)<text:reference-mark-end text:name="ZOTERO_ITEM CSL_CITATION {&quot;citationID&quot;:&quot;ivrmgpjtj&quot;,&quot;properties&quot;:{&quot;formattedCitation&quot;:&quot;(1992)&quot;,&quot;plainCitation&quot;:&quot;(1992)&quot;},&quot;citationItems&quot;:[{&quot;id&quot;:&quot;wsVhHghi/qiITHPYk&quot;,&quot;uris&quot;:[&quot;http://zotero.org/users/615579/items/4T9UZVD4&quot;],&quot;uri&quot;:[&quot;http://zotero.org/users/615579/items/4T9UZVD4&quot;],&quot;itemData&quot;:{&quot;id&quot;:&quot;wsVhHghi/qiITHPYk&quot;,&quot;type&quot;:&quot;article-journal&quot;,&quot;title&quot;:&quot;Development of a short 'readiness to change' questionnaire for use in brief, opportunistic interventions among excessive drinkers&quot;,&quot;container-title&quot;:&quot;British journal of addiction&quot;,&quot;page&quot;:&quot;743-754&quot;,&quot;volume&quot;:&quot;87&quot;,&quot;issue&quot;:&quot;5&quot;,&quot;source&quot;:&quot;NCBI PubMed&quot;,&quot;abstract&quot;:&quot;Excessive drinkers (141) identified in medical settings who were not seeking help for an alcohol problem completed a questionnaire based on Prochaska and DiClemente's stages of change model. Principal components analysis revealed a clear factor structure corresponding to the 'precontemplation', 'contemplation' and 'action' stages of change. On this basis, a 12-item 'Readiness to change' questionnaire was developed with satisfactory psychometric properties. As predicted, scale scores on adjacent stages of change showed significantly higher inter-correlations than scores on non-adjacent stages. Concurrent validation by comparison with subjects' choices of cartoons depicting each of the stages of change and with screening questions regarding aspects of drinking behaviour was moderate to very good. The questionnaire provides a short and convenient measure of readiness to change which may be used in conjunction with brief, opportunistic interventions with excessive drinkers.&quot;,&quot;ISSN&quot;:&quot;0952-0481&quot;,&quot;note&quot;:&quot;PMID: 1591525&quot;,&quot;journalAbbreviation&quot;:&quot;Br J Addict&quot;,&quot;language&quot;:&quot;eng&quot;,&quot;author&quot;:[{&quot;family&quot;:&quot;Rollnick&quot;,&quot;given&quot;:&quot;S&quot;},{&quot;family&quot;:&quot;Heather&quot;,&quot;given&quot;:&quot;N&quot;},{&quot;family&quot;:&quot;Gold&quot;,&quot;given&quot;:&quot;R&quot;},{&quot;family&quot;:&quot;Hall&quot;,&quot;given&quot;:&quot;W&quot;}],&quot;issued&quot;:{&quot;year&quot;:1992,&quot;month&quot;:5},&quot;PMID&quot;:&quot;1591525&quot;,&quot;page-first&quot;:&quot;743&quot;,&quot;container-title-short&quot;:&quot;Br J Addict&quot;},&quot;suppress-author&quot;:true}],&quot;schema&quot;:&quot;https://github.com/citation-style-language/schema/raw/master/csl-citation.json&quot;} RNDxKKbMpU0th"/> <text:span text:style-name="T118">had bad fit indexes </text:span><text:soft-page-break/><text:span text:style-name="T118">and suggested as alternative an one factor model, which evaluates motivation. In this study, the one factor model also had poor indexes (CFI = 720, RMSEA = .196), compared with Rollnick </text:span><text:span text:style-name="T6">et al</text:span><text:span text:style-name="T119">. </text:span><text:reference-mark-start text:name="ZOTERO_ITEM CSL_CITATION {&quot;citationID&quot;:&quot;27rlgi6do8&quot;,&quot;properties&quot;:{&quot;formattedCitation&quot;:&quot;(1996)&quot;,&quot;plainCitation&quot;:&quot;(1996)&quot;},&quot;citationItems&quot;:[{&quot;id&quot;:525,&quot;uris&quot;:[&quot;http://zotero.org/users/615579/items/5BXNV63S&quot;],&quot;uri&quot;:[&quot;http://zotero.org/users/615579/items/5BXNV63S&quot;],&quot;itemData&quot;:{&quot;id&quot;:525,&quot;type&quot;:&quot;article-journal&quot;,&quot;title&quot;:&quot;The structure of the Readiness to Change Questionnaire: A test of Prochaska &amp; DiClemente's transtheoretical model&quot;,&quot;container-title&quot;:&quot;British Journal of Health Psychology&quot;,&quot;page&quot;:&quot;365-376&quot;,&quot;volume&quot;:&quot;1&quot;,&quot;issue&quot;:&quot;4&quot;,&quot;source&quot;:&quot;Wiley Online Library&quot;,&quot;abstract&quot;:&quot;The structure of the Readiness to Change Questionnaire (RCQ) is examined on a sample of 174 male heavy drinkers. It is shown that the RCQ items assessing the precontemplation, contemplation and action stages of Prochaska &amp; DiClemente's model lack discriminant validity and that these three stages are not related in a simplex structure. A hierarchical factor model is fitted to the present data, producing a global second-order factor termed ‘readiness to change’. It is shown that the RCQ items can be rescored to form a continuous measure of ‘readiness to change’ and evidence of the reliability and predictive validity of this scale is presented. The theoretical implications of these results are considered.&quot;,&quot;DOI&quot;:&quot;10.1111/j.2044-8287.1996.tb00517.x&quot;,&quot;ISSN&quot;:&quot;2044-8287&quot;,&quot;shortTitle&quot;:&quot;The structure of the Readiness to Change Questionnaire&quot;,&quot;language&quot;:&quot;en&quot;,&quot;author&quot;:[{&quot;family&quot;:&quot;Budd&quot;,&quot;given&quot;:&quot;Richard J.&quot;},{&quot;family&quot;:&quot;Rollnick&quot;,&quot;given&quot;:&quot;Stephen&quot;}],&quot;issued&quot;:{&quot;date-parts&quot;:[[&quot;1996&quot;,11,1]]},&quot;accessed&quot;:{&quot;date-parts&quot;:[[&quot;2014&quot;,6,29]]}},&quot;suppress-author&quot;:true}],&quot;schema&quot;:&quot;https://github.com/citation-style-language/schema/raw/master/csl-citation.json&quot;} RNDWyppwz8orP"/>(1996)<text:reference-mark-end text:name="ZOTERO_ITEM CSL_CITATION {&quot;citationID&quot;:&quot;27rlgi6do8&quot;,&quot;properties&quot;:{&quot;formattedCitation&quot;:&quot;(1996)&quot;,&quot;plainCitation&quot;:&quot;(1996)&quot;},&quot;citationItems&quot;:[{&quot;id&quot;:525,&quot;uris&quot;:[&quot;http://zotero.org/users/615579/items/5BXNV63S&quot;],&quot;uri&quot;:[&quot;http://zotero.org/users/615579/items/5BXNV63S&quot;],&quot;itemData&quot;:{&quot;id&quot;:525,&quot;type&quot;:&quot;article-journal&quot;,&quot;title&quot;:&quot;The structure of the Readiness to Change Questionnaire: A test of Prochaska &amp; DiClemente's transtheoretical model&quot;,&quot;container-title&quot;:&quot;British Journal of Health Psychology&quot;,&quot;page&quot;:&quot;365-376&quot;,&quot;volume&quot;:&quot;1&quot;,&quot;issue&quot;:&quot;4&quot;,&quot;source&quot;:&quot;Wiley Online Library&quot;,&quot;abstract&quot;:&quot;The structure of the Readiness to Change Questionnaire (RCQ) is examined on a sample of 174 male heavy drinkers. It is shown that the RCQ items assessing the precontemplation, contemplation and action stages of Prochaska &amp; DiClemente's model lack discriminant validity and that these three stages are not related in a simplex structure. A hierarchical factor model is fitted to the present data, producing a global second-order factor termed ‘readiness to change’. It is shown that the RCQ items can be rescored to form a continuous measure of ‘readiness to change’ and evidence of the reliability and predictive validity of this scale is presented. The theoretical implications of these results are considered.&quot;,&quot;DOI&quot;:&quot;10.1111/j.2044-8287.1996.tb00517.x&quot;,&quot;ISSN&quot;:&quot;2044-8287&quot;,&quot;shortTitle&quot;:&quot;The structure of the Readiness to Change Questionnaire&quot;,&quot;language&quot;:&quot;en&quot;,&quot;author&quot;:[{&quot;family&quot;:&quot;Budd&quot;,&quot;given&quot;:&quot;Richard J.&quot;},{&quot;family&quot;:&quot;Rollnick&quot;,&quot;given&quot;:&quot;Stephen&quot;}],&quot;issued&quot;:{&quot;date-parts&quot;:[[&quot;1996&quot;,11,1]]},&quot;accessed&quot;:{&quot;date-parts&quot;:[[&quot;2014&quot;,6,29]]}},&quot;suppress-author&quot;:true}],&quot;schema&quot;:&quot;https://github.com/citation-style-language/schema/raw/master/csl-citation.json&quot;} RNDWyppwz8orP"/><text:span text:style-name="T118"> (CFI = , RMSEA = ). Although Forsgerg </text:span><text:span text:style-name="T7">et at.</text:span><text:span text:style-name="T119"> </text:span><text:reference-mark-start text:name="ZOTERO_ITEM CSL_CITATION {&quot;citationID&quot;:&quot;tjgak28ip&quot;,&quot;properties&quot;:{&quot;formattedCitation&quot;:&quot;(2003)&quot;,&quot;plainCitation&quot;:&quot;(2003)&quot;},&quot;citationItems&quot;:[{&quot;id&quot;:636,&quot;uris&quot;:[&quot;http://zotero.org/users/615579/items/R2QVMPSV&quot;],&quot;uri&quot;:[&quot;http://zotero.org/users/615579/items/R2QVMPSV&quot;],&quot;itemData&quot;:{&quot;id&quot;:636,&quot;type&quot;:&quot;article-journal&quot;,&quot;title&quot;:&quot;Psychometric Properties and Factor Structure of the Readiness to Change Questionnaire&quot;,&quot;container-title&quot;:&quot;Alcohol and Alcoholism&quot;,&quot;page&quot;:&quot;276-280&quot;,&quot;volume&quot;:&quot;38&quot;,&quot;issue&quot;:&quot;3&quot;,&quot;source&quot;:&quot;alcalc.oxfordjournals.org&quot;,&quot;abstract&quot;:&quot;Aims: This study is aimed at describing the psychometric properties and factor structure of the Swedish version of the Readiness to Change Questionnaire (RTCQ). Originally, the questionnaire included three factors (Precontemplation, Contemplation and Action) in a model that intends to measure stages of change. Methods: Patients at an emergency ward were screened for hazardous alcohol consumption and patients who met risk criteria and responded to the RTCQ were included in the study (n = 165). A confirmatory factor analysis proved to be slightly more suitable for a three-factor solution, compared to the one-factor solution. Results: The three scales reflecting the three factors showed satisfactory reliability. Conclusions: The presented data give no support for abandoning the original use of the test.&quot;,&quot;DOI&quot;:&quot;10.1093/alcalc/agg067&quot;,&quot;ISSN&quot;:&quot;0735-0414, 1464-3502&quot;,&quot;note&quot;:&quot;PMID: 12711664&quot;,&quot;journalAbbreviation&quot;:&quot;Alcohol and Alcoholism&quot;,&quot;language&quot;:&quot;en&quot;,&quot;author&quot;:[{&quot;family&quot;:&quot;Forsberg&quot;,&quot;given&quot;:&quot;Lars&quot;},{&quot;family&quot;:&quot;Halldin&quot;,&quot;given&quot;:&quot;Jan&quot;},{&quot;family&quot;:&quot;Wennberg&quot;,&quot;given&quot;:&quot;Peter&quot;}],&quot;issued&quot;:{&quot;date-parts&quot;:[[&quot;2003&quot;,1,5]]},&quot;accessed&quot;:{&quot;date-parts&quot;:[[&quot;2014&quot;,6,30]]},&quot;PMID&quot;:&quot;12711664&quot;},&quot;suppress-author&quot;:true}],&quot;schema&quot;:&quot;https://github.com/citation-style-language/schema/raw/master/csl-citation.json&quot;} RNDgAKuNHhS5r"/>(2003)<text:reference-mark-end text:name="ZOTERO_ITEM CSL_CITATION {&quot;citationID&quot;:&quot;tjgak28ip&quot;,&quot;properties&quot;:{&quot;formattedCitation&quot;:&quot;(2003)&quot;,&quot;plainCitation&quot;:&quot;(2003)&quot;},&quot;citationItems&quot;:[{&quot;id&quot;:636,&quot;uris&quot;:[&quot;http://zotero.org/users/615579/items/R2QVMPSV&quot;],&quot;uri&quot;:[&quot;http://zotero.org/users/615579/items/R2QVMPSV&quot;],&quot;itemData&quot;:{&quot;id&quot;:636,&quot;type&quot;:&quot;article-journal&quot;,&quot;title&quot;:&quot;Psychometric Properties and Factor Structure of the Readiness to Change Questionnaire&quot;,&quot;container-title&quot;:&quot;Alcohol and Alcoholism&quot;,&quot;page&quot;:&quot;276-280&quot;,&quot;volume&quot;:&quot;38&quot;,&quot;issue&quot;:&quot;3&quot;,&quot;source&quot;:&quot;alcalc.oxfordjournals.org&quot;,&quot;abstract&quot;:&quot;Aims: This study is aimed at describing the psychometric properties and factor structure of the Swedish version of the Readiness to Change Questionnaire (RTCQ). Originally, the questionnaire included three factors (Precontemplation, Contemplation and Action) in a model that intends to measure stages of change. Methods: Patients at an emergency ward were screened for hazardous alcohol consumption and patients who met risk criteria and responded to the RTCQ were included in the study (n = 165). A confirmatory factor analysis proved to be slightly more suitable for a three-factor solution, compared to the one-factor solution. Results: The three scales reflecting the three factors showed satisfactory reliability. Conclusions: The presented data give no support for abandoning the original use of the test.&quot;,&quot;DOI&quot;:&quot;10.1093/alcalc/agg067&quot;,&quot;ISSN&quot;:&quot;0735-0414, 1464-3502&quot;,&quot;note&quot;:&quot;PMID: 12711664&quot;,&quot;journalAbbreviation&quot;:&quot;Alcohol and Alcoholism&quot;,&quot;language&quot;:&quot;en&quot;,&quot;author&quot;:[{&quot;family&quot;:&quot;Forsberg&quot;,&quot;given&quot;:&quot;Lars&quot;},{&quot;family&quot;:&quot;Halldin&quot;,&quot;given&quot;:&quot;Jan&quot;},{&quot;family&quot;:&quot;Wennberg&quot;,&quot;given&quot;:&quot;Peter&quot;}],&quot;issued&quot;:{&quot;date-parts&quot;:[[&quot;2003&quot;,1,5]]},&quot;accessed&quot;:{&quot;date-parts&quot;:[[&quot;2014&quot;,6,30]]},&quot;PMID&quot;:&quot;12711664&quot;},&quot;suppress-author&quot;:true}],&quot;schema&quot;:&quot;https://github.com/citation-style-language/schema/raw/master/csl-citation.json&quot;} RNDgAKuNHhS5r"/><text:span text:style-name="T120"> also found poor indexes (CFI = .83, RMSEA = .12) for the one factor model. On the other hand, they found that the three factors correlated solution showed the best fit (CFI = .96, RMSEA = .06), which was not confirmed in our study because the three factor solution had a negative covariance matrix of the latent variables. </text:span></text:p>
      <text:p text:style-name="P68"><text:span text:style-name="T94">The one factor improved version (CFI = .99, RMSEA = .04) was created to offer, at least, a way to score the some of the RCQ items and use them as predictor in future analyses. With it, we can confirm its validity across the versions of the Drinkless intervention and use it as a predictor. So we recommend the use of questions 1,4,8, and 10 in electronic screening and brief intervention interventions. The items 4 and 8 should be reverse coded in order to perform the sum of the scale.</text:span></text:p>
      <text:p text:style-name="P65"><text:span text:style-name="T94">As far as we know, this is the first validation study of a </text:span><text:span text:style-name="T125">web-based</text:span><text:span text:style-name="T94"> version of the Readiness to Change Questionnaire. We proposed an alternative way to score the questionnaire for researchers and alcohol web interventions developers. We </text:span><text:span text:style-name="T122">also used the polychoric correlations to perform analyses, suggested as more appropriate to explore the factor structure of questionnaires </text:span><text:reference-mark-start text:name="ZOTERO_ITEM CSL_CITATION {&quot;citationID&quot;:&quot;1ch1ssbr2q&quot;,&quot;properties&quot;:{&quot;formattedCitation&quot;:&quot;{\\rtf (Holgado\\uc0\\u8211{}Tello, Chac\\uc0\\u243{}n\\uc0\\u8211{}Moscoso, Barbero\\uc0\\u8211{}Garc\\uc0\\u237{}a, &amp; Vila\\uc0\\u8211{}Abad, 2010)}&quot;,&quot;plainCitation&quot;:&quot;(Holgado–Tello, Chacón–Moscoso, Barbero–García, &amp; Vila–Abad, 2010)&quot;},&quot;citationItems&quot;:[{&quot;id&quot;:705,&quot;uris&quot;:[&quot;http://zotero.org/users/615579/items/3GCHXFBJ&quot;],&quot;uri&quot;:[&quot;http://zotero.org/users/615579/items/3GCHXFBJ&quot;],&quot;itemData&quot;:{&quot;id&quot;:705,&quot;type&quot;:&quot;article-journal&quot;,&quot;title&quot;:&quot;Polychoric versus Pearson correlations in exploratory and confirmatory factor analysis of ordinal variables&quot;,&quot;container-title&quot;:&quot;Quality &amp; Quantity&quot;,&quot;page&quot;:&quot;153-166&quot;,&quot;volume&quot;:&quot;44&quot;,&quot;issue&quot;:&quot;1&quot;,&quot;source&quot;:&quot;CrossRef&quot;,&quot;DOI&quot;:&quot;10.1007/s11135-008-9190-y&quot;,&quot;ISSN&quot;:&quot;0033-5177, 1573-7845&quot;,&quot;language&quot;:&quot;en&quot;,&quot;author&quot;:[{&quot;family&quot;:&quot;Holgado–Tello&quot;,&quot;given&quot;:&quot;Francisco Pablo&quot;},{&quot;family&quot;:&quot;Chacón–Moscoso&quot;,&quot;given&quot;:&quot;Salvador&quot;},{&quot;family&quot;:&quot;Barbero–García&quot;,&quot;given&quot;:&quot;Isabel&quot;},{&quot;family&quot;:&quot;Vila–Abad&quot;,&quot;given&quot;:&quot;Enrique&quot;}],&quot;issued&quot;:{&quot;date-parts&quot;:[[&quot;2010&quot;,1]]},&quot;accessed&quot;:{&quot;date-parts&quot;:[[&quot;2014&quot;,7,8]]}}}],&quot;schema&quot;:&quot;https://github.com/citation-style-language/schema/raw/master/csl-citation.json&quot;} RNDHcvOPccWJc"/><text:span text:style-name="T117">(Holgado–Tello, Chacón–Moscoso, Barbero–García, &amp; Vila–Abad, 2010)</text:span><text:reference-mark-end text:name="ZOTERO_ITEM CSL_CITATION {&quot;citationID&quot;:&quot;1ch1ssbr2q&quot;,&quot;properties&quot;:{&quot;formattedCitation&quot;:&quot;{\\rtf (Holgado\\uc0\\u8211{}Tello, Chac\\uc0\\u243{}n\\uc0\\u8211{}Moscoso, Barbero\\uc0\\u8211{}Garc\\uc0\\u237{}a, &amp; Vila\\uc0\\u8211{}Abad, 2010)}&quot;,&quot;plainCitation&quot;:&quot;(Holgado–Tello, Chacón–Moscoso, Barbero–García, &amp; Vila–Abad, 2010)&quot;},&quot;citationItems&quot;:[{&quot;id&quot;:705,&quot;uris&quot;:[&quot;http://zotero.org/users/615579/items/3GCHXFBJ&quot;],&quot;uri&quot;:[&quot;http://zotero.org/users/615579/items/3GCHXFBJ&quot;],&quot;itemData&quot;:{&quot;id&quot;:705,&quot;type&quot;:&quot;article-journal&quot;,&quot;title&quot;:&quot;Polychoric versus Pearson correlations in exploratory and confirmatory factor analysis of ordinal variables&quot;,&quot;container-title&quot;:&quot;Quality &amp; Quantity&quot;,&quot;page&quot;:&quot;153-166&quot;,&quot;volume&quot;:&quot;44&quot;,&quot;issue&quot;:&quot;1&quot;,&quot;source&quot;:&quot;CrossRef&quot;,&quot;DOI&quot;:&quot;10.1007/s11135-008-9190-y&quot;,&quot;ISSN&quot;:&quot;0033-5177, 1573-7845&quot;,&quot;language&quot;:&quot;en&quot;,&quot;author&quot;:[{&quot;family&quot;:&quot;Holgado–Tello&quot;,&quot;given&quot;:&quot;Francisco Pablo&quot;},{&quot;family&quot;:&quot;Chacón–Moscoso&quot;,&quot;given&quot;:&quot;Salvador&quot;},{&quot;family&quot;:&quot;Barbero–García&quot;,&quot;given&quot;:&quot;Isabel&quot;},{&quot;family&quot;:&quot;Vila–Abad&quot;,&quot;given&quot;:&quot;Enrique&quot;}],&quot;issued&quot;:{&quot;date-parts&quot;:[[&quot;2010&quot;,1]]},&quot;accessed&quot;:{&quot;date-parts&quot;:[[&quot;2014&quot;,7,8]]}}}],&quot;schema&quot;:&quot;https://github.com/citation-style-language/schema/raw/master/csl-citation.json&quot;} RNDHcvOPccWJc"/><text:span text:style-name="T122">. </text:span></text:p>
      <text:p text:style-name="Text_20_body"><text:span text:style-name="T95">However, this study has caveats. First, this is the first study conducted with users from internet interventions and they may not represent the clinical samples or the general population, aimed in the others validations studies </text:span><text:reference-mark-start text:name="ZOTERO_ITEM CSL_CITATION {&quot;citationID&quot;:&quot;11fjbtovlp&quot;,&quot;properties&quot;:{&quot;formattedCitation&quot;:&quot;{\\rtf (Defuentes-Merillas et al., 2002; Forsberg, Ekman, Halldin, &amp; R\\uc0\\u246{}nnberg, 2004; Hann\\uc0\\u246{}ver et al., 2002; Rodr\\uc0\\u237{}guez-Martos et al., 2000; Rollnick et al., 1992)}&quot;,&quot;plainCitation&quot;:&quot;(Defuentes-Merillas et al., 2002; Forsberg, Ekman, Halldin, &amp; Rönnberg, 2004; Hannöver et al., 2002; Rodríguez-Martos et al., 2000; Rollnick et al., 1992)&quot;},&quot;citationItems&quot;:[{&quot;id&quot;:443,&quot;uris&quot;:[&quot;http://zotero.org/users/615579/items/FM5XM4H9&quot;],&quot;uri&quot;:[&quot;http://zotero.org/users/615579/items/FM5XM4H9&quot;],&quot;itemData&quot;:{&quot;id&quot;:443,&quot;type&quot;:&quot;article-journal&quot;,&quot;title&quot;:&quot;Reliability and validity of the Dutch version of the Readiness to Change Questionnaire&quot;,&quot;container-title&quot;:&quot;Alcohol and alcoholism (Oxford, Oxfordshire)&quot;,&quot;page&quot;:&quot;93-99&quot;,&quot;volume&quot;:&quot;37&quot;,&quot;issue&quot;:&quot;1&quot;,&quot;source&quot;:&quot;NCBI PubMed&quot;,&quot;abstract&quot;:&quot;The aim of the present study was to evaluate the psychometric properties of the Dutch version of the Readiness to Change Questionnaire (RCQ-D). The subjects were 246 excessive drinkers admitted to an addiction treatment centre and 54 offenders convicted of an alcohol-related crime in The Netherlands. The factor structure of the RCQ-D for the two samples combined was found to be consistent with the three-factor structure established for the original RCQ. The reliability of the items for each scale was found to be satisfactory. Allocated stage of change showed significant differences between the different subsamples. As expected, the scale scores for adjacent stages of change showed significantly higher inter-correlations than the scale scores for non-adjacent stages. Additionally, the negatively formulated items from the pre-contemplation scale were reformulated positively and their internal consistency tested among the offender sample. The positively formulated pre-contemplation items showed a higher alpha value than the negatively formulated items. We therefore suggest that the positively formulated items should replace the negatively formulated ones.&quot;,&quot;ISSN&quot;:&quot;0735-0414&quot;,&quot;note&quot;:&quot;PMID: 11825864&quot;,&quot;journalAbbreviation&quot;:&quot;Alcohol Alcohol.&quot;,&quot;language&quot;:&quot;eng&quot;,&quot;author&quot;:[{&quot;family&quot;:&quot;Defuentes-Merillas&quot;,&quot;given&quot;:&quot;L&quot;},{&quot;family&quot;:&quot;Dejong&quot;,&quot;given&quot;:&quot;C A J&quot;},{&quot;family&quot;:&quot;Schippers&quot;,&quot;given&quot;:&quot;G M&quot;}],&quot;issued&quot;:{&quot;date-parts&quot;:[[&quot;2002&quot;,2]]},&quot;PMID&quot;:&quot;11825864&quot;}},{&quot;id&quot;:824,&quot;uris&quot;:[&quot;http://zotero.org/users/615579/items/CW5XR2WV&quot;],&quot;uri&quot;:[&quot;http://zotero.org/users/615579/items/CW5XR2WV&quot;],&quot;itemData&quot;:{&quot;id&quot;:824,&quot;type&quot;:&quot;article-journal&quot;,&quot;title&quot;:&quot;The Readiness to Change Questionnaire: Reliability and validity of a Swedish version and a comparison of scoring methods&quot;,&quot;container-title&quot;:&quot;British Journal of Health Psychology&quot;,&quot;page&quot;:&quot;335-346&quot;,&quot;volume&quot;:&quot;9&quot;,&quot;issue&quot;:&quot;3&quot;,&quot;source&quot;:&quot;EBSCOhost&quot;,&quot;abstract&quot;:&quot;Objectives. The aim of this study was to investigate the relative merits of three methods of scoring the Swedish version of the Readiness to Change Questionnaire (RTCQ), either by assigning a stage in the Prochaska and DiClemente (1986) Stages of Change Model or by treating the scores as a continuous readiness to change variable. Assigning a stage of change was achieved with both the quick method and the refined method. Design and methods. Out of 563 patients screened at an emergency surgical ward for risky alcohol consumption, 165 met risk criteria and responded to the RTCQ. The three scoring methods were examined with regard to internal consistency, test - retest reliability, construct and predictive validity. Results. All three methods of treating the RTCQ scores had satisfactory reliability. Since stages of change (quick method) were significantly but modestly correlated to alcohol consumption and to change-related behaviours at intervention, and moderately correlated to alcohol problems, the quick method had reasonable construct validity. The refined method had higher construct validity; however, this method left 32% of the patients without a stage assignment. The continuous readiness scale had higher construct validity than the quick method, but was not in par with the refined method. No scoring method was found to have predictive validity. Conclusions. The RTCQ scores treated as a continuous readiness scale were a viable alternative to the original ways of assigning a stage of change to a patient. The Swedish RTCQ is reliable and has reasonable construct validity, but its predictive validity needs further investigation.&quot;,&quot;ISSN&quot;:&quot;1359107X&quot;,&quot;shortTitle&quot;:&quot;The Readiness to Change Questionnaire&quot;,&quot;journalAbbreviation&quot;:&quot;British Journal of Health Psychology&quot;,&quot;author&quot;:[{&quot;family&quot;:&quot;Forsberg&quot;,&quot;given&quot;:&quot;Lars&quot;},{&quot;family&quot;:&quot;Ekman&quot;,&quot;given&quot;:&quot;Sören&quot;},{&quot;family&quot;:&quot;Halldin&quot;,&quot;given&quot;:&quot;Jan&quot;},{&quot;family&quot;:&quot;Rönnberg&quot;,&quot;given&quot;:&quot;Sten&quot;}],&quot;issued&quot;:{&quot;date-parts&quot;:[[&quot;2004&quot;,9]]},&quot;accessed&quot;:{&quot;date-parts&quot;:[[&quot;2014&quot;,7,29]]}}},{&quot;id&quot;:441,&quot;uris&quot;:[&quot;http://zotero.org/users/615579/items/6A6NEG8N&quot;],&quot;uri&quot;:[&quot;http://zotero.org/users/615579/items/6A6NEG8N&quot;],&quot;itemData&quot;:{&quot;id&quot;:441,&quot;type&quot;:&quot;article-journal&quot;,&quot;title&quot;:&quot;The readiness to change questionnaire in subjects with hazardous alcohol consumption, alcohol misuse and dependence in a general population survey&quot;,&quot;container-title&quot;:&quot;Alcohol and alcoholism (Oxford, Oxfordshire)&quot;,&quot;page&quot;:&quot;362-369&quot;,&quot;volume&quot;:&quot;37&quot;,&quot;issue&quot;:&quot;4&quot;,&quot;source&quot;:&quot;NCBI PubMed&quot;,&quot;abstract&quot;:&quot;AIMS: To investigate properties and aspects of validity of the Readiness to Change Questionnaire (RCQ) when applied to hazardous drinking, alcohol-abusing or alcohol-dependent subjects sampled from the general population.\nMETHODS: In a representative survey conducted in the general population of a region in northern Germany, participants were randomly selected from resident registration office files, contacted and interviewed personally (n = 4.075). A total of 302 subjects who showed hazardous drinking behaviour (n = 202) or met diagnostic criteria of alcohol misuse (n = 46) or alcohol dependence (n = 54) were assessed and diagnosed using the Munich Composite International Diagnostic Interview (M-CIDI) according to DSM-IV diagnostic criteria. The battery of self-report questionnaires comprised, among others, the RCQ, and two methods of allocation were used, the quick method and the refined method of allocation. According to the method of allocation used, the stages are: precontemplation (PC), contemplation (C), preparation (P) and action (A); P may only be assigned using the refined method.\nRESULTS: The RCQ, a brief instrument to assess stages of change in individuals sampled from the general population, gave internal consistencies of: PC = 0.68, C = 0.79, A = 0.83. Allocation to stages of change according to the quick method resulted in 67% of subjects being allocated to PC, 24% to C and 8% to A and according to the refined method in 58% to PC, 15% to C, 4% to P, 4% to A, with 19% not being classified because of non-theory-consistent scale profiles.\nCONCLUSIONS: Classification did not differ substantially according to the method of allocation. A three-factor solution, as reported in the literature, could not be replicated. Allocation to stages of change with the RCQ reflected predictions made from the Transtheoretical Model of behaviour change.&quot;,&quot;ISSN&quot;:&quot;0735-0414&quot;,&quot;note&quot;:&quot;PMID: 12107039&quot;,&quot;journalAbbreviation&quot;:&quot;Alcohol Alcohol.&quot;,&quot;language&quot;:&quot;eng&quot;,&quot;author&quot;:[{&quot;family&quot;:&quot;Hannöver&quot;,&quot;given&quot;:&quot;Wolfgang&quot;},{&quot;family&quot;:&quot;Thyrian&quot;,&quot;given&quot;:&quot;Jochen René&quot;},{&quot;family&quot;:&quot;Hapke&quot;,&quot;given&quot;:&quot;Ulfert&quot;},{&quot;family&quot;:&quot;Rumpf&quot;,&quot;given&quot;:&quot;Hans-Jürgen&quot;},{&quot;family&quot;:&quot;Meyer&quot;,&quot;given&quot;:&quot;Christian&quot;},{&quot;family&quot;:&quot;John&quot;,&quot;given&quot;:&quot;Ulrich&quot;}],&quot;issued&quot;:{&quot;date-parts&quot;:[[&quot;2002&quot;,8]]},&quot;PMID&quot;:&quot;12107039&quot;}},{&quot;id&quot;:439,&quot;uris&quot;:[&quot;http://zotero.org/users/615579/items/W974VHIH&quot;],&quot;uri&quot;:[&quot;http://zotero.org/users/615579/items/W974VHIH&quot;],&quot;itemData&quot;:{&quot;id&quot;:439,&quot;type&quot;:&quot;article-journal&quot;,&quot;title&quot;:&quot;Readiness to change questionnaire: reliability study of its Spanish version&quot;,&quot;container-title&quot;:&quot;Alcohol and alcoholism (Oxford, Oxfordshire)&quot;,&quot;page&quot;:&quot;270-275&quot;,&quot;volume&quot;:&quot;35&quot;,&quot;issue&quot;:&quot;3&quot;,&quot;source&quot;:&quot;NCBI PubMed&quot;,&quot;abstract&quot;:&quot;The present study explored the reliability and validity of a Spanish version of the Readiness to Change Questionnaire (RCQ) (12-item short form) as it might be used for opportunistic intervention. The test has three scales to allocate patients to a stage of change: pre-contemplation (P), contemplation (C) or action (A). The RCQ was translated and back-translated prior to pilot administration to 15 patients. From two settings (a general hospital ward and a primary health care centre), 201 patients were identified as excessive drinkers on the Alcohol Use Disorders Identification Test. Patients known to be alcohol-dependent and attending for alcohol-related reasons were excluded. Patients completed the RCQ. Test-retest reliability after 2 days was assessed in 35 patients. A components analysis was performed. Patients were classified on RCQ scores to a stage of change. Two experts separately interviewed the patients and made an allocation to stage of change, blind to the RCQ score. Test-retest reliability was good (P: r = 0.81; C: r = 0.87; A: r = 0.86). Within the three scales, RCQ items showed fair consistency in terms of Cronbach's alpha (P: 0.58, C: 0.75, A: 0.80). Component analysis showed that together the scales accounted for 57. 4% of the variance. The experts agreed between themselves on patients' stage of change (weighted kappa 0.92) but much less with the stage of change according to RCQ (expert A, kappa = 0.44; expert B, kappa = 0.52). Omitting patients with low consumption did not improve internal reliability, and omitting those with low educational level who might have filled in the questionnaire wrongly did not improve internal reliability or agreement between RCQ and the experts. We conclude that the Spanish RCQ did not function efficiently in a population of opportunistically identified excessive drinkers.&quot;,&quot;ISSN&quot;:&quot;0735-0414&quot;,&quot;note&quot;:&quot;PMID: 10869247&quot;,&quot;shortTitle&quot;:&quot;Readiness to change questionnaire&quot;,&quot;journalAbbreviation&quot;:&quot;Alcohol Alcohol.&quot;,&quot;language&quot;:&quot;eng&quot;,&quot;author&quot;:[{&quot;family&quot;:&quot;Rodríguez-Martos&quot;,&quot;given&quot;:&quot;A&quot;},{&quot;family&quot;:&quot;Rubio&quot;,&quot;given&quot;:&quot;G&quot;},{&quot;family&quot;:&quot;Aubà&quot;,&quot;given&quot;:&quot;J&quot;},{&quot;family&quot;:&quot;Santo-Domingo&quot;,&quot;given&quot;:&quot;J&quot;},{&quot;family&quot;:&quot;Torralba&quot;,&quot;given&quot;:&quot;L&quot;},{&quot;family&quot;:&quot;Campillo&quot;,&quot;given&quot;:&quot;M&quot;}],&quot;issued&quot;:{&quot;date-parts&quot;:[[&quot;2000&quot;,6]]},&quot;PMID&quot;:&quot;10869247&quot;}},{&quot;id&quot;:&quot;wsVhHghi/qiITHPYk&quot;,&quot;uris&quot;:[&quot;http://zotero.org/users/615579/items/4T9UZVD4&quot;],&quot;uri&quot;:[&quot;http://zotero.org/users/615579/items/4T9UZVD4&quot;],&quot;itemData&quot;:{&quot;id&quot;:&quot;wsVhHghi/qiITHPYk&quot;,&quot;type&quot;:&quot;article-journal&quot;,&quot;title&quot;:&quot;Development of a short 'readiness to change' questionnaire for use in brief, opportunistic interventions among excessive drinkers&quot;,&quot;container-title&quot;:&quot;British journal of addiction&quot;,&quot;page&quot;:&quot;743-754&quot;,&quot;volume&quot;:&quot;87&quot;,&quot;issue&quot;:&quot;5&quot;,&quot;source&quot;:&quot;NCBI PubMed&quot;,&quot;abstract&quot;:&quot;Excessive drinkers (141) identified in medical settings who were not seeking help for an alcohol problem completed a questionnaire based on Prochaska and DiClemente's stages of change model. Principal components analysis revealed a clear factor structure corresponding to the 'precontemplation', 'contemplation' and 'action' stages of change. On this basis, a 12-item 'Readiness to change' questionnaire was developed with satisfactory psychometric properties. As predicted, scale scores on adjacent stages of change showed significantly higher inter-correlations than scores on non-adjacent stages. Concurrent validation by comparison with subjects' choices of cartoons depicting each of the stages of change and with screening questions regarding aspects of drinking behaviour was moderate to very good. The questionnaire provides a short and convenient measure of readiness to change which may be used in conjunction with brief, opportunistic interventions with excessive drinkers.&quot;,&quot;ISSN&quot;:&quot;0952-0481&quot;,&quot;note&quot;:&quot;PMID: 1591525&quot;,&quot;journalAbbreviation&quot;:&quot;Br J Addict&quot;,&quot;language&quot;:&quot;eng&quot;,&quot;author&quot;:[{&quot;family&quot;:&quot;Rollnick&quot;,&quot;given&quot;:&quot;S&quot;},{&quot;family&quot;:&quot;Heather&quot;,&quot;given&quot;:&quot;N&quot;},{&quot;family&quot;:&quot;Gold&quot;,&quot;given&quot;:&quot;R&quot;},{&quot;family&quot;:&quot;Hall&quot;,&quot;given&quot;:&quot;W&quot;}],&quot;issued&quot;:{&quot;year&quot;:1992,&quot;month&quot;:5},&quot;PMID&quot;:&quot;1591525&quot;,&quot;page-first&quot;:&quot;743&quot;,&quot;container-title-short&quot;:&quot;Br J Addict&quot;}}],&quot;schema&quot;:&quot;https://github.com/citation-style-language/schema/raw/master/csl-citation.json&quot;} RNDQUQEg6ZCkQ"/><text:span text:style-name="T116">(Defuentes-Merillas et al., 2002; Forsberg, Ekman, Halldin, &amp; Rönnberg, 2004; Hannöver et al., 2002; Rodríguez-Martos et al., 2000; Rollnick et al., 1992)</text:span><text:reference-mark-end text:name="ZOTERO_ITEM CSL_CITATION {&quot;citationID&quot;:&quot;11fjbtovlp&quot;,&quot;properties&quot;:{&quot;formattedCitation&quot;:&quot;{\\rtf (Defuentes-Merillas et al., 2002; Forsberg, Ekman, Halldin, &amp; R\\uc0\\u246{}nnberg, 2004; Hann\\uc0\\u246{}ver et al., 2002; Rodr\\uc0\\u237{}guez-Martos et al., 2000; Rollnick et al., 1992)}&quot;,&quot;plainCitation&quot;:&quot;(Defuentes-Merillas et al., 2002; Forsberg, Ekman, Halldin, &amp; Rönnberg, 2004; Hannöver et al., 2002; Rodríguez-Martos et al., 2000; Rollnick et al., 1992)&quot;},&quot;citationItems&quot;:[{&quot;id&quot;:443,&quot;uris&quot;:[&quot;http://zotero.org/users/615579/items/FM5XM4H9&quot;],&quot;uri&quot;:[&quot;http://zotero.org/users/615579/items/FM5XM4H9&quot;],&quot;itemData&quot;:{&quot;id&quot;:443,&quot;type&quot;:&quot;article-journal&quot;,&quot;title&quot;:&quot;Reliability and validity of the Dutch version of the Readiness to Change Questionnaire&quot;,&quot;container-title&quot;:&quot;Alcohol and alcoholism (Oxford, Oxfordshire)&quot;,&quot;page&quot;:&quot;93-99&quot;,&quot;volume&quot;:&quot;37&quot;,&quot;issue&quot;:&quot;1&quot;,&quot;source&quot;:&quot;NCBI PubMed&quot;,&quot;abstract&quot;:&quot;The aim of the present study was to evaluate the psychometric properties of the Dutch version of the Readiness to Change Questionnaire (RCQ-D). The subjects were 246 excessive drinkers admitted to an addiction treatment centre and 54 offenders convicted of an alcohol-related crime in The Netherlands. The factor structure of the RCQ-D for the two samples combined was found to be consistent with the three-factor structure established for the original RCQ. The reliability of the items for each scale was found to be satisfactory. Allocated stage of change showed significant differences between the different subsamples. As expected, the scale scores for adjacent stages of change showed significantly higher inter-correlations than the scale scores for non-adjacent stages. Additionally, the negatively formulated items from the pre-contemplation scale were reformulated positively and their internal consistency tested among the offender sample. The positively formulated pre-contemplation items showed a higher alpha value than the negatively formulated items. We therefore suggest that the positively formulated items should replace the negatively formulated ones.&quot;,&quot;ISSN&quot;:&quot;0735-0414&quot;,&quot;note&quot;:&quot;PMID: 11825864&quot;,&quot;journalAbbreviation&quot;:&quot;Alcohol Alcohol.&quot;,&quot;language&quot;:&quot;eng&quot;,&quot;author&quot;:[{&quot;family&quot;:&quot;Defuentes-Merillas&quot;,&quot;given&quot;:&quot;L&quot;},{&quot;family&quot;:&quot;Dejong&quot;,&quot;given&quot;:&quot;C A J&quot;},{&quot;family&quot;:&quot;Schippers&quot;,&quot;given&quot;:&quot;G M&quot;}],&quot;issued&quot;:{&quot;date-parts&quot;:[[&quot;2002&quot;,2]]},&quot;PMID&quot;:&quot;11825864&quot;}},{&quot;id&quot;:824,&quot;uris&quot;:[&quot;http://zotero.org/users/615579/items/CW5XR2WV&quot;],&quot;uri&quot;:[&quot;http://zotero.org/users/615579/items/CW5XR2WV&quot;],&quot;itemData&quot;:{&quot;id&quot;:824,&quot;type&quot;:&quot;article-journal&quot;,&quot;title&quot;:&quot;The Readiness to Change Questionnaire: Reliability and validity of a Swedish version and a comparison of scoring methods&quot;,&quot;container-title&quot;:&quot;British Journal of Health Psychology&quot;,&quot;page&quot;:&quot;335-346&quot;,&quot;volume&quot;:&quot;9&quot;,&quot;issue&quot;:&quot;3&quot;,&quot;source&quot;:&quot;EBSCOhost&quot;,&quot;abstract&quot;:&quot;Objectives. The aim of this study was to investigate the relative merits of three methods of scoring the Swedish version of the Readiness to Change Questionnaire (RTCQ), either by assigning a stage in the Prochaska and DiClemente (1986) Stages of Change Model or by treating the scores as a continuous readiness to change variable. Assigning a stage of change was achieved with both the quick method and the refined method. Design and methods. Out of 563 patients screened at an emergency surgical ward for risky alcohol consumption, 165 met risk criteria and responded to the RTCQ. The three scoring methods were examined with regard to internal consistency, test - retest reliability, construct and predictive validity. Results. All three methods of treating the RTCQ scores had satisfactory reliability. Since stages of change (quick method) were significantly but modestly correlated to alcohol consumption and to change-related behaviours at intervention, and moderately correlated to alcohol problems, the quick method had reasonable construct validity. The refined method had higher construct validity; however, this method left 32% of the patients without a stage assignment. The continuous readiness scale had higher construct validity than the quick method, but was not in par with the refined method. No scoring method was found to have predictive validity. Conclusions. The RTCQ scores treated as a continuous readiness scale were a viable alternative to the original ways of assigning a stage of change to a patient. The Swedish RTCQ is reliable and has reasonable construct validity, but its predictive validity needs further investigation.&quot;,&quot;ISSN&quot;:&quot;1359107X&quot;,&quot;shortTitle&quot;:&quot;The Readiness to Change Questionnaire&quot;,&quot;journalAbbreviation&quot;:&quot;British Journal of Health Psychology&quot;,&quot;author&quot;:[{&quot;family&quot;:&quot;Forsberg&quot;,&quot;given&quot;:&quot;Lars&quot;},{&quot;family&quot;:&quot;Ekman&quot;,&quot;given&quot;:&quot;Sören&quot;},{&quot;family&quot;:&quot;Halldin&quot;,&quot;given&quot;:&quot;Jan&quot;},{&quot;family&quot;:&quot;Rönnberg&quot;,&quot;given&quot;:&quot;Sten&quot;}],&quot;issued&quot;:{&quot;date-parts&quot;:[[&quot;2004&quot;,9]]},&quot;accessed&quot;:{&quot;date-parts&quot;:[[&quot;2014&quot;,7,29]]}}},{&quot;id&quot;:441,&quot;uris&quot;:[&quot;http://zotero.org/users/615579/items/6A6NEG8N&quot;],&quot;uri&quot;:[&quot;http://zotero.org/users/615579/items/6A6NEG8N&quot;],&quot;itemData&quot;:{&quot;id&quot;:441,&quot;type&quot;:&quot;article-journal&quot;,&quot;title&quot;:&quot;The readiness to change questionnaire in subjects with hazardous alcohol consumption, alcohol misuse and dependence in a general population survey&quot;,&quot;container-title&quot;:&quot;Alcohol and alcoholism (Oxford, Oxfordshire)&quot;,&quot;page&quot;:&quot;362-369&quot;,&quot;volume&quot;:&quot;37&quot;,&quot;issue&quot;:&quot;4&quot;,&quot;source&quot;:&quot;NCBI PubMed&quot;,&quot;abstract&quot;:&quot;AIMS: To investigate properties and aspects of validity of the Readiness to Change Questionnaire (RCQ) when applied to hazardous drinking, alcohol-abusing or alcohol-dependent subjects sampled from the general population.\nMETHODS: In a representative survey conducted in the general population of a region in northern Germany, participants were randomly selected from resident registration office files, contacted and interviewed personally (n = 4.075). A total of 302 subjects who showed hazardous drinking behaviour (n = 202) or met diagnostic criteria of alcohol misuse (n = 46) or alcohol dependence (n = 54) were assessed and diagnosed using the Munich Composite International Diagnostic Interview (M-CIDI) according to DSM-IV diagnostic criteria. The battery of self-report questionnaires comprised, among others, the RCQ, and two methods of allocation were used, the quick method and the refined method of allocation. According to the method of allocation used, the stages are: precontemplation (PC), contemplation (C), preparation (P) and action (A); P may only be assigned using the refined method.\nRESULTS: The RCQ, a brief instrument to assess stages of change in individuals sampled from the general population, gave internal consistencies of: PC = 0.68, C = 0.79, A = 0.83. Allocation to stages of change according to the quick method resulted in 67% of subjects being allocated to PC, 24% to C and 8% to A and according to the refined method in 58% to PC, 15% to C, 4% to P, 4% to A, with 19% not being classified because of non-theory-consistent scale profiles.\nCONCLUSIONS: Classification did not differ substantially according to the method of allocation. A three-factor solution, as reported in the literature, could not be replicated. Allocation to stages of change with the RCQ reflected predictions made from the Transtheoretical Model of behaviour change.&quot;,&quot;ISSN&quot;:&quot;0735-0414&quot;,&quot;note&quot;:&quot;PMID: 12107039&quot;,&quot;journalAbbreviation&quot;:&quot;Alcohol Alcohol.&quot;,&quot;language&quot;:&quot;eng&quot;,&quot;author&quot;:[{&quot;family&quot;:&quot;Hannöver&quot;,&quot;given&quot;:&quot;Wolfgang&quot;},{&quot;family&quot;:&quot;Thyrian&quot;,&quot;given&quot;:&quot;Jochen René&quot;},{&quot;family&quot;:&quot;Hapke&quot;,&quot;given&quot;:&quot;Ulfert&quot;},{&quot;family&quot;:&quot;Rumpf&quot;,&quot;given&quot;:&quot;Hans-Jürgen&quot;},{&quot;family&quot;:&quot;Meyer&quot;,&quot;given&quot;:&quot;Christian&quot;},{&quot;family&quot;:&quot;John&quot;,&quot;given&quot;:&quot;Ulrich&quot;}],&quot;issued&quot;:{&quot;date-parts&quot;:[[&quot;2002&quot;,8]]},&quot;PMID&quot;:&quot;12107039&quot;}},{&quot;id&quot;:439,&quot;uris&quot;:[&quot;http://zotero.org/users/615579/items/W974VHIH&quot;],&quot;uri&quot;:[&quot;http://zotero.org/users/615579/items/W974VHIH&quot;],&quot;itemData&quot;:{&quot;id&quot;:439,&quot;type&quot;:&quot;article-journal&quot;,&quot;title&quot;:&quot;Readiness to change questionnaire: reliability study of its Spanish version&quot;,&quot;container-title&quot;:&quot;Alcohol and alcoholism (Oxford, Oxfordshire)&quot;,&quot;page&quot;:&quot;270-275&quot;,&quot;volume&quot;:&quot;35&quot;,&quot;issue&quot;:&quot;3&quot;,&quot;source&quot;:&quot;NCBI PubMed&quot;,&quot;abstract&quot;:&quot;The present study explored the reliability and validity of a Spanish version of the Readiness to Change Questionnaire (RCQ) (12-item short form) as it might be used for opportunistic intervention. The test has three scales to allocate patients to a stage of change: pre-contemplation (P), contemplation (C) or action (A). The RCQ was translated and back-translated prior to pilot administration to 15 patients. From two settings (a general hospital ward and a primary health care centre), 201 patients were identified as excessive drinkers on the Alcohol Use Disorders Identification Test. Patients known to be alcohol-dependent and attending for alcohol-related reasons were excluded. Patients completed the RCQ. Test-retest reliability after 2 days was assessed in 35 patients. A components analysis was performed. Patients were classified on RCQ scores to a stage of change. Two experts separately interviewed the patients and made an allocation to stage of change, blind to the RCQ score. Test-retest reliability was good (P: r = 0.81; C: r = 0.87; A: r = 0.86). Within the three scales, RCQ items showed fair consistency in terms of Cronbach's alpha (P: 0.58, C: 0.75, A: 0.80). Component analysis showed that together the scales accounted for 57. 4% of the variance. The experts agreed between themselves on patients' stage of change (weighted kappa 0.92) but much less with the stage of change according to RCQ (expert A, kappa = 0.44; expert B, kappa = 0.52). Omitting patients with low consumption did not improve internal reliability, and omitting those with low educational level who might have filled in the questionnaire wrongly did not improve internal reliability or agreement between RCQ and the experts. We conclude that the Spanish RCQ did not function efficiently in a population of opportunistically identified excessive drinkers.&quot;,&quot;ISSN&quot;:&quot;0735-0414&quot;,&quot;note&quot;:&quot;PMID: 10869247&quot;,&quot;shortTitle&quot;:&quot;Readiness to change questionnaire&quot;,&quot;journalAbbreviation&quot;:&quot;Alcohol Alcohol.&quot;,&quot;language&quot;:&quot;eng&quot;,&quot;author&quot;:[{&quot;family&quot;:&quot;Rodríguez-Martos&quot;,&quot;given&quot;:&quot;A&quot;},{&quot;family&quot;:&quot;Rubio&quot;,&quot;given&quot;:&quot;G&quot;},{&quot;family&quot;:&quot;Aubà&quot;,&quot;given&quot;:&quot;J&quot;},{&quot;family&quot;:&quot;Santo-Domingo&quot;,&quot;given&quot;:&quot;J&quot;},{&quot;family&quot;:&quot;Torralba&quot;,&quot;given&quot;:&quot;L&quot;},{&quot;family&quot;:&quot;Campillo&quot;,&quot;given&quot;:&quot;M&quot;}],&quot;issued&quot;:{&quot;date-parts&quot;:[[&quot;2000&quot;,6]]},&quot;PMID&quot;:&quot;10869247&quot;}},{&quot;id&quot;:&quot;wsVhHghi/qiITHPYk&quot;,&quot;uris&quot;:[&quot;http://zotero.org/users/615579/items/4T9UZVD4&quot;],&quot;uri&quot;:[&quot;http://zotero.org/users/615579/items/4T9UZVD4&quot;],&quot;itemData&quot;:{&quot;id&quot;:&quot;wsVhHghi/qiITHPYk&quot;,&quot;type&quot;:&quot;article-journal&quot;,&quot;title&quot;:&quot;Development of a short 'readiness to change' questionnaire for use in brief, opportunistic interventions among excessive drinkers&quot;,&quot;container-title&quot;:&quot;British journal of addiction&quot;,&quot;page&quot;:&quot;743-754&quot;,&quot;volume&quot;:&quot;87&quot;,&quot;issue&quot;:&quot;5&quot;,&quot;source&quot;:&quot;NCBI PubMed&quot;,&quot;abstract&quot;:&quot;Excessive drinkers (141) identified in medical settings who were not seeking help for an alcohol problem completed a questionnaire based on Prochaska and DiClemente's stages of change model. Principal components analysis revealed a clear factor structure corresponding to the 'precontemplation', 'contemplation' and 'action' stages of change. On this basis, a 12-item 'Readiness to change' questionnaire was developed with satisfactory psychometric properties. As predicted, scale scores on adjacent stages of change showed significantly higher inter-correlations than scores on non-adjacent stages. Concurrent validation by comparison with subjects' choices of cartoons depicting each of the stages of change and with screening questions regarding aspects of drinking behaviour was moderate to very good. The questionnaire provides a short and convenient measure of readiness to change which may be used in conjunction with brief, opportunistic interventions with excessive drinkers.&quot;,&quot;ISSN&quot;:&quot;0952-0481&quot;,&quot;note&quot;:&quot;PMID: 1591525&quot;,&quot;journalAbbreviation&quot;:&quot;Br J Addict&quot;,&quot;language&quot;:&quot;eng&quot;,&quot;author&quot;:[{&quot;family&quot;:&quot;Rollnick&quot;,&quot;given&quot;:&quot;S&quot;},{&quot;family&quot;:&quot;Heather&quot;,&quot;given&quot;:&quot;N&quot;},{&quot;family&quot;:&quot;Gold&quot;,&quot;given&quot;:&quot;R&quot;},{&quot;family&quot;:&quot;Hall&quot;,&quot;given&quot;:&quot;W&quot;}],&quot;issued&quot;:{&quot;year&quot;:1992,&quot;month&quot;:5},&quot;PMID&quot;:&quot;1591525&quot;,&quot;page-first&quot;:&quot;743&quot;,&quot;container-title-short&quot;:&quot;Br J Addict&quot;}}],&quot;schema&quot;:&quot;https://github.com/citation-style-language/schema/raw/master/csl-citation.json&quot;} RNDQUQEg6ZCkQ"/><text:span text:style-name="T95">. We found that 72.1% of the sample had at least a college degree, proportion really far from that found in general population or clinics in Brazil. Second, we included in the analyses low-risk users who also were not included in the other studies. We included this type of users because they are able to enroll in Drinkless program. </text:span><text:span text:style-name="T96">Third, the data is limited to Brazil, which has a different culture compared with countries where studies of validation were conducted.</text:span></text:p>
      <text:p text:style-name="P66">In conclusion, the RCQ can be used to estimate motivation as one factor scale with the raw sum of the items. All previous models suggested by literature <text:span text:style-name="T123">and the model we created showed poor fit indexes. This indicates that the RCQ is not useful to classify users into motivation stages. For clinical settings in Brazil, we recommend the SOCRATES scale. Future studies should use the 4-item model for web-based alcohol interventions. We point out that the questionnaire must be redesigned.</text:span></text:p>
      <text:p text:style-name="P67"/>
      <text:p text:style-name="P9"><text:span text:style-name="T98">Table</text:span> <text:span text:style-name="T98">1</text:span> – <text:span text:style-name="T98">Sample demographic characteristics </text:span></text:p>
      <table:table table:name="Tabela3" table:style-name="Tabela3">
        <table:table-column table:style-name="Tabela3.A"/>
        <table:table-column table:style-name="Tabela3.B"/>
        <table:table-row>
          <table:table-cell table:style-name="Tabela3.A1" office:value-type="string">
            <text:p text:style-name="P20">Items</text:p>
          </table:table-cell>
          <table:table-cell table:style-name="Tabela3.A1" office:value-type="string">
            <text:p text:style-name="P19">%</text:p>
          </table:table-cell>
        </table:table-row>
        <table:table-row>
          <table:table-cell table:style-name="Tabela3.A2" office:value-type="string">
            <text:p text:style-name="P20">Education</text:p>
          </table:table-cell>
          <table:table-cell table:style-name="Tabela3.A2" office:value-type="string">
            <text:p text:style-name="P19"/>
          </table:table-cell>
        </table:table-row>
        <table:table-row>
          <table:table-cell table:style-name="Tabela3.A2" office:value-type="string">
            <text:p text:style-name="P18"><text:s text:c="3"/><text:span text:style-name="T98">College</text:span></text:p>
          </table:table-cell>
          <table:table-cell table:style-name="Tabela3.A2" office:value-type="string">
            <text:p text:style-name="P23">72.1</text:p>
          </table:table-cell>
        </table:table-row>
        <table:table-row>
          <table:table-cell table:style-name="Tabela3.A2" office:value-type="string">
            <text:p text:style-name="P18"><text:s text:c="3"/><text:span text:style-name="T98">High school</text:span></text:p>
          </table:table-cell>
          <table:table-cell table:style-name="Tabela3.A2" office:value-type="string">
            <text:p text:style-name="P23">25.3</text:p>
          </table:table-cell>
        </table:table-row>
        <table:table-row>
          <table:table-cell table:style-name="Tabela3.A2" office:value-type="string">
            <text:p text:style-name="P18"><text:s text:c="3"/><text:span text:style-name="T98">Elementary</text:span></text:p>
          </table:table-cell>
          <table:table-cell table:style-name="Tabela3.A2" office:value-type="string">
            <text:p text:style-name="P23">2.6</text:p>
          </table:table-cell>
        </table:table-row>
        <table:table-row>
          <table:table-cell table:style-name="Tabela3.A2" office:value-type="string">
            <text:p text:style-name="P24"><text:span text:style-name="T98">Employment</text:span>?</text:p>
          </table:table-cell>
          <table:table-cell table:style-name="Tabela3.A2" office:value-type="string">
            <text:p text:style-name="P23"/>
          </table:table-cell>
        </table:table-row>
        <table:table-row>
          <table:table-cell table:style-name="Tabela3.A2" office:value-type="string">
            <text:p text:style-name="P24"><text:s text:c="3"/><text:span text:style-name="T98">Yes</text:span></text:p>
          </table:table-cell>
          <table:table-cell table:style-name="Tabela3.A2" office:value-type="string">
            <text:p text:style-name="P23">84.1</text:p>
          </table:table-cell>
        </table:table-row>
        <table:table-row>
          <table:table-cell table:style-name="Tabela3.A2" office:value-type="string">
            <text:p text:style-name="P24"><text:s text:c="3"/><text:span text:style-name="T98">No</text:span></text:p>
          </table:table-cell>
          <table:table-cell table:style-name="Tabela3.A2" office:value-type="string">
            <text:p text:style-name="P23">15.9</text:p>
          </table:table-cell>
        </table:table-row>
        <table:table-row>
          <table:table-cell table:style-name="Tabela3.A2" office:value-type="string">
            <text:p text:style-name="P20">Brazil's region</text:p>
          </table:table-cell>
          <table:table-cell table:style-name="Tabela3.A2" office:value-type="string">
            <text:p text:style-name="P23"/>
          </table:table-cell>
        </table:table-row>
        <table:table-row>
          <table:table-cell table:style-name="Tabela3.A2" office:value-type="string">
            <text:p text:style-name="P24"><text:s text:c="3"/><text:span text:style-name="T98">Southeast</text:span></text:p>
          </table:table-cell>
          <table:table-cell table:style-name="Tabela3.A2" office:value-type="string">
            <text:p text:style-name="P23">49.0</text:p>
          </table:table-cell>
        </table:table-row>
        <table:table-row>
          <table:table-cell table:style-name="Tabela3.A2" office:value-type="string">
            <text:p text:style-name="P24"><text:s text:c="3"/><text:span text:style-name="T98">Northeast</text:span></text:p>
          </table:table-cell>
          <table:table-cell table:style-name="Tabela3.A2" office:value-type="string">
            <text:p text:style-name="P23">22.0</text:p>
          </table:table-cell>
        </table:table-row>
        <table:table-row>
          <table:table-cell table:style-name="Tabela3.A2" office:value-type="string">
            <text:p text:style-name="P24"><text:s text:c="3"/><text:span text:style-name="T98">South</text:span></text:p>
          </table:table-cell>
          <table:table-cell table:style-name="Tabela3.A2" office:value-type="string">
            <text:p text:style-name="P23">17.1</text:p>
          </table:table-cell>
        </table:table-row>
        <table:table-row>
          <table:table-cell table:style-name="Tabela3.A2" office:value-type="string">
            <text:p text:style-name="P24"><text:s text:c="3"/><text:span text:style-name="T98">Middle-west</text:span></text:p>
          </table:table-cell>
          <table:table-cell table:style-name="Tabela3.A2" office:value-type="string">
            <text:p text:style-name="P23">11.1</text:p>
          </table:table-cell>
        </table:table-row>
        <table:table-row>
          <table:table-cell table:style-name="Tabela3.A2" office:value-type="string">
            <text:p text:style-name="P24"><text:s text:c="3"/><text:span text:style-name="T98">North</text:span></text:p>
          </table:table-cell>
          <table:table-cell table:style-name="Tabela3.A2" office:value-type="string">
            <text:p text:style-name="P23">0.<text:span text:style-name="T105">9</text:span></text:p>
          </table:table-cell>
        </table:table-row>
        <table:table-row>
          <table:table-cell table:style-name="Tabela3.A2" office:value-type="string">
            <text:p text:style-name="P22">AUDIT <text:span text:style-name="T98">Classification</text:span></text:p>
          </table:table-cell>
          <table:table-cell table:style-name="Tabela3.A2" office:value-type="string">
            <text:p text:style-name="P23"/>
          </table:table-cell>
        </table:table-row>
        <table:table-row>
          <table:table-cell table:style-name="Tabela3.A2" office:value-type="string">
            <text:p text:style-name="P22"><text:s text:c="3"/><text:span text:style-name="T98">Dependence</text:span></text:p>
          </table:table-cell>
          <table:table-cell table:style-name="Tabela3.A2" office:value-type="string">
            <text:p text:style-name="P21">33.9</text:p>
          </table:table-cell>
        </table:table-row>
        <table:table-row>
          <table:table-cell table:style-name="Tabela3.A2" office:value-type="string">
            <text:p text:style-name="P22"><text:s text:c="3"/><text:span text:style-name="T98">Low risk</text:span></text:p>
          </table:table-cell>
          <table:table-cell table:style-name="Tabela3.A2" office:value-type="string">
            <text:p text:style-name="P21">31.7</text:p>
          </table:table-cell>
        </table:table-row>
        <table:table-row>
          <table:table-cell table:style-name="Tabela3.A2" office:value-type="string">
            <text:p text:style-name="P22"><text:s text:c="3"/><text:span text:style-name="T98">At risk</text:span></text:p>
          </table:table-cell>
          <table:table-cell table:style-name="Tabela3.A2" office:value-type="string">
            <text:p text:style-name="P21">22.3</text:p>
          </table:table-cell>
        </table:table-row>
        <table:table-row>
          <table:table-cell table:style-name="Tabela3.A19" office:value-type="string">
            <text:p text:style-name="P22"><text:s text:c="3"/><text:span text:style-name="T98">High risk</text:span></text:p>
          </table:table-cell>
          <table:table-cell table:style-name="Tabela3.A19" office:value-type="string">
            <text:p text:style-name="P21"><text:span text:style-name="T105">11</text:span>.1</text:p>
          </table:table-cell>
        </table:table-row>
      </table:table>
      <text:p text:style-name="P8"/>
      <text:p text:style-name="P11"><text:span text:style-name="T19">Table</text:span><text:span text:style-name="T16"> 2 – </text:span><text:span text:style-name="T18">Factor loadings</text:span><text:span text:style-name="T20"> </text:span><text:span text:style-name="T18">with </text:span><text:span text:style-name="T24">an</text:span><text:span text:style-name="T18"> “Oblimin” rotation </text:span><text:span text:style-name="T23">separated </text:span><text:span text:style-name="T18">by factor</text:span><text:span text:style-name="T17">.</text:span></text:p>
      <table:table table:name="Tabela2" table:style-name="Tabela2">
        <table:table-column table:style-name="Tabela2.A"/>
        <table:table-column table:style-name="Tabela2.B"/>
        <table:table-column table:style-name="Tabela2.C"/>
        <table:table-column table:style-name="Tabela2.D"/>
        <table:table-row>
          <table:table-cell table:style-name="Tabela2.A1" office:value-type="string">
            <text:p text:style-name="P25"/>
          </table:table-cell>
          <table:table-cell table:style-name="Tabela2.A1" table:number-columns-spanned="2" office:value-type="string">
            <text:p text:style-name="P33">Factor**</text:p>
          </table:table-cell>
          <table:covered-table-cell/>
          <table:table-cell table:style-name="Tabela2.A1" office:value-type="string">
            <text:p text:style-name="P29"/>
          </table:table-cell>
        </table:table-row>
        <table:table-row>
          <table:table-cell table:style-name="Tabela2.A2" office:value-type="string">
            <text:p text:style-name="P26">Ite<text:span text:style-name="T106">m</text:span>s*</text:p>
          </table:table-cell>
          <table:table-cell table:style-name="Tabela2.A2" office:value-type="string">
            <text:p text:style-name="P31">PC (+) e C(-)</text:p>
          </table:table-cell>
          <table:table-cell table:style-name="Tabela2.A2" office:value-type="string">
            <text:p text:style-name="P32">Action</text:p>
          </table:table-cell>
          <table:table-cell table:style-name="Tabela2.A2" office:value-type="string">
            <text:p text:style-name="P29">h2</text:p>
          </table:table-cell>
        </table:table-row>
        <table:table-row>
          <table:table-cell table:style-name="Tabela2.A3" office:value-type="string">
            <text:p text:style-name="P27">1. <text:span text:style-name="T21">I don't think I drink too much.</text:span></text:p>
          </table:table-cell>
          <table:table-cell table:style-name="Tabela2.A3" office:value-type="string">
            <text:p text:style-name="P42">-.8<text:span text:style-name="T106">8</text:span></text:p>
          </table:table-cell>
          <table:table-cell table:style-name="Tabela2.A3" office:value-type="string">
            <text:p text:style-name="P42"/>
          </table:table-cell>
          <table:table-cell table:style-name="Tabela2.A3" office:value-type="string">
            <text:p text:style-name="P43">.<text:span text:style-name="T106">72</text:span></text:p>
          </table:table-cell>
        </table:table-row>
        <table:table-row>
          <table:table-cell table:style-name="Tabela2.A3" office:value-type="string">
            <text:p text:style-name="P30">2. <text:span text:style-name="T21">I am trying to drink less than I used to.</text:span></text:p>
          </table:table-cell>
          <table:table-cell table:style-name="Tabela2.A3" office:value-type="string">
            <text:p text:style-name="P43">.4<text:span text:style-name="T106">0</text:span></text:p>
          </table:table-cell>
          <table:table-cell table:style-name="Tabela2.A3" office:value-type="string">
            <text:p text:style-name="P43">.5<text:span text:style-name="T106">5</text:span></text:p>
          </table:table-cell>
          <table:table-cell table:style-name="Tabela2.A3" office:value-type="string">
            <text:p text:style-name="P43">.<text:span text:style-name="T106">57</text:span></text:p>
          </table:table-cell>
        </table:table-row>
        <table:table-row>
          <table:table-cell table:style-name="Tabela2.A3" office:value-type="string">
            <text:p text:style-name="P28">3. <text:span text:style-name="T21">I enjoy my drinking, but sometimes I drink too much.</text:span></text:p>
          </table:table-cell>
          <table:table-cell table:style-name="Tabela2.A3" office:value-type="string">
            <text:p text:style-name="P42">.<text:span text:style-name="T106">84</text:span></text:p>
          </table:table-cell>
          <table:table-cell table:style-name="Tabela2.A3" office:value-type="string">
            <text:p text:style-name="P44"/>
          </table:table-cell>
          <table:table-cell table:style-name="Tabela2.A3" office:value-type="string">
            <text:p text:style-name="P43">.<text:span text:style-name="T106">66</text:span></text:p>
          </table:table-cell>
        </table:table-row>
        <table:table-row>
          <table:table-cell table:style-name="Tabela2.A3" office:value-type="string">
            <text:p text:style-name="P15"><text:span text:style-name="T108">4. </text:span><text:span text:style-name="T16">Sometimes I think I should cut down on my drinking.</text:span></text:p>
          </table:table-cell>
          <table:table-cell table:style-name="Tabela2.A3" office:value-type="string">
            <text:p text:style-name="P42">.<text:span text:style-name="T106">87</text:span></text:p>
          </table:table-cell>
          <table:table-cell table:style-name="Tabela2.A3" office:value-type="string">
            <text:p text:style-name="P42"/>
          </table:table-cell>
          <table:table-cell table:style-name="Tabela2.A3" office:value-type="string">
            <text:p text:style-name="P43">.<text:span text:style-name="T106">83</text:span></text:p>
          </table:table-cell>
        </table:table-row>
        <table:table-row>
          <table:table-cell table:style-name="Tabela2.A3" office:value-type="string">
            <text:p text:style-name="P34">5. <text:span text:style-name="T21">It is a waste of time thinking about drinking.</text:span></text:p>
          </table:table-cell>
          <table:table-cell table:style-name="Tabela2.A3" office:value-type="string">
            <text:p text:style-name="P42">-.<text:span text:style-name="T106">46</text:span></text:p>
          </table:table-cell>
          <table:table-cell table:style-name="Tabela2.A3" office:value-type="string">
            <text:p text:style-name="P42"/>
          </table:table-cell>
          <table:table-cell table:style-name="Tabela2.A3" office:value-type="string">
            <text:p text:style-name="P43">.<text:span text:style-name="T106">80</text:span></text:p>
          </table:table-cell>
        </table:table-row>
        <table:table-row>
          <table:table-cell table:style-name="Tabela2.A3" office:value-type="string">
            <text:p text:style-name="P28">6. <text:span text:style-name="T21">I have just recently changed my drinking habits.</text:span></text:p>
          </table:table-cell>
          <table:table-cell table:style-name="Tabela2.A3" office:value-type="string">
            <text:p text:style-name="P45"/>
          </table:table-cell>
          <table:table-cell table:style-name="Tabela2.A3" office:value-type="string">
            <text:p text:style-name="P42">.<text:span text:style-name="T106">90</text:span></text:p>
          </table:table-cell>
          <table:table-cell table:style-name="Tabela2.A3" office:value-type="string">
            <text:p text:style-name="P43">.<text:span text:style-name="T106">78</text:span></text:p>
          </table:table-cell>
        </table:table-row>
        <table:table-row>
          <table:table-cell table:style-name="Tabela2.A3" office:value-type="string">
            <text:p text:style-name="P28">7. <text:span text:style-name="T21">Anyone can talk about wanting to do something about drinking, but I am actually doing something about it.</text:span></text:p>
          </table:table-cell>
          <table:table-cell table:style-name="Tabela2.A3" office:value-type="string">
            <text:p text:style-name="P45"/>
          </table:table-cell>
          <table:table-cell table:style-name="Tabela2.A3" office:value-type="string">
            <text:p text:style-name="P42">.<text:span text:style-name="T106">67</text:span></text:p>
          </table:table-cell>
          <table:table-cell table:style-name="Tabela2.A3" office:value-type="string">
            <text:p text:style-name="P43">.<text:span text:style-name="T106">47</text:span></text:p>
          </table:table-cell>
        </table:table-row>
        <table:table-row>
          <table:table-cell table:style-name="Tabela2.A3" office:value-type="string">
            <text:p text:style-name="P30">8. <text:span text:style-name="T21">I am at the stage where I should cut down on my drinking.</text:span></text:p>
          </table:table-cell>
          <table:table-cell table:style-name="Tabela2.A3" office:value-type="string">
            <text:p text:style-name="P43">.<text:span text:style-name="T106">84</text:span></text:p>
          </table:table-cell>
          <table:table-cell table:style-name="Tabela2.A3" office:value-type="string">
            <text:p text:style-name="P42"/>
          </table:table-cell>
          <table:table-cell table:style-name="Tabela2.A3" office:value-type="string">
            <text:p text:style-name="P43">.<text:span text:style-name="T106">76</text:span></text:p>
          </table:table-cell>
        </table:table-row>
        <table:table-row>
          <table:table-cell table:style-name="Tabela2.A3" office:value-type="string">
            <text:p text:style-name="P28">9.<text:span text:style-name="T16"> </text:span><text:span text:style-name="T21">My drinking is a problem sometimes.</text:span></text:p>
          </table:table-cell>
          <table:table-cell table:style-name="Tabela2.A3" office:value-type="string">
            <text:p text:style-name="P42">.<text:span text:style-name="T106">86</text:span></text:p>
          </table:table-cell>
          <table:table-cell table:style-name="Tabela2.A3" office:value-type="string">
            <text:p text:style-name="P45"/>
          </table:table-cell>
          <table:table-cell table:style-name="Tabela2.A3" office:value-type="string">
            <text:p text:style-name="P43">.<text:span text:style-name="T106">70</text:span></text:p>
          </table:table-cell>
        </table:table-row>
        <table:table-row>
          <table:table-cell table:style-name="Tabela2.A3" office:value-type="string">
            <text:p text:style-name="P28">10. <text:span text:style-name="T21">There is no </text:span><text:span text:style-name="T22">n</text:span><text:span text:style-name="T21">eed for me to think about changing my drinking.</text:span></text:p>
          </table:table-cell>
          <table:table-cell table:style-name="Tabela2.A3" office:value-type="string">
            <text:p text:style-name="P42">-.<text:span text:style-name="T106">88</text:span></text:p>
          </table:table-cell>
          <table:table-cell table:style-name="Tabela2.A3" office:value-type="string">
            <text:p text:style-name="P42"/>
          </table:table-cell>
          <table:table-cell table:style-name="Tabela2.A3" office:value-type="string">
            <text:p text:style-name="P43">.<text:span text:style-name="T106">84</text:span></text:p>
          </table:table-cell>
        </table:table-row>
        <table:table-row>
          <table:table-cell table:style-name="Tabela2.A3" office:value-type="string">
            <text:p text:style-name="P28">11. <text:span text:style-name="T21">I am actually changing my drinking habits right now.</text:span></text:p>
          </table:table-cell>
          <table:table-cell table:style-name="Tabela2.A3" office:value-type="string">
            <text:p text:style-name="P45"/>
          </table:table-cell>
          <table:table-cell table:style-name="Tabela2.A3" office:value-type="string">
            <text:p text:style-name="P42">.<text:span text:style-name="T106">91</text:span></text:p>
          </table:table-cell>
          <table:table-cell table:style-name="Tabela2.A3" office:value-type="string">
            <text:p text:style-name="P43">.<text:span text:style-name="T106">84</text:span></text:p>
          </table:table-cell>
        </table:table-row>
        <table:table-row>
          <table:table-cell table:style-name="Tabela2.A2" office:value-type="string">
            <text:p text:style-name="P28">12. <text:span text:style-name="T21">Drinking less alcohol would be pointless for me.</text:span></text:p>
          </table:table-cell>
          <table:table-cell table:style-name="Tabela2.A2" office:value-type="string">
            <text:p text:style-name="P42">-.<text:span text:style-name="T106">84</text:span></text:p>
          </table:table-cell>
          <table:table-cell table:style-name="Tabela2.A2" office:value-type="string">
            <text:p text:style-name="P42"/>
          </table:table-cell>
          <table:table-cell table:style-name="Tabela2.A2" office:value-type="string">
            <text:p text:style-name="P43">.<text:span text:style-name="T106">78</text:span></text:p>
          </table:table-cell>
        </table:table-row>
      </table:table>
      <text:p text:style-name="P17">* PC – Pre-contemplation and C – Contemplation. Proportion of variances explained by factor: PC-C (47%) and Action (21%).</text:p>
      <text:p text:style-name="P16"/>
      <text:p text:style-name="P16">* <text:span text:style-name="T106">Portuguese translation– </text:span><text:span text:style-name="T109">1. </text:span><text:span text:style-name="T111">'</text:span><text:span text:style-name="T109">Eu acho que bebo demais</text:span><text:span text:style-name="T111">'</text:span><text:span text:style-name="T109">; </text:span><text:span text:style-name="T110">2. </text:span><text:span text:style-name="T111">'</text:span><text:span text:style-name="T110">Estou tentando beber menos do que costumava beber</text:span><text:span text:style-name="T111">'</text:span><text:span text:style-name="T110">; </text:span><text:span text:style-name="T111">3. '</text:span><text:span text:style-name="T109">Eu gosto de beber, mas às vezes eu bebo demais</text:span><text:span text:style-name="T111">'</text:span><text:span text:style-name="T109">; 4. </text:span><text:span text:style-name="T111">'</text:span><text:span text:style-name="T109">Às vezes eu acho que deveria reduzir o meu consumo de álcool</text:span><text:span text:style-name="T111">'</text:span><text:span text:style-name="T109">; </text:span><text:span text:style-name="T111">5. '</text:span><text:span text:style-name="T112">É um desperdício de tempo pensar sobre o meu consumo de álcool</text:span><text:span text:style-name="T111">'</text:span><text:span text:style-name="T112">; </text:span><text:span text:style-name="T111">6. '</text:span><text:span text:style-name="T109">Eu mudei recentemente meus hábitos de consumo</text:span><text:span text:style-name="T111">'</text:span><text:span text:style-name="T109">; </text:span><text:span text:style-name="T111">7. '</text:span><text:span text:style-name="T109">Qualquer pessoa pode falar sobre querer fazer algo relacionado ao consumo de álcool, mas eu estou realmente fazendo algo sobre isso</text:span><text:span text:style-name="T111">'</text:span><text:span text:style-name="T109">; </text:span><text:span text:style-name="T111">8. '</text:span><text:span text:style-name="T110">Eu estou em um momento em que eu deveria pensar em beber menos álcool</text:span><text:span text:style-name="T111">'</text:span><text:span text:style-name="T110">; </text:span><text:span text:style-name="T111">9. '</text:span><text:span text:style-name="T109">Algumas vezes, meu consumo é um problema</text:span><text:span text:style-name="T111">'</text:span><text:span text:style-name="T109">; </text:span><text:span text:style-name="T111">10. '</text:span><text:span text:style-name="T109">Sinto necessidade de pensar em mudar minha maneira de beber</text:span><text:span text:style-name="T111">'</text:span><text:span text:style-name="T109">; </text:span><text:span text:style-name="T111">11. '</text:span><text:span text:style-name="T109">Atualmente, eu de fato estou mudando meus hábitos de consumo</text:span><text:span text:style-name="T111">'</text:span><text:span text:style-name="T109">; </text:span><text:span text:style-name="T111">12. '</text:span><text:span text:style-name="T109">Beber menos álcool poderia me beneficiar</text:span><text:span text:style-name="T111">'</text:span><text:span text:style-name="T112">. </text:span></text:p>
      <text:p text:style-name="P13"/>
      <text:p text:style-name="P10">Table 3 – Comparisons among confirmatory models</text:p>
      <table:table table:name="Table1" table:style-name="Table1">
        <table:table-column table:style-name="Table1.A"/>
        <table:table-column table:style-name="Table1.B" table:number-columns-repeated="6"/>
        <table:table-row>
          <table:table-cell table:style-name="Table1.A1" office:value-type="string">
            <text:p text:style-name="P36">Models</text:p>
          </table:table-cell>
          <table:table-cell table:style-name="Table1.A1" office:value-type="string">
            <text:p text:style-name="P37">CFI</text:p>
          </table:table-cell>
          <table:table-cell table:style-name="Table1.A1" office:value-type="string">
            <text:p text:style-name="P39">RMSA</text:p>
          </table:table-cell>
          <table:table-cell table:style-name="Table1.A1" office:value-type="string">
            <text:p text:style-name="P38">BIC</text:p>
          </table:table-cell>
          <table:table-cell table:style-name="Table1.A1" office:value-type="string">
            <text:p text:style-name="P38">AIC</text:p>
          </table:table-cell>
          <table:table-cell table:style-name="Table1.A1" office:value-type="string">
            <text:p text:style-name="P40">X²</text:p>
          </table:table-cell>
          <table:table-cell table:style-name="Table1.A1" office:value-type="string">
            <text:p text:style-name="P39">df</text:p>
          </table:table-cell>
        </table:table-row>
        <table:table-row>
          <table:table-cell table:style-name="Table1.A2" office:value-type="string">
            <text:p text:style-name="P35"><text:span text:style-name="T107">One </text:span>factor</text:p>
          </table:table-cell>
          <table:table-cell table:style-name="Table1.A2" office:value-type="string">
            <text:p text:style-name="P48">.720</text:p>
          </table:table-cell>
          <table:table-cell table:style-name="Table1.A2" office:value-type="string">
            <text:p text:style-name="P48">.196</text:p>
          </table:table-cell>
          <table:table-cell table:style-name="Table1.A2" office:value-type="string">
            <text:p text:style-name="P46">12364.5</text:p>
          </table:table-cell>
          <table:table-cell table:style-name="Table1.A2" office:value-type="string">
            <text:p text:style-name="P46">12271.4</text:p>
          </table:table-cell>
          <table:table-cell table:style-name="Table1.A2" office:value-type="string">
            <text:p text:style-name="P46">794.36</text:p>
          </table:table-cell>
          <table:table-cell table:style-name="Table1.A2" office:value-type="string">
            <text:p text:style-name="P46">54</text:p>
          </table:table-cell>
        </table:table-row>
        <table:table-row>
          <table:table-cell table:style-name="Table1.A3" office:value-type="string">
            <text:p text:style-name="P35"><text:span text:style-name="T107">Two </text:span>factor </text:p>
          </table:table-cell>
          <table:table-cell table:style-name="Table1.A3" office:value-type="string">
            <text:p text:style-name="P48">.815</text:p>
          </table:table-cell>
          <table:table-cell table:style-name="Table1.A3" office:value-type="string">
            <text:p text:style-name="P46">.161</text:p>
          </table:table-cell>
          <table:table-cell table:style-name="Table1.A3" office:value-type="string">
            <text:p text:style-name="P46">12119</text:p>
          </table:table-cell>
          <table:table-cell table:style-name="Table1.A3" office:value-type="string">
            <text:p text:style-name="P46">12022</text:p>
          </table:table-cell>
          <table:table-cell table:style-name="Table1.A3" office:value-type="string">
            <text:p text:style-name="P46">543.60</text:p>
          </table:table-cell>
          <table:table-cell table:style-name="Table1.A3" office:value-type="string">
            <text:p text:style-name="P46">53 </text:p>
          </table:table-cell>
        </table:table-row>
        <table:table-row>
          <table:table-cell table:style-name="Table1.A3" office:value-type="string">
            <text:p text:style-name="P41">Three factor* uncorrelated</text:p>
          </table:table-cell>
          <table:table-cell table:style-name="Table1.A3" office:value-type="string">
            <text:p text:style-name="P48">.586</text:p>
          </table:table-cell>
          <table:table-cell table:style-name="Table1.A3" office:value-type="string">
            <text:p text:style-name="P48">.238</text:p>
          </table:table-cell>
          <table:table-cell table:style-name="Table1.A3" office:value-type="string">
            <text:p text:style-name="P46">12720</text:p>
          </table:table-cell>
          <table:table-cell table:style-name="Table1.A3" office:value-type="string">
            <text:p text:style-name="P46">12627</text:p>
          </table:table-cell>
          <table:table-cell table:style-name="Table1.A3" office:value-type="string">
            <text:p text:style-name="P46">1150.17</text:p>
          </table:table-cell>
          <table:table-cell table:style-name="Table1.A3" office:value-type="string">
            <text:p text:style-name="P46">54</text:p>
          </table:table-cell>
        </table:table-row>
        <table:table-row>
          <table:table-cell table:style-name="Table1.A5" office:value-type="string">
            <text:p text:style-name="P49">One factor Model** - <text:span text:style-name="T113">improved</text:span> </text:p>
          </table:table-cell>
          <table:table-cell table:style-name="Table1.A5" office:value-type="string">
            <text:p text:style-name="P47">.998</text:p>
          </table:table-cell>
          <table:table-cell table:style-name="Table1.A5" office:value-type="string">
            <text:p text:style-name="P47">.045</text:p>
          </table:table-cell>
          <table:table-cell table:style-name="Table1.A5" office:value-type="string">
            <text:p text:style-name="P46">3824</text:p>
          </table:table-cell>
          <table:table-cell table:style-name="Table1.A5" office:value-type="string">
            <text:p text:style-name="P46">3793</text:p>
          </table:table-cell>
          <table:table-cell table:style-name="Table1.A5" office:value-type="string">
            <text:p text:style-name="P46">3.44</text:p>
          </table:table-cell>
          <table:table-cell table:style-name="Table1.A5" office:value-type="string">
            <text:p text:style-name="P46">2</text:p>
          </table:table-cell>
        </table:table-row>
      </table:table>
      <text:p text:style-name="P14">* The three factor correlated solution not converged because the covariance matrix of latent variables were negative. ** The improved model was constituted by items 1,4,8,10.</text:p>
      <text:h text:style-name="P71" text:outline-level="1">References</text:h>
      <text:section text:style-name="Sect1" text:name="ZOTERO_BIBL {&quot;custom&quot;:[]} CSL_BIBLIOGRAPHY RNDk6c0OhUrKV">
        <text:p text:style-name="Bibliography_20_1">Brown, T. A. (2006). <text:span text:style-name="T5">Confirmatory factor analysis for applied research</text:span><text:span text:style-name="T11">. New York: Guilford Press.</text:span></text:p>
        <text:p text:style-name="Bibliography_20_1"><text:span text:style-name="T11">Budd, R. J., &amp; Rollnick, S. (1996). The structure of the Readiness to Change Questionnaire: A test of Prochaska &amp; DiClemente’s transtheoretical model. </text:span><text:span text:style-name="T5">British Journal of Health Psychology</text:span><text:span text:style-name="T11">, </text:span><text:span text:style-name="T5">1</text:span><text:span text:style-name="T11">(4), 365–376. doi:10.1111/j.2044-8287.1996.tb00517.x</text:span></text:p>
        <text:p text:style-name="Bibliography_20_1"><text:span text:style-name="T11">Cronbach, L. (1951). Coefficient alpha and the internal structure of tests. </text:span><text:span text:style-name="T5">Psychometrika</text:span><text:span text:style-name="T11">, </text:span><text:span text:style-name="T5">16</text:span><text:span text:style-name="T11">(3), 297–334. doi:10.1007/BF02310555</text:span></text:p>
        <text:p text:style-name="Bibliography_20_1"><text:span text:style-name="T11">Defuentes-Merillas, L., Dejong, C. A. J., &amp; Schippers, G. M. (2002). Reliability and validity of the Dutch version of the Readiness to Change Questionnaire. </text:span><text:span text:style-name="T5">Alcohol and Alcoholism (Oxford, Oxfordshire)</text:span><text:span text:style-name="T11">, </text:span><text:span text:style-name="T5">37</text:span><text:span text:style-name="T11">(1), 93–99.</text:span></text:p>
        <text:p text:style-name="Bibliography_20_1"><text:span text:style-name="T11">Fabrigar, L. R., Wegener, D. T., MacCallum, R. C., &amp; Strahan, E. J. (1999). Evaluating the use of exploratory factor analysis in psychological research. </text:span><text:span text:style-name="T5">Psychological methods</text:span><text:span text:style-name="T11">, </text:span><text:span text:style-name="T5">4</text:span><text:span text:style-name="T11">(3), 272.</text:span></text:p>
        <text:p text:style-name="Bibliography_20_1"><text:span text:style-name="T11">Forsberg, L., Ekman, S., Halldin, J., &amp; Rönnberg, S. (2004). The Readiness to Change Questionnaire: Reliability and validity of a Swedish version and a comparison of scoring methods. </text:span><text:span text:style-name="T5">British Journal of Health Psychology</text:span><text:span text:style-name="T11">, </text:span><text:span text:style-name="T5">9</text:span><text:span text:style-name="T11">(3), 335–346.</text:span></text:p>
        <text:p text:style-name="Bibliography_20_1"><text:span text:style-name="T11">Forsberg, L., Halldin, J., &amp; Wennberg, P. (2003). Psychometric Properties and Factor Structure of the Readiness to Change Questionnaire. </text:span><text:span text:style-name="T5">Alcohol and Alcoholism</text:span><text:span text:style-name="T11">, </text:span><text:span text:style-name="T5">38</text:span><text:span text:style-name="T11">(3), 276–280. doi:10.1093/alcalc/agg067</text:span></text:p>
        <text:p text:style-name="Bibliography_20_1"><text:span text:style-name="T11">Garrido, L. E., Abad, F. J., &amp; Ponsoda, V. (2013). A new look at Horn’s parallel analysis with ordinal variables. </text:span><text:span text:style-name="T5">Psychological Methods</text:span><text:span text:style-name="T11">, </text:span><text:span text:style-name="T5">18</text:span><text:span text:style-name="T11">(4), 454–474. doi:10.1037/a0030005</text:span></text:p>
        <text:p text:style-name="Bibliography_20_1"><text:span text:style-name="T11">Hannöver, W., Thyrian, J. R., Hapke, U., Rumpf, H.-J., Meyer, C., &amp; John, U. (2002). The readiness to change questionnaire in subjects with hazardous alcohol consumption, alcohol misuse and dependence in a general population survey. </text:span><text:span text:style-name="T5">Alcohol and Alcoholism (Oxford, Oxfordshire)</text:span><text:span text:style-name="T11">, </text:span><text:span text:style-name="T5">37</text:span><text:span text:style-name="T11">(4), 362–369.</text:span></text:p>
        <text:p text:style-name="Bibliography_20_1"><text:span text:style-name="T11">Holgado–Tello, F. P., Chacón–Moscoso, S., Barbero–García, I., &amp; Vila–Abad, E. (2010). Polychoric versus Pearson correlations in exploratory and confirmatory factor analysis of ordinal variables. </text:span><text:span text:style-name="T5">Quality &amp; Quantity</text:span><text:span text:style-name="T11">, </text:span><text:span text:style-name="T5">44</text:span><text:span text:style-name="T11">(1), 153–166. doi:10.1007/s11135-008-9190-y</text:span></text:p>
        <text:p text:style-name="Bibliography_20_1"><text:span text:style-name="T11">Horn, J. L. (1965). A rationale and test for the number of factors in factor analysis. </text:span><text:span text:style-name="T5">Psychometrika</text:span><text:span text:style-name="T11">, </text:span><text:span text:style-name="T5">30</text:span><text:span text:style-name="T11">(2), 179–185. doi:10.1007/BF02289447</text:span></text:p>
        <text:p text:style-name="Bibliography_20_1"><text:soft-page-break/><text:span text:style-name="T11">Lima, C. T., Freire, A. C. C., Silva, A. P. B., Teixeira, R. M., Farrell, M., &amp; Prince, M. (2005). Concurrent and Construct Validity of the Audit in an Urban Brazilian Sample. </text:span><text:span text:style-name="T5">Alcohol and Alcoholism</text:span><text:span text:style-name="T11">, </text:span><text:span text:style-name="T5">40</text:span><text:span text:style-name="T11">(6), 584–589. doi:10.1093/alcalc/agh202</text:span></text:p>
        <text:p text:style-name="Bibliography_20_1"><text:span text:style-name="T11">Meneses-Gaya, C. de, Zuardi, A. W., Loureiro, S. R., &amp; Crippa, J. A. S. (2009). Alcohol Use Disorders Identification Test (AUDIT): an updated systematic review of psychometric properties. </text:span><text:span text:style-name="T5">Psychology &amp;amp; Neuroscience</text:span><text:span text:style-name="T11">, </text:span><text:span text:style-name="T5">2</text:span><text:span text:style-name="T11">(1), 83–97. doi:10.3922/j.psns.2009.1.12</text:span></text:p>
        <text:p text:style-name="Bibliography_20_1"><text:span text:style-name="T11">Prochaska, J. O., &amp; DiClemente, C. C. (1982). Transtheoretical therapy: Toward a more integrative model of change. </text:span><text:span text:style-name="T5">Psychotherapy: Theory, Research &amp; Practice</text:span><text:span text:style-name="T11">, </text:span><text:span text:style-name="T5">19</text:span><text:span text:style-name="T11">(3), 276–288. doi:10.1037/h0088437</text:span></text:p>
        <text:p text:style-name="Bibliography_20_1"><text:span text:style-name="T11">R Development Core Team. (2014). </text:span><text:span text:style-name="T5">R: A language and environment for statistical <text:s text:c="2"/>computing</text:span><text:span text:style-name="T11">. Viena: R Foundation for Statistical Computing. Recuperado de http://www.R-project.org</text:span></text:p>
        <text:p text:style-name="Bibliography_20_1"><text:span text:style-name="T11">Revelle, W. (2014). </text:span><text:span text:style-name="T5">psych: Procedures for Psychological, Psychometric, and Personality Research</text:span><text:span text:style-name="T11">. Evanston, Illinois. Recuperado de http://CRAN.R-project.org/package=psych</text:span></text:p>
        <text:p text:style-name="Bibliography_20_1"><text:span text:style-name="T11">Revelle, W., &amp; Rocklin, T. (1979). Very Simple Structure: An Alternative Procedure For Estimating The Optimal Number Of Interpretable Factors. </text:span><text:span text:style-name="T5">Multivariate Behavioral Research</text:span><text:span text:style-name="T11">, </text:span><text:span text:style-name="T5">14</text:span><text:span text:style-name="T11">(4), 403–414. doi:10.1207/s15327906mbr1404_2</text:span></text:p>
        <text:p text:style-name="Bibliography_20_1"><text:span text:style-name="T11">Rodríguez-Martos, A., Rubio, G., Aubà, J., Santo-Domingo, J., Torralba, L., &amp; Campillo, M. (2000). Readiness to change questionnaire: reliability study of its Spanish version. </text:span><text:span text:style-name="T5">Alcohol and Alcoholism (Oxford, Oxfordshire)</text:span><text:span text:style-name="T11">, </text:span><text:span text:style-name="T5">35</text:span><text:span text:style-name="T11">(3), 270–275.</text:span></text:p>
        <text:p text:style-name="Bibliography_20_1"><text:span text:style-name="T11">Rollnick, S., Heather, N., Gold, R., &amp; Hall, W. (1992). Development of a short “readiness to change” questionnaire for use in brief, opportunistic interventions among excessive drinkers. </text:span><text:span text:style-name="T5">British Journal of Addiction</text:span><text:span text:style-name="T11">, </text:span><text:span text:style-name="T5">87</text:span><text:span text:style-name="T11">(5), 743–754.</text:span></text:p>
        <text:p text:style-name="Bibliography_20_1"><text:span text:style-name="T11">Rosseel, Y. (2012). lavaan: An R Package for Structural Equation Modeling. </text:span><text:span text:style-name="T5">Journal of Statistical Software</text:span><text:span text:style-name="T11">, </text:span><text:span text:style-name="T5">48</text:span><text:span text:style-name="T11">(2), 1–36.</text:span></text:p>
        <text:p text:style-name="Bibliography_20_1"><text:span text:style-name="T11">Santos, W. S. dos, Gouveia, V. V., Fernandes, D. P., Souza, S. S. B. de, &amp; Grangeiro, A. S. de M. (2012). Alcohol Use Disorder Identification Test (AUDIT): exploring its psychometric parameters. </text:span><text:span text:style-name="T5">Jornal Brasileiro de Psiquiatria</text:span><text:span text:style-name="T11">, </text:span><text:span text:style-name="T5">61</text:span><text:span text:style-name="T11">(3), 117–123. doi:10.1590/S0047-20852012000300001</text:span></text:p>
      </text:section>
      <text:p text:style-name="P12"/>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Hindi1" svg:font-family="'Lohit Hindi'"/>
    <style:font-face style:name="Times New Roman2" svg:font-family="'Times New Roman'" style:font-family-generic="roman"/>
    <style:font-face style:name="Times New Roman3" svg:font-family="'Times New Roman'" style:font-adornments="Regular" style:font-family-generic="roman"/>
    <style:font-face style:name="Ubuntu" svg:font-family="Ubuntu" style:font-family-generic="swiss"/>
    <style:font-face style:name="DejaVu Sans Mono" svg:font-family="'DejaVu Sans Mono'" style:font-family-generic="modern" style:font-pitch="fixed"/>
    <style:font-face style:name="Lohit Hindi2" svg:font-family="'Lohit Hindi'" style:font-family-generic="modern" style:font-pitch="fixed"/>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imes New Roman4" svg:font-family="'Times New Roman'" style:font-family-generic="swiss" style:font-pitch="variable"/>
    <style:font-face style:name="Ubuntu1" svg:font-family="Ubuntu"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pt" fo:country="BR"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pt" fo:country="B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50%" style:page-number="auto"/>
      <style:text-properties style:font-name="Times New Roman1" fo:font-family="'Times New Roman'" style:font-style-name="Regular" style:font-family-generic="roman" style:font-pitch="variable"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Times New Roman1" fo:font-family="'Times New Roman'" style:font-style-name="Regular" style:font-family-generic="roman" style:font-pitch="variable" fo:font-size="12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212cm" style:contextual-spacing="false" fo:line-height="150%" fo:text-indent="1.27cm" style:auto-text-indent="true" style:page-number="auto"/>
      <style:text-properties style:font-name="Times New Roman1" fo:font-family="'Times New Roman'" style:font-style-name="Regular" style:font-family-generic="roman" style:font-pitch="variable"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Lohit Hindi2" style:font-family-complex="'Lohit Hindi'"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2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2pt" fo:font-style="italic" fo:font-weight="normal" style:font-size-asian="14pt" style:font-style-asian="italic"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ibliography_20_1" style:display-name="Bibliography 1" style:family="paragraph" style:parent-style-name="Index" style:class="index">
      <style:paragraph-properties fo:margin-left="1.27cm" fo:margin-right="0cm" fo:margin-top="0cm" fo:margin-bottom="0cm" style:contextual-spacing="false" style:line-height-at-least="0.847cm" fo:text-indent="-1.27cm" style:auto-text-indent="false">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P Gomide</meta:initial-creator>
    <meta:creation-date>2014-02-14T10:51:36.585050934</meta:creation-date>
    <dc:date>2014-07-29T16:56:23.191328335</dc:date>
    <meta:editing-duration>P1DT8H24M23S</meta:editing-duration>
    <meta:editing-cycles>68</meta:editing-cycles>
    <meta:generator>LibreOffice/4.2.4.2$Linux_X86_64 LibreOffice_project/420m0$Build-2</meta:generator>
    <meta:document-statistic meta:table-count="3" meta:image-count="0" meta:object-count="0" meta:page-count="10" meta:paragraph-count="182" meta:word-count="2976" meta:character-count="18937" meta:non-whitespace-character-count="16110"/>
    <meta:user-defined meta:name="ZOTERO_PREF_1">&lt;data data-version="3" zotero-version="4.0.21.5"&gt;&lt;session id="wsVhHghi"/&gt;&lt;style id="http://www.zotero.org/styles/apa" hasBibliography="1" bibliographyStyleHasBeenSet="1"/&gt;&lt;prefs&gt;&lt;pref name="fieldType" value="ReferenceMark"/&gt;&lt;pref name="storeReferences" va</meta:user-defined>
    <meta:user-defined meta:name="ZOTERO_PREF_2">lue="true"/&gt;&lt;pref name="automaticJournalAbbreviations" value="true"/&gt;&lt;pref name="noteType" value="0"/&gt;&lt;/prefs&gt;&lt;/data&gt;</meta:user-defined>
  </office:meta>
</office:document-meta>
</file>